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b4b4" officeooo:paragraph-rsid="001fb4b4"/>
    </style:style>
    <style:style style:name="P2" style:family="paragraph" style:parent-style-name="Standard">
      <style:paragraph-properties fo:text-align="center" style:justify-single-word="false"/>
      <style:text-properties fo:font-size="18pt" officeooo:rsid="001fb4b4" officeooo:paragraph-rsid="001fb4b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fb4b4" officeooo:paragraph-rsid="002b4d0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fb4b4" officeooo:paragraph-rsid="002c2d8f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fb4b4" officeooo:paragraph-rsid="001fb4b4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1fb4b4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2b4d06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2c2d8f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2bf86" officeooo:paragraph-rsid="0022bf86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2bf86" officeooo:paragraph-rsid="002b4d06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2bf86" officeooo:paragraph-rsid="0022bf86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47578" officeooo:paragraph-rsid="00247578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47578" officeooo:paragraph-rsid="00247578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60ceb" officeooo:paragraph-rsid="00260ceb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60ceb" officeooo:paragraph-rsid="00260ceb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6391d" officeooo:paragraph-rsid="0026391d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6391d" officeooo:paragraph-rsid="0026391d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7970d" officeooo:paragraph-rsid="0027970d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970d" officeooo:paragraph-rsid="0027970d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a4107" officeooo:paragraph-rsid="002a4107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2b4d06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2c2d8f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none" officeooo:rsid="002b4d06" officeooo:paragraph-rsid="002b4d06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style:text-underline-style="none" officeooo:rsid="002b4d06" officeooo:paragraph-rsid="002c2d8f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8pt" officeooo:rsid="0020ce85" officeooo:paragraph-rsid="0020ce85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20ce85" officeooo:paragraph-rsid="0020ce85" style:font-size-asian="15.75pt" style:font-size-complex="18pt"/>
    </style:style>
    <style:style style:name="P27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1fb4b4" officeooo:paragraph-rsid="001fb4b4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b4b4" officeooo:paragraph-rsid="001fb4b4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officeooo:rsid="001fb4b4" officeooo:paragraph-rsid="001fb4b4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style:text-underline-style="none" officeooo:rsid="001fb4b4" officeooo:paragraph-rsid="001fb4b4" style:font-size-asian="12.25pt" style:font-size-complex="14pt"/>
    </style:style>
    <style:style style:name="P31" style:family="paragraph" style:parent-style-name="Standard">
      <style:paragraph-properties fo:text-align="end" style:justify-single-word="false"/>
      <style:text-properties fo:font-size="14pt" style:text-underline-style="none" officeooo:rsid="001fb4b4" officeooo:paragraph-rsid="001fb4b4" style:font-size-asian="12.25pt" style:font-size-complex="14pt"/>
    </style:style>
    <style:style style:name="P32" style:family="paragraph" style:parent-style-name="Standard">
      <style:paragraph-properties fo:text-align="end" style:justify-single-word="false"/>
      <style:text-properties fo:font-size="14pt" style:text-underline-style="none" officeooo:rsid="001fb4b4" officeooo:paragraph-rsid="002b4d06" style:font-size-asian="12.25pt" style:font-size-complex="14pt"/>
    </style:style>
    <style:style style:name="P33" style:family="paragraph" style:parent-style-name="Standard">
      <style:paragraph-properties fo:text-align="end" style:justify-single-word="false"/>
      <style:text-properties fo:font-size="14pt" style:text-underline-style="none" officeooo:rsid="001fb4b4" officeooo:paragraph-rsid="002c2d8f" style:font-size-asian="12.25pt" style:font-size-complex="14pt"/>
    </style:style>
    <style:style style:name="P34" style:family="paragraph" style:parent-style-name="Standard">
      <style:paragraph-properties fo:text-align="end" style:justify-single-word="false"/>
      <style:text-properties fo:font-size="14pt" style:text-underline-style="none" officeooo:rsid="002b4d06" officeooo:paragraph-rsid="002b4d06" style:font-size-asian="12.25pt" style:font-size-complex="14pt"/>
    </style:style>
    <style:style style:name="P35" style:family="paragraph" style:parent-style-name="Standard">
      <style:paragraph-properties fo:text-align="end" style:justify-single-word="false"/>
      <style:text-properties fo:font-size="14pt" style:text-underline-style="none" officeooo:rsid="002b4d06" officeooo:paragraph-rsid="002c2d8f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officeooo:rsid="001fb4b4" officeooo:paragraph-rsid="001fb4b4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fo:font-size="14pt" style:text-underline-style="none" officeooo:rsid="001fb4b4" officeooo:paragraph-rsid="001fb4b4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style:text-underline-style="none" officeooo:rsid="00202e52" officeooo:paragraph-rsid="00202e52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officeooo:rsid="00207479" officeooo:paragraph-rsid="00207479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officeooo:rsid="0020ce85" officeooo:paragraph-rsid="0020ce85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ce85" officeooo:paragraph-rsid="0020ce8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970d" officeooo:paragraph-rsid="0027970d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ce85" officeooo:paragraph-rsid="0020ce8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0ce85" officeooo:paragraph-rsid="0020ce85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bf86" officeooo:paragraph-rsid="0022bf86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2bf86" officeooo:paragraph-rsid="0022bf8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bf86" officeooo:paragraph-rsid="0022bf86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7578" officeooo:paragraph-rsid="00247578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47578" officeooo:paragraph-rsid="00247578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60ceb" officeooo:paragraph-rsid="00260ce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0ceb" officeooo:paragraph-rsid="00260ce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6391d" officeooo:paragraph-rsid="0026391d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7970d" officeooo:paragraph-rsid="0027970d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970d" officeooo:paragraph-rsid="0027970d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8e6d" officeooo:paragraph-rsid="00288e6d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88e6d" officeooo:paragraph-rsid="00288e6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4107" officeooo:paragraph-rsid="002a4107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a4107" officeooo:paragraph-rsid="002a4107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fb4b4" officeooo:paragraph-rsid="001fb4b4" style:font-size-asian="12.25pt" style:font-size-complex="14pt"/>
    </style:style>
    <style:style style:name="P60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2b4d06" officeooo:paragraph-rsid="002b4d06" style:font-size-asian="12.25pt" style:font-size-complex="14pt"/>
    </style:style>
    <style:style style:name="P61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2b4d06" officeooo:paragraph-rsid="002c2d8f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2bf86" officeooo:paragraph-rsid="0022bf86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2bf86" officeooo:paragraph-rsid="0022bf86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60ceb" officeooo:paragraph-rsid="00260ceb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60ceb" officeooo:paragraph-rsid="00260ceb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7970d" officeooo:paragraph-rsid="0027970d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1fb4b4" officeooo:paragraph-rsid="001fb4b4" style:font-size-asian="14pt" style:font-size-complex="14pt"/>
    </style:style>
    <style:style style:name="P68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2b4d06" officeooo:paragraph-rsid="002b4d06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20ce85" officeooo:paragraph-rsid="0022bf86" style:font-size-asian="14pt" style:font-size-complex="14pt"/>
    </style:style>
    <style:style style:name="P70" style:family="paragraph" style:parent-style-name="Standard">
      <style:paragraph-properties fo:text-align="end" style:justify-single-word="false"/>
      <style:text-properties fo:font-size="14pt" officeooo:rsid="001fb4b4" officeooo:paragraph-rsid="001fb4b4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fo:font-weight="bold" officeooo:rsid="0022bf86" officeooo:paragraph-rsid="0022bf86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4pt" fo:font-weight="normal" officeooo:rsid="0022bf86" officeooo:paragraph-rsid="0022bf86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14pt" fo:font-weight="normal" officeooo:rsid="0022bf86" officeooo:paragraph-rsid="0022bf86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02e52" officeooo:paragraph-rsid="00202e52" style:font-name-asian="Liberation Serif1" style:font-size-asian="14pt" style:font-name-complex="Liberation Serif1" style:font-size-complex="14pt"/>
    </style:style>
    <style:style style:name="P75" style:family="paragraph" style:parent-style-name="Standard">
      <style:paragraph-properties fo:text-align="center" style:justify-single-word="false"/>
      <style:text-properties style:font-name="Liberation Serif1" fo:font-size="14pt" style:text-underline-style="none" officeooo:rsid="00202e52" officeooo:paragraph-rsid="00202e52" style:font-name-asian="Liberation Serif1" style:font-size-asian="14pt" style:font-name-complex="Liberation Serif1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07479" officeooo:paragraph-rsid="00207479" style:font-name-asian="Liberation Serif1" style:font-size-asian="14pt" style:font-name-complex="Liberation Serif1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Liberation Serif1" fo:font-size="14pt" style:text-underline-style="none" officeooo:rsid="00207479" officeooo:paragraph-rsid="00207479" style:font-name-asian="Liberation Serif1" style:font-size-asian="14pt" style:font-name-complex="Liberation Serif1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07479" officeooo:paragraph-rsid="00207479" style:font-name-asian="Liberation Serif1" style:font-size-asian="14pt" style:font-weight-asian="bold" style:font-name-complex="Liberation Serif1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0ce85" officeooo:paragraph-rsid="0020ce85" style:font-name-asian="Liberation Serif1" style:font-size-asian="14pt" style:font-weight-asian="bold" style:font-name-complex="Liberation Serif1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2bf86" officeooo:paragraph-rsid="0022bf86" style:font-name-asian="Liberation Serif1" style:font-size-asian="12.25pt" style:font-weight-asian="bold" style:font-name-complex="Liberation Serif1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47578" officeooo:paragraph-rsid="00247578" style:font-name-asian="Liberation Serif1" style:font-size-asian="12.25pt" style:font-weight-asian="bold" style:font-name-complex="Liberation Serif1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60ceb" officeooo:paragraph-rsid="00260ceb" style:font-name-asian="Liberation Serif1" style:font-size-asian="12.25pt" style:font-weight-asian="bold" style:font-name-complex="Liberation Serif1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6391d" officeooo:paragraph-rsid="0026391d" style:font-name-asian="Liberation Serif1" style:font-size-asian="12.25pt" style:font-weight-asian="bold" style:font-name-complex="Liberation Serif1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7970d" officeooo:paragraph-rsid="0027970d" style:font-name-asian="Liberation Serif1" style:font-size-asian="12.25pt" style:font-weight-asian="bold" style:font-name-complex="Liberation Serif1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bold" officeooo:rsid="00288e6d" officeooo:paragraph-rsid="00288e6d" style:font-name-asian="Liberation Serif1" style:font-size-asian="12.25pt" style:font-weight-asian="bold" style:font-name-complex="Liberation Serif1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0ce85" officeooo:paragraph-rsid="0020ce85" style:font-name-asian="Liberation Serif1" style:font-size-asian="14pt" style:font-weight-asian="normal" style:font-name-complex="Liberation Serif1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2bf86" officeooo:paragraph-rsid="0022bf86" style:font-name-asian="Liberation Serif1" style:font-size-asian="12.25pt" style:font-weight-asian="normal" style:font-name-complex="Liberation Serif1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47578" officeooo:paragraph-rsid="00247578" style:font-name-asian="Liberation Serif1" style:font-size-asian="12.25pt" style:font-weight-asian="normal" style:font-name-complex="Liberation Serif1" style:font-size-complex="14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normal" officeooo:rsid="00247578" officeooo:paragraph-rsid="00247578" style:font-name-asian="Liberation Serif1" style:font-size-asian="12.25pt" style:font-weight-asian="normal" style:font-name-complex="Liberation Serif1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60ceb" officeooo:paragraph-rsid="00260ceb" style:font-name-asian="Liberation Serif1" style:font-size-asian="12.25pt" style:font-weight-asian="normal" style:font-name-complex="Liberation Serif1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6391d" officeooo:paragraph-rsid="0026391d" style:font-name-asian="Liberation Serif1" style:font-size-asian="12.25pt" style:font-weight-asian="normal" style:font-name-complex="Liberation Serif1" style:font-size-complex="14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normal" officeooo:rsid="0026391d" officeooo:paragraph-rsid="0026391d" style:font-name-asian="Liberation Serif1" style:font-size-asian="12.25pt" style:font-weight-asian="normal" style:font-name-complex="Liberation Serif1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7970d" officeooo:paragraph-rsid="0027970d" style:font-name-asian="Liberation Serif1" style:font-size-asian="12.25pt" style:font-weight-asian="normal" style:font-name-complex="Liberation Serif1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288e6d" officeooo:paragraph-rsid="00288e6d" style:font-name-asian="Liberation Serif1" style:font-size-asian="12.25pt" style:font-weight-asian="normal" style:font-name-complex="Liberation Serif1" style:font-size-complex="14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normal" officeooo:rsid="00288e6d" officeooo:paragraph-rsid="00288e6d" style:font-name-asian="Liberation Serif1" style:font-size-asian="12.25pt" style:font-weight-asian="normal" style:font-name-complex="Liberation Serif1" style:font-size-complex="14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normal" officeooo:rsid="002a4107" officeooo:paragraph-rsid="00288e6d" style:font-name-asian="Liberation Serif1" style:font-size-asian="12.25pt" style:font-weight-asian="normal" style:font-name-complex="Liberation Serif1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1" fo:font-size="14pt" officeooo:rsid="0020ce85" officeooo:paragraph-rsid="0020ce85" style:font-name-asian="Liberation Serif1" style:font-size-asian="14pt" style:font-name-complex="Liberation Serif1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Liberation Serif1" fo:font-size="14pt" officeooo:rsid="0022bf86" officeooo:paragraph-rsid="0022bf86" style:font-name-asian="Liberation Serif1" style:font-size-asian="14pt" style:font-name-complex="Liberation Serif1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22bf86" officeooo:paragraph-rsid="0022bf86" style:font-name-asian="Liberation Serif1" style:font-size-asian="14pt" style:font-weight-asian="bold" style:font-name-complex="Liberation Serif1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22bf86" officeooo:paragraph-rsid="0022bf86" style:font-name-asian="Liberation Serif1" style:font-size-asian="14pt" style:font-weight-asian="normal" style:font-name-complex="Liberation Serif1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Liberation Serif1" fo:font-size="14pt" style:text-underline-style="solid" style:text-underline-width="auto" style:text-underline-color="font-color" fo:font-weight="normal" officeooo:rsid="00247578" officeooo:paragraph-rsid="00247578" style:font-name-asian="Liberation Serif1" style:font-size-asian="12.25pt" style:font-weight-asian="normal" style:font-name-complex="Liberation Serif1" style:font-size-complex="14pt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Liberation Serif1" fo:font-size="14pt" style:text-underline-style="solid" style:text-underline-width="auto" style:text-underline-color="font-color" fo:font-weight="normal" officeooo:rsid="0026391d" officeooo:paragraph-rsid="0026391d" style:font-name-asian="Liberation Serif1" style:font-size-asian="12.25pt" style:font-weight-asian="normal" style:font-name-complex="Liberation Serif1" style:font-size-complex="14pt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4pt" style:text-underline-style="solid" style:text-underline-width="auto" style:text-underline-color="font-color" fo:font-weight="normal" officeooo:rsid="00288e6d" officeooo:paragraph-rsid="00288e6d" style:font-name-asian="Liberation Serif1" style:font-size-asian="12.25pt" style:font-weight-asian="normal" style:font-name-complex="Liberation Serif1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4pt" style:text-underline-style="solid" style:text-underline-width="auto" style:text-underline-color="font-color" fo:font-weight="normal" officeooo:rsid="00288e6d" officeooo:paragraph-rsid="00288e6d" style:font-name-asian="Liberation Serif1" style:font-size-asian="12.25pt" style:font-weight-asian="normal" style:font-name-complex="Liberation Serif1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2bf86" officeooo:paragraph-rsid="0022bf86" style:font-name-asian="Noto Sans CJK SC Regular" style:font-size-asian="12.25pt" style:font-weight-asian="normal" style:font-name-complex="FreeSans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47578" officeooo:paragraph-rsid="00247578" style:font-name-asian="Noto Sans CJK SC Regular" style:font-size-asian="12.25pt" style:font-weight-asian="normal" style:font-name-complex="FreeSans" style:font-size-complex="14pt" style:font-weight-complex="normal"/>
    </style:style>
    <style:style style:name="P107" style:family="paragraph" style:parent-style-name="Standard">
      <style:paragraph-properties fo:text-align="center" style:justify-single-word="false"/>
      <style:text-properties fo:font-size="12pt" style:text-underline-style="none" officeooo:rsid="002b4d06" officeooo:paragraph-rsid="002b4d06" style:font-size-asian="10.5pt" style:font-size-complex="12pt"/>
    </style:style>
    <style:style style:name="P108" style:family="paragraph" style:parent-style-name="Standard">
      <style:paragraph-properties fo:text-align="center" style:justify-single-word="false"/>
      <style:text-properties fo:font-size="12pt" style:text-underline-style="none" officeooo:rsid="002b4d06" officeooo:paragraph-rsid="002c2d8f" style:font-size-asian="10.5pt" style:font-size-complex="12pt"/>
    </style:style>
    <style:style style:name="P10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b4d06" officeooo:paragraph-rsid="002b4d0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b4d06" officeooo:paragraph-rsid="002c2d8f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end" style:justify-single-word="false"/>
      <style:text-properties fo:font-size="14pt" style:text-underline-style="none" officeooo:rsid="002b4d06" officeooo:paragraph-rsid="002b4d06" style:font-size-asian="12.25pt" style:font-size-complex="14pt"/>
    </style:style>
    <style:style style:name="P112" style:family="paragraph" style:parent-style-name="Standard">
      <style:paragraph-properties fo:text-align="end" style:justify-single-word="false"/>
      <style:text-properties fo:font-size="14pt" style:text-underline-style="none" officeooo:rsid="002b4d06" officeooo:paragraph-rsid="002c2d8f" style:font-size-asian="12.25pt" style:font-size-complex="14pt"/>
    </style:style>
    <style:style style:name="P113" style:family="paragraph" style:parent-style-name="Standard">
      <style:paragraph-properties fo:text-align="end" style:justify-single-word="false"/>
      <style:text-properties fo:font-size="14pt" style:text-underline-style="none" officeooo:rsid="002b4d06" officeooo:paragraph-rsid="002e5c53" style:font-size-asian="12.25pt" style:font-size-complex="14pt"/>
    </style:style>
    <style:style style:name="P114" style:family="paragraph" style:parent-style-name="Standard">
      <style:paragraph-properties fo:text-align="end" style:justify-single-word="false"/>
      <style:text-properties fo:font-size="14pt" style:text-underline-style="none" officeooo:rsid="001fb4b4" officeooo:paragraph-rsid="002e5c53" style:font-size-asian="12.25pt" style:font-size-complex="14pt"/>
    </style:style>
    <style:style style:name="P11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7970d" officeooo:paragraph-rsid="0027970d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970d" officeooo:paragraph-rsid="0027970d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5c53" officeooo:paragraph-rsid="002e5c53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5c53" officeooo:paragraph-rsid="002ec8b4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e5c53" officeooo:paragraph-rsid="002ec8b4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e5c53" officeooo:paragraph-rsid="002e5c53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c8b4" officeooo:paragraph-rsid="002ec8b4" style:font-size-asian="12.25pt" style:font-weight-asian="normal" style:font-size-complex="14pt" style:font-weight-complex="normal"/>
    </style:style>
    <style:style style:name="P12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ec8b4" officeooo:paragraph-rsid="002ec8b4" style:font-size-asian="12.25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4107" officeooo:paragraph-rsid="002a4107" style:font-size-asian="12.25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4pt" style:text-underline-style="none" fo:font-weight="bold" officeooo:rsid="002ec8b4" officeooo:paragraph-rsid="002ec8b4" style:font-size-asian="12.25pt" style:font-weight-asian="bold" style:font-size-complex="14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fb4b4" officeooo:paragraph-rsid="001fb4b4" style:font-size-asian="12.25pt" style:font-size-complex="14pt"/>
    </style:style>
    <style:style style:name="P12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e5c53" officeooo:paragraph-rsid="002e5c53" style:font-size-asian="12.25pt" style:font-size-complex="14pt"/>
    </style:style>
    <style:style style:name="P127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2b4d06" officeooo:paragraph-rsid="002e5c53" style:font-size-asian="12.25pt" style:font-size-complex="14pt"/>
    </style:style>
    <style:style style:name="P1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2ec8b4" officeooo:paragraph-rsid="002ec8b4" style:font-size-asian="12.25pt" style:font-weight-asian="normal" style:font-size-complex="14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style:font-name="Liberation Serif1" fo:font-size="14pt" style:text-underline-style="none" officeooo:rsid="00207479" officeooo:paragraph-rsid="00207479" style:font-name-asian="Liberation Serif1" style:font-size-asian="14pt" style:font-name-complex="Liberation Serif1" style:font-size-complex="14pt"/>
    </style:style>
    <style:style style:name="P13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b4d06" officeooo:paragraph-rsid="002b4d06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b4d06" officeooo:paragraph-rsid="002e5c5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size="12pt" style:text-underline-style="none" officeooo:rsid="002b4d06" officeooo:paragraph-rsid="002e5c53" style:font-size-asian="10.5pt" style:font-size-complex="12pt"/>
    </style:style>
    <style:style style:name="P13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a4107" officeooo:paragraph-rsid="002a4107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e5c53" officeooo:paragraph-rsid="002e5c53" style:font-size-asian="18pt" style:font-weight-asian="normal" style:font-size-complex="18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e5c53" officeooo:paragraph-rsid="002e5c53" style:font-size-asian="18pt" style:font-weight-asian="normal" style:font-size-complex="18pt" style:font-weight-complex="normal"/>
    </style:style>
    <style:style style:name="P136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2e5c53" style:font-size-asian="18pt" style:font-size-complex="18pt"/>
    </style:style>
    <style:style style:name="P137" style:family="paragraph" style:parent-style-name="Standard">
      <style:paragraph-properties fo:text-align="center" style:justify-single-word="false"/>
      <style:text-properties fo:font-size="18pt" style:text-underline-style="none" officeooo:rsid="002b4d06" officeooo:paragraph-rsid="002e5c53" style:font-size-asian="18pt" style:font-size-complex="18pt"/>
    </style:style>
    <style:style style:name="P138" style:family="paragraph" style:parent-style-name="Standard">
      <style:paragraph-properties fo:text-align="center" style:justify-single-word="false"/>
      <style:text-properties fo:font-size="18pt" style:text-underline-style="none" officeooo:rsid="001fb4b4" officeooo:paragraph-rsid="002e5c53" style:font-size-asian="15.75pt" style:font-size-complex="18pt"/>
    </style:style>
    <style:style style:name="P139" style:family="paragraph" style:parent-style-name="Standard">
      <style:paragraph-properties fo:text-align="center" style:justify-single-word="false"/>
      <style:text-properties fo:font-size="18pt" officeooo:rsid="001fb4b4" officeooo:paragraph-rsid="002e5c53" style:font-size-asian="18pt" style:font-size-complex="18pt"/>
    </style:style>
    <style:style style:name="P14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f6914" officeooo:paragraph-rsid="002f6914" style:font-size-asian="8.75pt" style:font-weight-asian="normal" style:font-size-complex="10pt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202e52" style:font-name-asian="Liberation Serif1" style:font-name-complex="Liberation Serif1"/>
    </style:style>
    <style:style style:name="T3" style:family="text">
      <style:text-properties style:font-name="Liberation Serif1" officeooo:rsid="0020ce85" style:font-name-asian="Liberation Serif1" style:font-name-complex="Liberation Serif1"/>
    </style:style>
    <style:style style:name="T4" style:family="text">
      <style:text-properties style:font-name="Liberation Serif1" officeooo:rsid="0022bf86" style:font-name-asian="Liberation Serif1" style:font-name-complex="Liberation Serif1"/>
    </style:style>
    <style:style style:name="T5" style:family="text">
      <style:text-properties style:font-name="Liberation Serif" style:font-name-asian="Noto Sans CJK SC Regular" style:font-name-complex="FreeSans"/>
    </style:style>
    <style:style style:name="T6" style:family="text">
      <style:text-properties officeooo:rsid="00288e6d"/>
    </style:style>
    <style:style style:name="T7" style:family="text">
      <style:text-properties officeooo:rsid="002a4107"/>
    </style:style>
    <style:style style:name="T8" style:family="text">
      <style:text-properties officeooo:rsid="002c2d8f"/>
    </style:style>
    <style:style style:name="T9" style:family="text">
      <style:text-properties officeooo:rsid="002c7df3"/>
    </style:style>
    <style:style style:name="T10" style:family="text">
      <style:text-properties officeooo:rsid="002e5c53"/>
    </style:style>
    <style:style style:name="T11" style:family="text">
      <style:text-properties style:font-name="Liberation Serif1" style:font-name-asian="Liberation Serif1" style:font-name-complex="Liberation Serif1"/>
    </style:style>
    <style:style style:name="T12" style:family="text">
      <style:text-properties style:font-name="Liberation Serif1" officeooo:rsid="002ec8b4" style:font-name-asian="Liberation Serif1" style:font-name-complex="Liberation Serif1"/>
    </style:style>
    <style:style style:name="T13" style:family="text">
      <style:text-properties style:font-name="Liberation Serif1" fo:font-weight="bold" officeooo:rsid="002ec8b4" style:font-name-asian="Liberation Serif1" style:font-weight-asian="bold" style:font-name-complex="Liberation Serif1" style:font-weight-complex="bold"/>
    </style:style>
    <style:style style:name="T14" style:family="text">
      <style:text-properties style:font-name="Liberation Serif1" fo:font-size="14pt" style:font-name-asian="Liberation Serif1" style:font-size-asian="12.25pt" style:font-name-complex="Liberation Serif1" style:font-size-complex="14pt"/>
    </style:style>
    <style:style style:name="T15" style:family="text">
      <style:text-properties officeooo:rsid="002f69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СЧЕТ ПО ЛАБОРАТОРНЫМ РАБОТАМ </text:p>
      <text:p text:style-name="P2">ПО КУРСУ</text:p>
      <text:p text:style-name="P2">ОЪЕКТНО-ОРИЕТИРОВАННОЕ ПРОГРАММИРОВА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0">Студент группы:</text:p>
      <text:p text:style-name="P67"><text:s/>80-206Б-17 Лобанов Олег</text:p>
      <text:p text:style-name="P37">Преподаватель:</text:p>
      <text:p text:style-name="P67">Поповкин А. В.</text:p>
      <text:p text:style-name="P67"/>
      <text:p text:style-name="P68">Подпись преподавателя: <text:s text:c="24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Москва</text:p>
      <text:p text:style-name="P28">2018</text:p>
      <text:p text:style-name="P5"><text:soft-page-break/>Оглавление:</text:p>
      <text:p text:style-name="P5"/>
      <text:p text:style-name="P5"/>
      <text:p text:style-name="P29"/>
      <text:p text:style-name="P59">Лабораторная работа №1 <text:s text:c="91"/><text:span text:style-name="T9">4</text:span></text:p>
      <text:p text:style-name="P59"/>
      <text:p text:style-name="P59"/>
      <text:p text:style-name="P59">Лабораторная работа №2 <text:s text:c="89"/><text:span text:style-name="T7">14</text:span></text:p>
      <text:p text:style-name="P59"/>
      <text:p text:style-name="P59"/>
      <text:p text:style-name="P59">Лабораторная работа №3 <text:s text:c="89"/><text:span text:style-name="T9">21</text:span></text:p>
      <text:p text:style-name="P59"/>
      <text:p text:style-name="P59"/>
      <text:p text:style-name="P59">Лабораторная работа №4 <text:s text:c="89"/><text:span text:style-name="T9">30</text:span> </text:p>
      <text:p text:style-name="P59"/>
      <text:p text:style-name="P59"/>
      <text:p text:style-name="P59">Лабораторная работа №5 <text:s text:c="89"/><text:span text:style-name="T9">36</text:span></text:p>
      <text:p text:style-name="P59"/>
      <text:p text:style-name="P59"/>
      <text:p text:style-name="P59">Лабораторная работа №6 <text:s text:c="89"/><text:span text:style-name="T9">41</text:span></text:p>
      <text:p text:style-name="P59"/>
      <text:p text:style-name="P59"/>
      <text:p text:style-name="P59">Лабораторная работа №7 <text:s text:c="89"/><text:span text:style-name="T9">50</text:span></text:p>
      <text:p text:style-name="P59"/>
      <text:p text:style-name="P59"/>
      <text:p text:style-name="P59">Лабораторная работа №8 <text:s text:c="89"/><text:span text:style-name="T9">64</text:span></text:p>
      <text:p text:style-name="P59"/>
      <text:p text:style-name="P59"/>
      <text:p text:style-name="P126">Лабораторная работа №9 <text:s text:c="89"/><text:span text:style-name="T15">75</text:span></text:p>
      <text:p text:style-name="P59"/>
      <text:p text:style-name="P59"/>
      <text:p text:style-name="P59">Выводы по <text:s/>курсу <text:s text:c="102"/><text:span text:style-name="T15">84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0"><text:page-number text:select-page="current">2</text:page-number></text:p>
      <text:p text:style-name="P59"><text:soft-page-break/></text:p>
      <text:p text:style-name="P29"/>
      <text:p text:style-name="P29"/>
      <text:p text:style-name="P3"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1</text:p>
      <text:p text:style-name="P23">по дисциплине Объектно-Ориентированное Программирование</text:p>
      <text:p text:style-name="P6"/>
      <text:p text:style-name="P6"/>
      <text:p text:style-name="P6"/>
      <text:p text:style-name="P31"/>
      <text:p text:style-name="P6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6"/>
      <text:p text:style-name="P6"/>
      <text:p text:style-name="P6"/>
      <text:p text:style-name="P6"/>
      <text:p text:style-name="P6"/>
      <text:p text:style-name="P6"/>
      <text:p text:style-name="P107">Москва</text:p>
      <text:p text:style-name="P107">2018</text:p>
      <text:p text:style-name="P6"/>
      <text:p text:style-name="P6"><text:soft-page-break/>Лабораторная работа №1</text:p>
      <text:p text:style-name="P6"/>
      <text:p text:style-name="P5">Цель работы:</text:p>
      <text:p text:style-name="P5"/>
      <text:p text:style-name="P36"><text:span text:style-name="T1">● </text:span><text:span text:style-name="T2">Программирование классов на языке С++.</text:span></text:p>
      <text:p text:style-name="P74">● Управление памятью в языке С++.</text:p>
      <text:p text:style-name="P74">● <text:s/>Изучение базовых понятий ООП.</text:p>
      <text:p text:style-name="P74">● <text:s/>Знакомство с классами в С++.</text:p>
      <text:p text:style-name="P74">● <text:s/>Знакомство с перегрузкой операторов.</text:p>
      <text:p text:style-name="P74"/>
      <text:p text:style-name="P74">Вариант Задания (№4):</text:p>
      <text:p text:style-name="P74"/>
      <text:p text:style-name="P74">● <text:s/>Фигура №1 — ромб.</text:p>
      <text:p text:style-name="P74">● <text:s/>Фигур №2 — трапеция.</text:p>
      <text:p text:style-name="P74">● <text:s/>Фигура №3 — пятиугольник.</text:p>
      <text:p text:style-name="P74"/>
      <text:p text:style-name="P74"/>
      <text:p text:style-name="P74">ТЕОРЕТИЧЕСКАЯ ЧАСТЬ:</text:p>
      <text:p text:style-name="P74"/>
      <text:p text:style-name="P74">Классы в С++ — это абстракция описывающая методы, свойства, ещё не существующих объектов.</text:p>
      <text:p text:style-name="P74">Объекты — конкретное представление абстракции, имеющее свои свойства и методы.</text:p>
      <text:p text:style-name="P74">Созданные объекты на основе одного класса называются экземплярами этого класса. Эти объекты могут иметь различное поведение, свойства, но все равно будут являться объектами одного класса. В ООП существует три основных принципа построения классов:</text:p>
      <text:p text:style-name="P74">1. Инкапсуляция — это свойство, позволяющее объединить в классе и данные, и</text:p>
      <text:p text:style-name="P74">методы, работающие с ними и скрыть детали реализации от пользователя.</text:p>
      <text:p text:style-name="P74">2. Наследование — это свойство, позволяющее создать новый класс-потомок на</text:p>
      <text:p text:style-name="P74">основе уже существующего, при этом все характеристики класса родителя</text:p>
      <text:p text:style-name="P74">присваиваются классу-потомку.</text:p>
      <text:p text:style-name="P74">3. Полиморфизм — свойство классов, позволяющее использовать объекты классов с одинаковым интерфейсом без информации о типе и внутренней структуре объекта.</text:p>
      <text:p text:style-name="P74">Перегрузка операторов — один из способов реализации полиморфизма, заключающийся в возможности одновременного существования в одной области видимости нескольких различных вариантов применения оператора, имеющих одно и то же имя, но различающихся типами параметров, к которым они применяются.</text:p>
      <text:p text:style-name="P74">Дружественная функция — это функция, которая не является членом класса, но имеет доступ к членам класса, объявленным в полях private или protected.</text:p>
      <text:p text:style-name="P38"><text:span text:style-name="T1">Частью стандартной библиотеки C++ является библиотека iostream – объектно-</text:span><text:span text:style-name="T1"><text:page-number text:select-page="current">4</text:page-number></text:span></text:p>
      <text:p text:style-name="P74"><text:soft-page-break/>ориентированная иерархия классов, где используется и множественное, и виртуальное наследование. В ней реализована поддержка для файлового ввода/вывода данных встроенных типов. Кроме того, разработчики классов могут расширять эту библиотеку для чтения и записи новых типов данных.</text:p>
      <text:p text:style-name="P74">Для использования библиотеки iostream в программе необходимо включить заголовочный файл</text:p>
      <text:p text:style-name="P74">#include &lt;iostream&gt;</text:p>
      <text:p text:style-name="P74">Операции ввода/вывода выполняются с помощью классов istream (потоковый ввод) и ostream (потоковый вывод). Третий класс, iostream, является производным от них и поддерживает двунаправленный ввод/вывод. Для удобства в библиотеке определены три стандартных объекта-потока:</text:p>
      <text:p text:style-name="P74">1. cin – объект класса istream, соответствующий стандартному вводу. В общем случае он позволяет читать данные с терминала пользователя;</text:p>
      <text:p text:style-name="P74">2. cout – объект класса ostream, соответствующий стандартному выводу. В общем случае он позволяет выводить данные на терминал пользователя;</text:p>
      <text:p text:style-name="P74">3. cerr – объект класса ostream, соответствующий стандартному выводу для ошибок.</text:p>
      <text:p text:style-name="P74">В этот поток мы направляем сообщения об ошибках программы.</text:p>
      <text:p text:style-name="P74">Вывод осуществляется, как правило, с помощью перегруженного оператора сдвига влево (&lt;&lt;), а ввод – с помощью оператора сдвига вправо (&gt;&gt;).</text:p>
      <text:p text:style-name="P74"/>
      <text:p text:style-name="P76">КОД ПРОГРАММЫ:</text:p>
      <text:p text:style-name="P76"/>
      <text:p text:style-name="P78">Main.cpp</text:p>
      <text:p text:style-name="P76">#include &lt;cstdlib&gt;</text:p>
      <text:p text:style-name="P76">#include "Trapeze.h"</text:p>
      <text:p text:style-name="P76">#include "Rhombus.h"</text:p>
      <text:p text:style-name="P76">#include "Pentagon.h"</text:p>
      <text:p text:style-name="P76"/>
      <text:p text:style-name="P76">void navigation();</text:p>
      <text:p text:style-name="P76"/>
      <text:p text:style-name="P76">int main() {</text:p>
      <text:p text:style-name="P76"><text:s text:c="4"/>int key = 6;</text:p>
      <text:p text:style-name="P76"><text:s text:c="4"/>Figure *ptr;</text:p>
      <text:p text:style-name="P76"/>
      <text:p text:style-name="P76"><text:s text:c="4"/>while (key != 4){</text:p>
      <text:p text:style-name="P76"/>
      <text:p text:style-name="P76"><text:s text:c="8"/>navigation();</text:p>
      <text:p text:style-name="P76"><text:s text:c="8"/>std::cin &gt;&gt; key;</text:p>
      <text:p text:style-name="P76"><text:s text:c="8"/>switch(key){</text:p>
      <text:p text:style-name="P76"><text:s text:c="12"/>case 1:</text:p>
      <text:p text:style-name="P76"><text:s text:c="16"/>std::cout &lt;&lt; "Print side of Trapeze" &lt;&lt; std::endl;</text:p>
      <text:p text:style-name="P76"><text:s text:c="16"/>ptr = new Trapeze(std::cin);</text:p>
      <text:list xml:id="list6609720975689573938" text:style-name="L1">
        <text:list-item>
          <text:p text:style-name="P129">std::cout &lt;&lt; "Trapeze" &lt;&lt; std::endl;</text:p>
        </text:list-item>
      </text:list>
      <text:p text:style-name="P77"><text:page-number text:select-page="current">5</text:page-number></text:p>
      <text:p text:style-name="P76"><text:soft-page-break/></text:p>
      <text:p text:style-name="P76"><text:s text:c="16"/>break;</text:p>
      <text:p text:style-name="P76"><text:s text:c="12"/>case 2:</text:p>
      <text:p text:style-name="P76"><text:s text:c="16"/>std::cout &lt;&lt; "Print side of Rhombus" &lt;&lt; std::endl;</text:p>
      <text:p text:style-name="P76"><text:s text:c="16"/>ptr = new Rhombus(std::cin);</text:p>
      <text:p text:style-name="P76"><text:s text:c="16"/>std::cout &lt;&lt; "Rhombus" &lt;&lt; std::endl;</text:p>
      <text:p text:style-name="P76"/>
      <text:p text:style-name="P76"><text:s text:c="16"/>break;</text:p>
      <text:p text:style-name="P76"><text:s text:c="12"/>case 3:</text:p>
      <text:p text:style-name="P76"><text:s text:c="16"/>std::cout &lt;&lt; "Print side of Pentagon" &lt;&lt; std::endl;</text:p>
      <text:p text:style-name="P76"><text:s text:c="16"/>ptr = new Pentagon(std::cin);</text:p>
      <text:p text:style-name="P76"><text:s text:c="16"/>std::cout &lt;&lt; "Pentagon" &lt;&lt; std::endl;</text:p>
      <text:p text:style-name="P76"/>
      <text:p text:style-name="P76"><text:s text:c="16"/>break;</text:p>
      <text:p text:style-name="P76"><text:s text:c="12"/>case 4:</text:p>
      <text:p text:style-name="P76"><text:s text:c="16"/>std::cout &lt;&lt; "Exit" &lt;&lt; std::endl;</text:p>
      <text:p text:style-name="P76"><text:s text:c="16"/>break;</text:p>
      <text:p text:style-name="P76"/>
      <text:p text:style-name="P76"><text:s text:c="16"/>default :</text:p>
      <text:p text:style-name="P76"><text:s text:c="20"/>if(key != 4) std::cout &lt;&lt; "WTF?" &lt;&lt; std::endl;</text:p>
      <text:p text:style-name="P76"><text:s text:c="8"/>}</text:p>
      <text:p text:style-name="P76"><text:s text:c="8"/>if(key != 4){</text:p>
      <text:p text:style-name="P76"><text:s text:c="12"/>ptr-&gt;Print();</text:p>
      <text:p text:style-name="P76"><text:s text:c="12"/>std::cout &lt;&lt; "Square:" &lt;&lt; ptr-&gt;Square() &lt;&lt; std::endl;</text:p>
      <text:p text:style-name="P76"><text:s text:c="12"/>delete ptr;</text:p>
      <text:p text:style-name="P76"><text:s text:c="8"/>}</text:p>
      <text:p text:style-name="P76"><text:s text:c="4"/>}</text:p>
      <text:p text:style-name="P76"><text:s text:c="4"/>return 0;</text:p>
      <text:p text:style-name="P76">}</text:p>
      <text:p text:style-name="P76">void navigation(){</text:p>
      <text:p text:style-name="P76"><text:s text:c="4"/>printf("1) Create Trapeze\n");</text:p>
      <text:p text:style-name="P76"><text:s text:c="4"/>printf("2) Create Rhombus\n");</text:p>
      <text:p text:style-name="P76"><text:s text:c="4"/>printf("3) Create Pentagon\n");</text:p>
      <text:p text:style-name="P76"><text:s text:c="4"/>printf("4) Exit\n");</text:p>
      <text:p text:style-name="P76">}</text:p>
      <text:p text:style-name="P76"/>
      <text:p text:style-name="P78">Figure.h</text:p>
      <text:p text:style-name="P76"/>
      <text:p text:style-name="P76">#ifndef FIGURE_H</text:p>
      <text:p text:style-name="P76">#define<text:tab/>FIGURE_H</text:p>
      <text:p text:style-name="P76"/>
      <text:p text:style-name="P76">class Figure {</text:p>
      <text:p text:style-name="P76">public:</text:p>
      <text:p text:style-name="P76"><text:s text:c="4"/>virtual double Square() = 0;</text:p>
      <text:p text:style-name="P77"><text:page-number text:select-page="current">6</text:page-number></text:p>
      <text:p text:style-name="P76"><text:soft-page-break/><text:s text:c="4"/>virtual void <text:s text:c="2"/>Print() = 0;</text:p>
      <text:p text:style-name="P76"><text:s text:c="4"/>virtual ~Figure() {};</text:p>
      <text:p text:style-name="P76">};</text:p>
      <text:p text:style-name="P76"/>
      <text:p text:style-name="P39"><text:span text:style-name="T1">#endi</text:span><text:span text:style-name="T3">f</text:span></text:p>
      <text:p text:style-name="P40"/>
      <text:p text:style-name="P79">Rhombus.h</text:p>
      <text:p text:style-name="P86"/>
      <text:p text:style-name="P86">#ifndef RHOMBUS_H</text:p>
      <text:p text:style-name="P86">#define<text:tab/>RHOMBUS_H</text:p>
      <text:p text:style-name="P86">#include &lt;cstdlib&gt;</text:p>
      <text:p text:style-name="P86">#include &lt;iostream&gt;</text:p>
      <text:p text:style-name="P86">#include "Figure.h"</text:p>
      <text:p text:style-name="P86"/>
      <text:p text:style-name="P86">class Rhombus : public Figure{</text:p>
      <text:p text:style-name="P86">public:</text:p>
      <text:p text:style-name="P86"><text:s text:c="4"/>Rhombus();</text:p>
      <text:p text:style-name="P86"><text:s text:c="4"/>Rhombus(std::istream &amp;is);</text:p>
      <text:p text:style-name="P86"><text:s text:c="4"/>Rhombus(size_t i);</text:p>
      <text:p text:style-name="P86"><text:s text:c="4"/>Rhombus(const Rhombus&amp; orig);</text:p>
      <text:p text:style-name="P86"/>
      <text:p text:style-name="P86"><text:s text:c="4"/>double Square() override;</text:p>
      <text:p text:style-name="P86"><text:s text:c="4"/>void <text:s text:c="2"/>Print() override;</text:p>
      <text:p text:style-name="P86"/>
      <text:p text:style-name="P86"><text:s text:c="4"/>virtual ~Rhombus();</text:p>
      <text:p text:style-name="P86">private:</text:p>
      <text:p text:style-name="P86"><text:s text:c="4"/>size_t side_a;</text:p>
      <text:p text:style-name="P86">};</text:p>
      <text:p text:style-name="P86"/>
      <text:p text:style-name="P86">#endif</text:p>
      <text:p text:style-name="P86"/>
      <text:p text:style-name="P79">Rhombus.cpp</text:p>
      <text:p text:style-name="P79"/>
      <text:p text:style-name="P43">#include "Rhombus.h"</text:p>
      <text:p text:style-name="P43">#include &lt;iostream&gt;</text:p>
      <text:p text:style-name="P43">#include &lt;cmath&gt;</text:p>
      <text:p text:style-name="P43"/>
      <text:p text:style-name="P43">Rhombus::Rhombus() : Rhombus(0) {</text:p>
      <text:p text:style-name="P43">}</text:p>
      <text:p text:style-name="P43"/>
      <text:p text:style-name="P43">Rhombus::Rhombus(size_t i) : side_a(i) {</text:p>
      <text:p text:style-name="P43"><text:s text:c="4"/>std::cout &lt;&lt; "Rhombus created: " &lt;&lt; side_a &lt;&lt; std::endl;</text:p>
      <text:p text:style-name="P43">}</text:p>
      <text:p text:style-name="P44"><text:page-number text:select-page="current">7</text:page-number></text:p>
      <text:p text:style-name="P43"/>
      <text:p text:style-name="P43"><text:soft-page-break/>Rhombus::Rhombus(std::istream &amp;is) {</text:p>
      <text:p text:style-name="P43"><text:s text:c="4"/>is &gt;&gt; side_a;</text:p>
      <text:p text:style-name="P43">}</text:p>
      <text:p text:style-name="P43"/>
      <text:p text:style-name="P43">Rhombus::Rhombus(const Rhombus&amp; orig) {</text:p>
      <text:p text:style-name="P43"><text:s text:c="4"/>std::cout &lt;&lt; "Rhombus copy created" &lt;&lt; std::endl;</text:p>
      <text:p text:style-name="P43"><text:s text:c="4"/>side_a = orig.side_a;</text:p>
      <text:p text:style-name="P43">}</text:p>
      <text:p text:style-name="P43"/>
      <text:p text:style-name="P43">double Rhombus::Square() {</text:p>
      <text:p text:style-name="P43"><text:s text:c="4"/>double diag = sqrt((side_a)*(side_a) + (side_a)*(side_a));</text:p>
      <text:p text:style-name="P43"><text:s text:c="4"/>return diag*diag / 2.0;</text:p>
      <text:p text:style-name="P43"/>
      <text:p text:style-name="P43">}</text:p>
      <text:p text:style-name="P43"/>
      <text:p text:style-name="P43">void Rhombus::Print() {</text:p>
      <text:p text:style-name="P43"><text:s text:c="4"/>std::cout &lt;&lt; "a=" &lt;&lt; side_a &lt;&lt; std::endl;</text:p>
      <text:p text:style-name="P43"/>
      <text:p text:style-name="P43">}</text:p>
      <text:p text:style-name="P43"/>
      <text:p text:style-name="P43">Rhombus::~Rhombus() {</text:p>
      <text:p text:style-name="P43"><text:s text:c="4"/>std::cout &lt;&lt; "Rhombus deleted" &lt;&lt; std::endl;</text:p>
      <text:p text:style-name="P43">}</text:p>
      <text:p text:style-name="P43"/>
      <text:p text:style-name="P41">Pentagon.h</text:p>
      <text:p text:style-name="P41"/>
      <text:p text:style-name="P43">#ifndef PENTAGON_H</text:p>
      <text:p text:style-name="P43">#define<text:tab/>PENTAGON_H</text:p>
      <text:p text:style-name="P43">#include &lt;cstdlib&gt;</text:p>
      <text:p text:style-name="P43">#include &lt;iostream&gt;</text:p>
      <text:p text:style-name="P43">#include "Figure.h"</text:p>
      <text:p text:style-name="P43"/>
      <text:p text:style-name="P43">class Pentagon : public Figure{</text:p>
      <text:p text:style-name="P43">public:</text:p>
      <text:p text:style-name="P43"><text:s text:c="4"/>Pentagon();</text:p>
      <text:p text:style-name="P43"><text:s text:c="4"/>Pentagon(std::istream &amp;is);</text:p>
      <text:p text:style-name="P43"><text:s text:c="4"/>Pentagon(size_t i,size_t j);</text:p>
      <text:p text:style-name="P43"><text:s text:c="4"/>Pentagon(const Pentagon&amp; orig);</text:p>
      <text:p text:style-name="P43"/>
      <text:p text:style-name="P43"><text:s text:c="4"/>double Square() override;</text:p>
      <text:p text:style-name="P43"><text:s text:c="4"/>void <text:s text:c="2"/>Print() override;</text:p>
      <text:p text:style-name="P43"/>
      <text:p text:style-name="P43"><text:s text:c="4"/>virtual ~Pentagon();</text:p>
      <text:p text:style-name="P43">private:</text:p>
      <text:p text:style-name="P44"><text:page-number text:select-page="current">8</text:page-number></text:p>
      <text:p text:style-name="P43"><text:soft-page-break/><text:s text:c="4"/>size_t side_a;</text:p>
      <text:p text:style-name="P43"><text:s text:c="4"/>size_t side_b;</text:p>
      <text:p text:style-name="P43">};</text:p>
      <text:p text:style-name="P43"/>
      <text:p text:style-name="P43">#endif</text:p>
      <text:p text:style-name="P43"/>
      <text:p text:style-name="P41">Pentagon.cpp</text:p>
      <text:p text:style-name="P41"/>
      <text:p text:style-name="P43">#include "Pentagon.h"</text:p>
      <text:p text:style-name="P43">#include &lt;iostream&gt;</text:p>
      <text:p text:style-name="P43">#include &lt;cmath&gt;</text:p>
      <text:p text:style-name="P43"/>
      <text:p text:style-name="P43">Pentagon::Pentagon() : Pentagon(0, 0) {</text:p>
      <text:p text:style-name="P43">}</text:p>
      <text:p text:style-name="P43"/>
      <text:p text:style-name="P43">Pentagon::Pentagon(size_t i, size_t j) : side_a(i), side_b(j) {</text:p>
      <text:p text:style-name="P43"><text:s text:c="4"/>std::cout &lt;&lt; "Pentagon created: " &lt;&lt; side_a &lt;&lt; ", " &lt;&lt; side_b &lt;&lt; std::endl;</text:p>
      <text:p text:style-name="P43">}</text:p>
      <text:p text:style-name="P43"/>
      <text:p text:style-name="P43">Pentagon::Pentagon(std::istream &amp;is) {</text:p>
      <text:p text:style-name="P43"><text:s text:c="4"/>is &gt;&gt; side_a;</text:p>
      <text:p text:style-name="P43"><text:s text:c="4"/>is &gt;&gt; side_b;</text:p>
      <text:p text:style-name="P43">}</text:p>
      <text:p text:style-name="P43"/>
      <text:p text:style-name="P43">Pentagon::Pentagon(const Pentagon&amp; orig) {</text:p>
      <text:p text:style-name="P43"><text:s text:c="4"/>std::cout &lt;&lt; "Pentagon copy created" &lt;&lt; std::endl;</text:p>
      <text:p text:style-name="P43"><text:s text:c="4"/>side_a = orig.side_a;</text:p>
      <text:p text:style-name="P43"><text:s text:c="4"/>side_b = orig.side_b;</text:p>
      <text:p text:style-name="P43">}</text:p>
      <text:p text:style-name="P43"/>
      <text:p text:style-name="P43">double Pentagon::Square() {</text:p>
      <text:p text:style-name="P43"><text:s text:c="4"/>double treag = double(side_a * side_b) / 2.0;</text:p>
      <text:p text:style-name="P43"><text:s text:c="4"/>return treag * 5;</text:p>
      <text:p text:style-name="P43"/>
      <text:p text:style-name="P43">}</text:p>
      <text:p text:style-name="P43"/>
      <text:p text:style-name="P43">void Pentagon::Print() {</text:p>
      <text:p text:style-name="P43"><text:s text:c="4"/>std::cout &lt;&lt; "a=" &lt;&lt; side_a &lt;&lt; ", b=" &lt;&lt; side_b &lt;&lt; std::endl;</text:p>
      <text:p text:style-name="P43"/>
      <text:p text:style-name="P43">}</text:p>
      <text:p text:style-name="P43"/>
      <text:p text:style-name="P43">Pentagon::~Pentagon() {</text:p>
      <text:p text:style-name="P43"><text:s text:c="4"/>std::cout &lt;&lt; "Pentagon deleted" &lt;&lt; std::endl;</text:p>
      <text:p text:style-name="P43">}</text:p>
      <text:p text:style-name="P44"><text:page-number text:select-page="current">9</text:page-number></text:p>
      <text:p text:style-name="P41"><text:soft-page-break/>Trapeze.h</text:p>
      <text:p text:style-name="P41"/>
      <text:p text:style-name="P43">#ifndef TRAPEZE_H</text:p>
      <text:p text:style-name="P43">#define<text:tab/>TRAPEZE_H</text:p>
      <text:p text:style-name="P43">#include &lt;cstdlib&gt;</text:p>
      <text:p text:style-name="P43">#include &lt;iostream&gt;</text:p>
      <text:p text:style-name="P43">#include "Figure.h"</text:p>
      <text:p text:style-name="P43"/>
      <text:p text:style-name="P43">class Trapeze : public Figure{</text:p>
      <text:p text:style-name="P43">public:</text:p>
      <text:p text:style-name="P43"><text:s text:c="4"/>Trapeze();</text:p>
      <text:p text:style-name="P43"><text:s text:c="4"/>Trapeze(std::istream &amp;is);</text:p>
      <text:p text:style-name="P43"><text:s text:c="4"/>Trapeze(size_t i,size_t j,size_t k);</text:p>
      <text:p text:style-name="P43"><text:s text:c="4"/>Trapeze(const Trapeze&amp; orig);</text:p>
      <text:p text:style-name="P43"/>
      <text:p text:style-name="P43"><text:s text:c="4"/>double Square() override;</text:p>
      <text:p text:style-name="P43"><text:s text:c="4"/>void <text:s text:c="2"/>Print() override;</text:p>
      <text:p text:style-name="P43"/>
      <text:p text:style-name="P43"><text:s text:c="4"/>virtual ~Trapeze();</text:p>
      <text:p text:style-name="P43">private:</text:p>
      <text:p text:style-name="P43"><text:s text:c="4"/>size_t side_a;</text:p>
      <text:p text:style-name="P43"><text:s text:c="4"/>size_t side_b;</text:p>
      <text:p text:style-name="P43"><text:s text:c="4"/>size_t side_h;</text:p>
      <text:p text:style-name="P43">};</text:p>
      <text:p text:style-name="P43"/>
      <text:p text:style-name="P43">#endif</text:p>
      <text:p text:style-name="P43"/>
      <text:p text:style-name="P41">Trapeze.cpp</text:p>
      <text:p text:style-name="P41"/>
      <text:p text:style-name="P43">#include "Trapeze.h"</text:p>
      <text:p text:style-name="P43">#include &lt;iostream&gt;</text:p>
      <text:p text:style-name="P43">#include &lt;cmath&gt;</text:p>
      <text:p text:style-name="P43"/>
      <text:p text:style-name="P43">Trapeze::Trapeze() : Trapeze(0, 0, 0) {</text:p>
      <text:p text:style-name="P43">}</text:p>
      <text:p text:style-name="P43"/>
      <text:p text:style-name="P43">Trapeze::Trapeze(size_t i, size_t j, size_t k) : side_a(i), side_b(j), side_h(k) {</text:p>
      <text:p text:style-name="P43"><text:s text:c="4"/>std::cout &lt;&lt; "Trapeze created: " &lt;&lt; side_a &lt;&lt; ", " &lt;&lt; side_b &lt;&lt; ", " &lt;&lt; side_h &lt;&lt; std::endl;</text:p>
      <text:p text:style-name="P43">}</text:p>
      <text:p text:style-name="P43"/>
      <text:p text:style-name="P43">Trapeze::Trapeze(std::istream &amp;is) {</text:p>
      <text:p text:style-name="P43"><text:s text:c="4"/>is &gt;&gt; side_a;</text:p>
      <text:p text:style-name="P43"><text:s text:c="4"/>is &gt;&gt; side_b;</text:p>
      <text:p text:style-name="P44"><text:page-number text:select-page="current">10</text:page-number></text:p>
      <text:p text:style-name="P43"><text:soft-page-break/><text:s text:c="4"/>is &gt;&gt; side_h;</text:p>
      <text:p text:style-name="P43">}</text:p>
      <text:p text:style-name="P43"/>
      <text:p text:style-name="P43">Trapeze::Trapeze(const Trapeze&amp; orig) {</text:p>
      <text:p text:style-name="P43"><text:s text:c="4"/>std::cout &lt;&lt; "Trapeze copy created" &lt;&lt; std::endl;</text:p>
      <text:p text:style-name="P43"><text:s text:c="4"/>side_a = orig.side_a;</text:p>
      <text:p text:style-name="P43"><text:s text:c="4"/>side_b = orig.side_b;</text:p>
      <text:p text:style-name="P43"><text:s text:c="4"/>side_h = orig.side_h;</text:p>
      <text:p text:style-name="P43">}</text:p>
      <text:p text:style-name="P43"/>
      <text:p text:style-name="P43">double Trapeze::Square() {</text:p>
      <text:p text:style-name="P43"><text:s text:c="5"/>return ((side_a + side_b)*side_h);</text:p>
      <text:p text:style-name="P43"/>
      <text:p text:style-name="P43">}</text:p>
      <text:p text:style-name="P43"/>
      <text:p text:style-name="P43">void Trapeze::Print() {</text:p>
      <text:p text:style-name="P43"><text:s text:c="4"/>std::cout &lt;&lt; "a=" &lt;&lt; side_a &lt;&lt; ", b=" &lt;&lt; side_b &lt;&lt; ", h=" &lt;&lt; side_h &lt;&lt; std::endl;</text:p>
      <text:p text:style-name="P43"/>
      <text:p text:style-name="P43">}</text:p>
      <text:p text:style-name="P43"/>
      <text:p text:style-name="P43"/>
      <text:p text:style-name="P43">Тесты:</text:p>
      <text:p text:style-name="P43"/>
      <text:p text:style-name="P43">lowban777@lowban:~/Рабочий стол/OOP/laba1$ ./prog</text:p>
      <text:p text:style-name="P43">1) Create Trapeze</text:p>
      <text:p text:style-name="P43">2) Create Rhombus</text:p>
      <text:p text:style-name="P43">3) Create Pentagon</text:p>
      <text:p text:style-name="P43">4) Exit</text:p>
      <text:p text:style-name="P43">1</text:p>
      <text:p text:style-name="P43">Print side of Trapeze</text:p>
      <text:p text:style-name="P43">2</text:p>
      <text:p text:style-name="P43">3</text:p>
      <text:p text:style-name="P43">4</text:p>
      <text:p text:style-name="P43">Trapeze</text:p>
      <text:p text:style-name="P43">a=2, b=3, h=4</text:p>
      <text:p text:style-name="P43">Square:20</text:p>
      <text:p text:style-name="P43">1) Create Trapeze</text:p>
      <text:p text:style-name="P43">2) Create Rhombus</text:p>
      <text:p text:style-name="P43">3) Create Pentagon</text:p>
      <text:p text:style-name="P43">4) Exit</text:p>
      <text:p text:style-name="P43">3</text:p>
      <text:p text:style-name="P43">Print side of Pentagon</text:p>
      <text:p text:style-name="P43">2</text:p>
      <text:p text:style-name="P43">1</text:p>
      <text:p text:style-name="P44"><text:page-number text:select-page="current">11</text:page-number></text:p>
      <text:p text:style-name="P43"><text:soft-page-break/>Pentagon</text:p>
      <text:p text:style-name="P43">a=2, b=1</text:p>
      <text:p text:style-name="P43">Square:5</text:p>
      <text:p text:style-name="P43">1) Create Trapeze</text:p>
      <text:p text:style-name="P43">2) Create Rhombus</text:p>
      <text:p text:style-name="P43">3) Create Pentagon</text:p>
      <text:p text:style-name="P43">4) Exit</text:p>
      <text:p text:style-name="P43">2</text:p>
      <text:p text:style-name="P43">Print side of Rhombus</text:p>
      <text:p text:style-name="P43">31</text:p>
      <text:p text:style-name="P43">Rhombus</text:p>
      <text:p text:style-name="P43">a=31</text:p>
      <text:p text:style-name="P43">Square:961</text:p>
      <text:p text:style-name="P43">1) Create Trapeze</text:p>
      <text:p text:style-name="P43">2) Create Rhombus</text:p>
      <text:p text:style-name="P43">3) Create Pentagon</text:p>
      <text:p text:style-name="P43">4) Exit</text:p>
      <text:p text:style-name="P43">4</text:p>
      <text:p text:style-name="P43">Exit</text:p>
      <text:p text:style-name="P43">Rhombus deleted</text:p>
      <text:p text:style-name="P43">Pentagon deleted</text:p>
      <text:p text:style-name="P43">Trapeze deleted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5"><text:page-number text:select-page="current">12</text:page-number></text:p>
      <text:p text:style-name="P3"><text:soft-page-break/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2</text:p>
      <text:p text:style-name="P23">по дисциплине Объектно-Ориентированное Программирование</text:p>
      <text:p text:style-name="P7"/>
      <text:p text:style-name="P7"/>
      <text:p text:style-name="P7"/>
      <text:p text:style-name="P32"/>
      <text:p text:style-name="P7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7">Москва</text:p>
      <text:p text:style-name="P107">2018</text:p>
      <text:p text:style-name="P25"/>
      <text:p text:style-name="P25"><text:soft-page-break/>Лабораторная работа №2</text:p>
      <text:p text:style-name="P25"/>
      <text:p text:style-name="P26">Цель работы:</text:p>
      <text:p text:style-name="P97">● Закрепление навыков работы с классами</text:p>
      <text:p text:style-name="P97">● Создание простых динамических структур данных</text:p>
      <text:p text:style-name="P97">● Работа с объектами</text:p>
      <text:p text:style-name="P97"/>
      <text:p text:style-name="P97">Вариант Задания (№4):</text:p>
      <text:p text:style-name="P97"/>
      <text:p text:style-name="P69"><text:span text:style-name="T1">● </text:span><text:span text:style-name="T4">Контейнер 1-го уровня — массив</text:span></text:p>
      <text:p text:style-name="P98">● Фигура №1 — Трапеция</text:p>
      <text:p text:style-name="P98"/>
      <text:p text:style-name="P98">Код программы:</text:p>
      <text:p text:style-name="P98"/>
      <text:p text:style-name="P99">Main.cpp</text:p>
      <text:p text:style-name="P99"/>
      <text:p text:style-name="P100">#include &lt;cstdlib&gt;</text:p>
      <text:p text:style-name="P100">#include &lt;iostream&gt;</text:p>
      <text:p text:style-name="P100">#include "Trapeze.h"</text:p>
      <text:p text:style-name="P100">#include "Vector.h"</text:p>
      <text:p text:style-name="P100"/>
      <text:p text:style-name="P100">void navigate();</text:p>
      <text:p text:style-name="P100"/>
      <text:p text:style-name="P100">int main(){</text:p>
      <text:p text:style-name="P100"><text:s text:c="4"/>int key;</text:p>
      <text:p text:style-name="P100"><text:s text:c="4"/>int index;</text:p>
      <text:p text:style-name="P100"><text:s text:c="4"/>int a = 0;</text:p>
      <text:p text:style-name="P100"><text:s text:c="4"/>int b = 0;</text:p>
      <text:p text:style-name="P100"><text:s text:c="4"/>int h = 0;</text:p>
      <text:p text:style-name="P100"><text:s text:c="4"/>Trapeze tmp;</text:p>
      <text:p text:style-name="P100"/>
      <text:p text:style-name="P100"><text:s text:c="4"/>TVector vector(5);</text:p>
      <text:p text:style-name="P100"><text:s text:c="4"/>do{</text:p>
      <text:p text:style-name="P100"><text:s text:c="8"/>navigate();</text:p>
      <text:p text:style-name="P100"><text:s text:c="8"/>std::cin &gt;&gt; key;</text:p>
      <text:p text:style-name="P100"><text:s text:c="8"/>switch(key){</text:p>
      <text:p text:style-name="P100"><text:s text:c="12"/>case 1:</text:p>
      <text:p text:style-name="P100"><text:s text:c="16"/>std::cout &lt;&lt; "Введите стороны трапеции" &lt;&lt; std::endl;</text:p>
      <text:p text:style-name="P100"><text:s text:c="16"/>std::cin &gt;&gt; a &gt;&gt; b &gt;&gt; h;</text:p>
      <text:p text:style-name="P100"><text:s text:c="16"/>tmp.SetSides(a, b, h);</text:p>
      <text:p text:style-name="P100"><text:s text:c="16"/>vector.Push(tmp);</text:p>
      <text:p text:style-name="P100"><text:s text:c="16"/>break;</text:p>
      <text:p text:style-name="P100"><text:s text:c="12"/>case 2:</text:p>
      <text:p text:style-name="P73"><text:span text:style-name="T1"><text:s text:c="16"/></text:span><text:span text:style-name="T1"><text:page-number text:select-page="current">14</text:page-number></text:span></text:p>
      <text:p text:style-name="P100"><text:soft-page-break/>std::cout &lt;&lt; "Введите индекс Трапеции" &lt;&lt; std::endl;</text:p>
      <text:p text:style-name="P100"><text:s text:c="16"/>std::cin &gt;&gt; index;</text:p>
      <text:p text:style-name="P100"><text:s text:c="16"/>if(index &gt;= vector.GetSize()){</text:p>
      <text:p text:style-name="P100"><text:s text:c="20"/>std::cout &lt;&lt; "Трапеции нет" &lt;&lt; std::endl;</text:p>
      <text:p text:style-name="P100"><text:s text:c="16"/>} else {</text:p>
      <text:p text:style-name="P100"><text:s text:c="20"/>std::cout &lt;&lt; vector.Get(index) &lt;&lt; std::endl;</text:p>
      <text:p text:style-name="P100"><text:s text:c="20"/>std::cout &lt;&lt; vector.Get(index).Square() &lt;&lt; std::endl;</text:p>
      <text:p text:style-name="P100"><text:s text:c="16"/>}</text:p>
      <text:p text:style-name="P100"><text:s text:c="16"/>break;</text:p>
      <text:p text:style-name="P100"><text:s text:c="12"/>case 3:</text:p>
      <text:p text:style-name="P100"><text:s text:c="16"/>std::cout &lt;&lt; "Введите индекс" &lt;&lt; std::endl;</text:p>
      <text:p text:style-name="P100"><text:s text:c="16"/>std::cin &gt;&gt; index;</text:p>
      <text:p text:style-name="P100"><text:s text:c="16"/>vector.Delete(index);</text:p>
      <text:p text:style-name="P100"><text:s text:c="16"/>break;</text:p>
      <text:p text:style-name="P100"><text:s text:c="12"/>case 4:</text:p>
      <text:p text:style-name="P100"><text:s text:c="16"/>vector.~TVector();</text:p>
      <text:p text:style-name="P100"><text:s text:c="16"/>key = 0;</text:p>
      <text:p text:style-name="P100"><text:s text:c="16"/>break;</text:p>
      <text:p text:style-name="P100"><text:s text:c="12"/>case 5:</text:p>
      <text:p text:style-name="P100"><text:s text:c="16"/>std::cout &lt;&lt; vector &lt;&lt; std::endl;</text:p>
      <text:p text:style-name="P100"><text:s text:c="16"/>break;</text:p>
      <text:p text:style-name="P100"><text:s text:c="12"/>case 0:</text:p>
      <text:p text:style-name="P100"><text:s text:c="16"/>break;</text:p>
      <text:p text:style-name="P100"><text:s text:c="12"/>default:</text:p>
      <text:p text:style-name="P100"><text:s text:c="16"/>std::cout &lt;&lt; "Такой команды нет" &lt;&lt; std::endl;</text:p>
      <text:p text:style-name="P100"><text:s text:c="16"/>break; <text:s text:c="3"/></text:p>
      <text:p text:style-name="P100"><text:s text:c="8"/>}</text:p>
      <text:p text:style-name="P100"><text:s text:c="4"/>} while(key);</text:p>
      <text:p text:style-name="P100"><text:s text:c="4"/>return 0;</text:p>
      <text:p text:style-name="P100">}</text:p>
      <text:p text:style-name="P100"/>
      <text:p text:style-name="P100">void navigate(){</text:p>
      <text:p text:style-name="P100"><text:s text:c="4"/>std::cout &lt;&lt; "Введите команду" &lt;&lt; std::endl;</text:p>
      <text:p text:style-name="P100"><text:s text:c="4"/>std::cout &lt;&lt; "1) Добавить трапеция" &lt;&lt; std::endl;</text:p>
      <text:p text:style-name="P100"><text:s text:c="4"/>std::cout &lt;&lt; "2) Введите индекс" &lt;&lt; std::endl;</text:p>
      <text:p text:style-name="P100"><text:s text:c="4"/>std::cout &lt;&lt; "3) Введите индекс для удаления" &lt;&lt; std::endl;</text:p>
      <text:p text:style-name="P100"><text:s text:c="4"/>std::cout &lt;&lt; "4) Удалить" &lt;&lt; std::endl;</text:p>
      <text:p text:style-name="P100"><text:s text:c="4"/>std::cout &lt;&lt; "5) Напечатать все трапеции" &lt;&lt; std::endl;</text:p>
      <text:p text:style-name="P100"><text:s text:c="4"/>std::cout &lt;&lt; "0) Выход" &lt;&lt; std::endl;</text:p>
      <text:p text:style-name="P100">}<text:tab/></text:p>
      <text:p text:style-name="P100"/>
      <text:p text:style-name="P71">vector.h</text:p>
      <text:p text:style-name="P71"/>
      <text:p text:style-name="P72">#ifndef VECTOR_H</text:p>
      <text:p text:style-name="P73"><text:page-number text:select-page="current">15</text:page-number></text:p>
      <text:p text:style-name="P72"><text:soft-page-break/>#define VECTOR_H</text:p>
      <text:p text:style-name="P72">#include "Trapeze.h"</text:p>
      <text:p text:style-name="P72"/>
      <text:p text:style-name="P72">class TVector{</text:p>
      <text:p text:style-name="P72"><text:s text:c="4"/>public:</text:p>
      <text:p text:style-name="P72"/>
      <text:p text:style-name="P72"><text:s text:c="4"/>TVector(int vector);</text:p>
      <text:p text:style-name="P72"><text:s text:c="4"/>void Push(Trapeze &amp;tmp);</text:p>
      <text:p text:style-name="P72"><text:s text:c="4"/>Trapeze&amp; Get(int index);</text:p>
      <text:p text:style-name="P72"><text:s text:c="4"/>void Delete();</text:p>
      <text:p text:style-name="P72"><text:s text:c="4"/>void Delete(int index);</text:p>
      <text:p text:style-name="P72"><text:s text:c="4"/>friend std::ostream&amp; operator&lt;&lt;(std::ostream&amp; os, const TVector&amp; vector);</text:p>
      <text:p text:style-name="P72"><text:s text:c="4"/>~TVector();</text:p>
      <text:p text:style-name="P72"><text:s text:c="4"/>int GetSize();</text:p>
      <text:p text:style-name="P72"/>
      <text:p text:style-name="P72"><text:s text:c="4"/>private:</text:p>
      <text:p text:style-name="P72"><text:s text:c="4"/>Trapeze *ResizeVector(Trapeze *array);</text:p>
      <text:p text:style-name="P72"><text:s text:c="4"/>int size;</text:p>
      <text:p text:style-name="P72"><text:s text:c="4"/>int capacity;</text:p>
      <text:p text:style-name="P72"><text:s text:c="4"/>Trapeze *array;</text:p>
      <text:p text:style-name="P72">};</text:p>
      <text:p text:style-name="P72">#endif</text:p>
      <text:p text:style-name="P72"/>
      <text:p text:style-name="P71">vector.cpp</text:p>
      <text:p text:style-name="P71"/>
      <text:p text:style-name="P72">#include "Vector.h"</text:p>
      <text:p text:style-name="P72">#include &lt;stdlib.h&gt;</text:p>
      <text:p text:style-name="P72"/>
      <text:p text:style-name="P72">const int INC = 1.5;</text:p>
      <text:p text:style-name="P72"/>
      <text:p text:style-name="P72">TVector::TVector(int vector){</text:p>
      <text:p text:style-name="P72"><text:s text:c="4"/>array = (Trapeze*)malloc(sizeof(Trapeze) * vector);</text:p>
      <text:p text:style-name="P72"><text:s text:c="4"/>size = 0;</text:p>
      <text:p text:style-name="P72"><text:s text:c="4"/>capacity = vector;</text:p>
      <text:p text:style-name="P72">}</text:p>
      <text:p text:style-name="P72"/>
      <text:p text:style-name="P72">Trapeze *TVector::ResizeVector(Trapeze *array){</text:p>
      <text:p text:style-name="P72"><text:s text:c="4"/>return (Trapeze*)realloc(array, sizeof(Trapeze) * INC * capacity);</text:p>
      <text:p text:style-name="P72">}</text:p>
      <text:p text:style-name="P72"/>
      <text:p text:style-name="P72">void TVector::Push(Trapeze &amp;temp){</text:p>
      <text:p text:style-name="P72"><text:s text:c="4"/>if(size == capacity){</text:p>
      <text:p text:style-name="P72"><text:s text:c="8"/>array = ResizeVector(array);</text:p>
      <text:p text:style-name="P72"><text:s text:c="4"/>}</text:p>
      <text:p text:style-name="P73"><text:s text:c="3"/><text:page-number text:select-page="current">16</text:page-number></text:p>
      <text:p text:style-name="P72"><text:soft-page-break/><text:s/>array[size] = temp;</text:p>
      <text:p text:style-name="P72"><text:s text:c="4"/>size++;</text:p>
      <text:p text:style-name="P72"><text:s text:c="4"/>capacity *= INC;</text:p>
      <text:p text:style-name="P72">}</text:p>
      <text:p text:style-name="P72"/>
      <text:p text:style-name="P72">Trapeze&amp; TVector::Get(int index){</text:p>
      <text:p text:style-name="P72"><text:s text:c="4"/>return array[index];</text:p>
      <text:p text:style-name="P72">}</text:p>
      <text:p text:style-name="P72"/>
      <text:p text:style-name="P72">void TVector::Delete(){</text:p>
      <text:p text:style-name="P72"><text:s text:c="4"/>array[--size].~Trapeze();</text:p>
      <text:p text:style-name="P72">}</text:p>
      <text:p text:style-name="P72"/>
      <text:p text:style-name="P72">void TVector::Delete(int index){</text:p>
      <text:p text:style-name="P72"><text:s text:c="4"/>int i;</text:p>
      <text:p text:style-name="P72"><text:s text:c="4"/>int j;</text:p>
      <text:p text:style-name="P72"><text:s text:c="4"/>Trapeze *temp = (Trapeze*)malloc(sizeof(Trapeze) * (size - 1));</text:p>
      <text:p text:style-name="P72"><text:s text:c="4"/>for (j = 0, i = 0; i &lt; size; ++i){</text:p>
      <text:p text:style-name="P72"><text:s text:c="8"/>if(i != index){</text:p>
      <text:p text:style-name="P72"><text:s text:c="12"/>temp[j] = array[i];</text:p>
      <text:p text:style-name="P72"><text:s text:c="12"/>j++;</text:p>
      <text:p text:style-name="P72"><text:s text:c="8"/>}</text:p>
      <text:p text:style-name="P72"><text:s text:c="4"/>}</text:p>
      <text:p text:style-name="P72"><text:s text:c="4"/>free(array);</text:p>
      <text:p text:style-name="P72"><text:s text:c="4"/>array = temp;</text:p>
      <text:p text:style-name="P72"><text:s text:c="4"/>--size;</text:p>
      <text:p text:style-name="P72">}</text:p>
      <text:p text:style-name="P72"/>
      <text:p text:style-name="P72">TVector::~TVector(){</text:p>
      <text:p text:style-name="P72"><text:s text:c="4"/>free(array);</text:p>
      <text:p text:style-name="P72"><text:s text:c="4"/>array = NULL;</text:p>
      <text:p text:style-name="P72"><text:s text:c="4"/>capacity = size = 0;</text:p>
      <text:p text:style-name="P72">}</text:p>
      <text:p text:style-name="P72"/>
      <text:p text:style-name="P72">std::ostream&amp; operator&lt;&lt;(std::ostream&amp; os, const TVector&amp; vector){</text:p>
      <text:p text:style-name="P72"><text:s text:c="4"/>for(int i = 0; i &lt; vector.size; i++){</text:p>
      <text:p text:style-name="P72"><text:s text:c="8"/>os &lt;&lt; vector.array[i];</text:p>
      <text:p text:style-name="P72"><text:s text:c="4"/>}</text:p>
      <text:p text:style-name="P72"><text:s text:c="4"/>return os;</text:p>
      <text:p text:style-name="P72">}</text:p>
      <text:p text:style-name="P72"/>
      <text:p text:style-name="P72">int TVector::GetSize(){</text:p>
      <text:p text:style-name="P72"><text:s text:c="4"/>return size;</text:p>
      <text:p text:style-name="P72">}</text:p>
      <text:p text:style-name="P72"/>
      <text:p text:style-name="P63"><text:soft-page-break/>ОПИСАНИЕ КЛАССОВ И МЕТОДОВ ФИГУР ОСТАЮТСЯ НЕИЗМЕННЫМИ</text:p>
      <text:p text:style-name="P63"/>
      <text:p text:style-name="P62">Тесты:</text:p>
      <text:p text:style-name="P62"/>
      <text:p text:style-name="P45">lowban777@lowban:~/Рабочий стол/OOP/laba2$ ./lab2</text:p>
      <text:p text:style-name="P45">Trapeze created: 0, 0, 0</text:p>
      <text:p text:style-name="P45">Введите команду</text:p>
      <text:p text:style-name="P45">1) Добавить трапеция</text:p>
      <text:p text:style-name="P45">2) Введите индекс</text:p>
      <text:p text:style-name="P45">3) Введите индекс для удаления</text:p>
      <text:p text:style-name="P45">4) Удалить</text:p>
      <text:p text:style-name="P45">5) Напечатать все трапеции</text:p>
      <text:p text:style-name="P45">0) Выход</text:p>
      <text:p text:style-name="P45">1</text:p>
      <text:p text:style-name="P45">Введите стороны трапеции</text:p>
      <text:p text:style-name="P45">2</text:p>
      <text:p text:style-name="P45">1</text:p>
      <text:p text:style-name="P45">4</text:p>
      <text:p text:style-name="P45">Trapeze copied</text:p>
      <text:p text:style-name="P45">Введите команду</text:p>
      <text:p text:style-name="P45">1) Добавить трапеция</text:p>
      <text:p text:style-name="P45">2) Введите индекс</text:p>
      <text:p text:style-name="P45">3) Введите индекс для удаления</text:p>
      <text:p text:style-name="P45">4) Удалить</text:p>
      <text:p text:style-name="P45">5) Напечатать все трапеции</text:p>
      <text:p text:style-name="P45">0) Выход</text:p>
      <text:p text:style-name="P45">2</text:p>
      <text:p text:style-name="P45">Введите индекс Трапеции</text:p>
      <text:p text:style-name="P45">0</text:p>
      <text:p text:style-name="P45">a=2, b=1, h=4</text:p>
      <text:p text:style-name="P45"/>
      <text:p text:style-name="P45">12</text:p>
      <text:p text:style-name="P45">Введите команду</text:p>
      <text:p text:style-name="P45">1) Добавить трапеция</text:p>
      <text:p text:style-name="P45">2) Введите индекс</text:p>
      <text:p text:style-name="P45">3) Введите индекс для удаления</text:p>
      <text:p text:style-name="P45">4) Удалить</text:p>
      <text:p text:style-name="P45">5) Напечатать все трапеции</text:p>
      <text:p text:style-name="P45">0) Выход</text:p>
      <text:p text:style-name="P45">3</text:p>
      <text:p text:style-name="P45">Введите индекс</text:p>
      <text:p text:style-name="P45">0</text:p>
      <text:p text:style-name="P45">Введите команду</text:p>
      <text:p text:style-name="P45">1) Добавить трапеция</text:p>
      <text:p text:style-name="P46"><text:page-number text:select-page="current">18</text:page-number></text:p>
      <text:p text:style-name="P45"><text:soft-page-break/>2) Введите индекс</text:p>
      <text:p text:style-name="P45">3) Введите индекс для удаления</text:p>
      <text:p text:style-name="P45">4) Удалить</text:p>
      <text:p text:style-name="P45">5) Напечатать все трапеции</text:p>
      <text:p text:style-name="P45">0) Выход</text:p>
      <text:p text:style-name="P45">5</text:p>
      <text:p text:style-name="P45"/>
      <text:p text:style-name="P45">Введите команду</text:p>
      <text:p text:style-name="P45">1) Добавить трапеция</text:p>
      <text:p text:style-name="P45">2) Введите индекс</text:p>
      <text:p text:style-name="P45">3) Введите индекс для удаления</text:p>
      <text:p text:style-name="P45">4) Удалить</text:p>
      <text:p text:style-name="P45">5) Напечатать все трапеции</text:p>
      <text:p text:style-name="P45">0) Выход</text:p>
      <text:p text:style-name="P45">0</text:p>
      <text:p text:style-name="P45">Trapeze deleted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page-number text:select-page="current">19</text:page-number></text:p>
      <text:p text:style-name="P3"><text:soft-page-break/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3</text:p>
      <text:p text:style-name="P23">по дисциплине Объектно-Ориентированное Программирование</text:p>
      <text:p text:style-name="P7"/>
      <text:p text:style-name="P7"/>
      <text:p text:style-name="P7"/>
      <text:p text:style-name="P32"/>
      <text:p text:style-name="P7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7">Москва</text:p>
      <text:p text:style-name="P109">2018</text:p>
      <text:p text:style-name="P109"/>
      <text:p text:style-name="P10"><text:soft-page-break/>Лабораторная работа №3</text:p>
      <text:p text:style-name="P9"/>
      <text:p text:style-name="P11">Цель работы:</text:p>
      <text:p text:style-name="P47"/>
      <text:p text:style-name="P47"><text:span text:style-name="T1">●</text:span><text:span text:style-name="T5"> Закрепление навыков работы с классами</text:span></text:p>
      <text:p text:style-name="P47"><text:span text:style-name="T1">●</text:span><text:span text:style-name="T5"> Знакомство с умными указателями</text:span></text:p>
      <text:p text:style-name="P105"/>
      <text:p text:style-name="P105">Вариант Задания (№4):</text:p>
      <text:p text:style-name="P105"/>
      <text:p text:style-name="P87">● Контейнер №1 — массив</text:p>
      <text:p text:style-name="P87">● Фигура №1 — трапеция</text:p>
      <text:p text:style-name="P87">● Фигура №2 — ромб</text:p>
      <text:p text:style-name="P87">● Фигура №3 — пятиугольник</text:p>
      <text:p text:style-name="P87"><text:s/></text:p>
      <text:p text:style-name="P87">Код программы:</text:p>
      <text:p text:style-name="P87"/>
      <text:p text:style-name="P80">Main.cpp</text:p>
      <text:p text:style-name="P80"/>
      <text:p text:style-name="P88">#include &lt;iostream&gt;</text:p>
      <text:p text:style-name="P88">#include "Vector.h"</text:p>
      <text:p text:style-name="P88">#include "Trapeze.h"</text:p>
      <text:p text:style-name="P88">#include "Pentagon.h"</text:p>
      <text:p text:style-name="P88">#include "Rhombus.h"</text:p>
      <text:p text:style-name="P88">#include &lt;memory&gt;</text:p>
      <text:p text:style-name="P88"/>
      <text:p text:style-name="P88">using std::cin;</text:p>
      <text:p text:style-name="P88">using std::cout;</text:p>
      <text:p text:style-name="P88">using std::endl;</text:p>
      <text:p text:style-name="P88"/>
      <text:p text:style-name="P88">void menu();</text:p>
      <text:p text:style-name="P88"/>
      <text:p text:style-name="P88">int main() {</text:p>
      <text:p text:style-name="P88"><text:s text:c="4"/>int key;</text:p>
      <text:p text:style-name="P88"><text:s text:c="4"/>int index;</text:p>
      <text:p text:style-name="P88"><text:s text:c="4"/>int a = 0;</text:p>
      <text:p text:style-name="P88"><text:s text:c="4"/>int b = 0;</text:p>
      <text:p text:style-name="P88"><text:s text:c="4"/>int c = 0;</text:p>
      <text:p text:style-name="P88"><text:s text:c="4"/>std::shared_ptr&lt;Figure&gt; tri;</text:p>
      <text:p text:style-name="P88"><text:s text:c="4"/>TVector vector(2);</text:p>
      <text:p text:style-name="P88"><text:s text:c="4"/>do {</text:p>
      <text:p text:style-name="P88"><text:s text:c="8"/>menu();</text:p>
      <text:p text:style-name="P88"><text:s text:c="8"/>cin &gt;&gt; key;</text:p>
      <text:p text:style-name="P88"><text:s text:c="8"/>switch(key){</text:p>
      <text:p text:style-name="P49"><text:span text:style-name="T1"><text:s text:c="12"/></text:span><text:span text:style-name="T1"><text:page-number text:select-page="current">21</text:page-number></text:span></text:p>
      <text:p text:style-name="P88"><text:soft-page-break/><text:tab/>case 1:</text:p>
      <text:p text:style-name="P88"><text:s text:c="16"/>cout &lt;&lt; "Введите стороны трапеции" &lt;&lt; endl;</text:p>
      <text:p text:style-name="P88"><text:s text:c="16"/>cin &gt;&gt; a &gt;&gt; b &gt;&gt; c;</text:p>
      <text:p text:style-name="P88"><text:s text:c="16"/>tri = std::shared_ptr&lt;Figure&gt;(new Trapeze(a, b, c));</text:p>
      <text:p text:style-name="P88"><text:s text:c="16"/>cout &lt;&lt; "OK" &lt;&lt; endl;</text:p>
      <text:p text:style-name="P88"><text:s text:c="16"/>vector.Push(tri);</text:p>
      <text:p text:style-name="P88"><text:s text:c="16"/>break;</text:p>
      <text:p text:style-name="P88"><text:s text:c="12"/>case 2:</text:p>
      <text:p text:style-name="P88"><text:s text:c="16"/>cout &lt;&lt; "Введите стороны ромба" &lt;&lt; endl;</text:p>
      <text:p text:style-name="P88"><text:s text:c="16"/>cin &gt;&gt; a;</text:p>
      <text:p text:style-name="P88"><text:s text:c="16"/>tri = std::shared_ptr&lt;Figure&gt;(new Rhombus(a));</text:p>
      <text:p text:style-name="P88"><text:s text:c="16"/>vector.Push(tri);</text:p>
      <text:p text:style-name="P88"><text:s text:c="16"/>break;</text:p>
      <text:p text:style-name="P88"><text:s text:c="12"/>case 3:</text:p>
      <text:p text:style-name="P88"><text:s text:c="16"/>cout &lt;&lt; "Введите стороны пятиугольника" &lt;&lt; endl;</text:p>
      <text:p text:style-name="P88"><text:s text:c="16"/>cin &gt;&gt; a &gt;&gt; b;</text:p>
      <text:p text:style-name="P88"><text:s text:c="16"/>tri = std::shared_ptr&lt;Figure&gt;(new Pentagon(a, b));</text:p>
      <text:p text:style-name="P88"><text:s text:c="16"/>vector.Push(tri);</text:p>
      <text:p text:style-name="P88"><text:s text:c="16"/>break;</text:p>
      <text:p text:style-name="P88"><text:s text:c="12"/>case 4:</text:p>
      <text:p text:style-name="P88"><text:s text:c="16"/>cout &lt;&lt; "Введите индекс фигуры" &lt;&lt; endl;</text:p>
      <text:p text:style-name="P88"><text:s text:c="16"/>cin &gt;&gt; index;</text:p>
      <text:p text:style-name="P88"><text:s text:c="16"/>if (index &gt;= vector.GetSize()) {</text:p>
      <text:p text:style-name="P88"><text:s text:c="20"/>cout &lt;&lt; "Фигура не найдена" &lt;&lt; endl;</text:p>
      <text:p text:style-name="P88"><text:s text:c="16"/>} else {</text:p>
      <text:p text:style-name="P88"><text:s text:c="24"/>vector.Get(index);</text:p>
      <text:p text:style-name="P88"><text:s text:c="20"/>}</text:p>
      <text:p text:style-name="P88"><text:s text:c="16"/>break;</text:p>
      <text:p text:style-name="P88"><text:s text:c="12"/>case 5:</text:p>
      <text:p text:style-name="P88"><text:s text:c="16"/>if(vector.GetSize() &gt; 0){</text:p>
      <text:p text:style-name="P88"><text:s text:c="20"/>vector.Delete();</text:p>
      <text:p text:style-name="P88"><text:s text:c="16"/>} else {</text:p>
      <text:p text:style-name="P88"><text:s text:c="20"/>cout &lt;&lt; "Фигура не найдена" &lt;&lt; endl;</text:p>
      <text:p text:style-name="P88"><text:s text:c="16"/>}</text:p>
      <text:p text:style-name="P88"><text:s text:c="16"/>break;</text:p>
      <text:p text:style-name="P88"><text:s text:c="12"/>case 6:</text:p>
      <text:p text:style-name="P88"><text:s text:c="16"/>vector.~TVector();</text:p>
      <text:p text:style-name="P88"><text:s text:c="16"/>key = 0;</text:p>
      <text:p text:style-name="P88"><text:s text:c="16"/>break;</text:p>
      <text:p text:style-name="P88"><text:s text:c="12"/>case 7:</text:p>
      <text:p text:style-name="P88"><text:s text:c="16"/>cout &lt;&lt; vector;</text:p>
      <text:p text:style-name="P88"><text:s text:c="16"/>break;</text:p>
      <text:p text:style-name="P88"><text:s text:c="12"/>case 0:</text:p>
      <text:p text:style-name="P88"><text:s text:c="16"/>break;</text:p>
      <text:p text:style-name="P49"><text:span text:style-name="T1"><text:page-number text:select-page="current">22</text:page-number></text:span><text:span text:style-name="T1"> <text:s text:c="11"/></text:span></text:p>
      <text:p text:style-name="P88"><text:soft-page-break/><text:tab/>default:<text:tab/></text:p>
      <text:p text:style-name="P88"><text:s text:c="16"/>cout &lt;&lt; "Неизвестная команда" &lt;&lt; endl;</text:p>
      <text:p text:style-name="P88"><text:s text:c="16"/>break;</text:p>
      <text:p text:style-name="P88"><text:s text:c="12"/>}</text:p>
      <text:p text:style-name="P88"><text:s text:c="8"/>} while(key);</text:p>
      <text:p text:style-name="P88"><text:s text:c="8"/>cout &lt;&lt; vector.GetSize() &lt;&lt; endl;</text:p>
      <text:p text:style-name="P88"><text:s text:c="8"/>return 0; <text:s text:c="3"/></text:p>
      <text:p text:style-name="P88"><text:s text:c="4"/>} <text:s text:c="2"/></text:p>
      <text:p text:style-name="P88"/>
      <text:p text:style-name="P88">void menu(){</text:p>
      <text:p text:style-name="P88"><text:s text:c="4"/>cout &lt;&lt; "Введите номер" &lt;&lt; endl;</text:p>
      <text:p text:style-name="P88"><text:s text:c="4"/>cout &lt;&lt; "1) Дать значения трапеции" &lt;&lt; endl;</text:p>
      <text:p text:style-name="P88"><text:s text:c="4"/>cout &lt;&lt; "2) Дать значения ромбу" &lt;&lt; endl;</text:p>
      <text:p text:style-name="P88"><text:s text:c="4"/>cout &lt;&lt; "3) Дать значения пятиугольнику" &lt;&lt; endl;</text:p>
      <text:p text:style-name="P88"><text:s text:c="4"/>cout &lt;&lt; "4) Индекс фигуры" &lt;&lt; endl;</text:p>
      <text:p text:style-name="P88"><text:s text:c="4"/>cout &lt;&lt; "5) Удалить последнюю фигуру" &lt;&lt; endl;</text:p>
      <text:p text:style-name="P88"><text:s text:c="4"/>cout &lt;&lt; "6) Удалить все фигуры" &lt;&lt; endl;</text:p>
      <text:p text:style-name="P88"><text:s text:c="4"/>cout &lt;&lt; "7) Напечатать вектор" &lt;&lt; endl;</text:p>
      <text:p text:style-name="P88"><text:s text:c="4"/>cout &lt;&lt; "0) Выход" &lt;&lt; endl;</text:p>
      <text:p text:style-name="P88">}</text:p>
      <text:p text:style-name="P88"/>
      <text:p text:style-name="P81">vector.h</text:p>
      <text:p text:style-name="P81"/>
      <text:p text:style-name="P88">#ifndef VECTOR_H</text:p>
      <text:p text:style-name="P88">#define VECTOR_H</text:p>
      <text:p text:style-name="P88"/>
      <text:p text:style-name="P88">#include "Figure.h"</text:p>
      <text:p text:style-name="P88">#include "Pentagon.h"</text:p>
      <text:p text:style-name="P88">#include "Rhombus.h"</text:p>
      <text:p text:style-name="P88">#include "Trapeze.h"</text:p>
      <text:p text:style-name="P88">#include "memory"</text:p>
      <text:p text:style-name="P88"/>
      <text:p text:style-name="P88">class TVector{</text:p>
      <text:p text:style-name="P88">public:</text:p>
      <text:p text:style-name="P88"><text:s text:c="4"/>TVector(int vCap); //конструктор класса</text:p>
      <text:p text:style-name="P88"><text:s text:c="4"/>void Push(std::shared_ptr&lt;Figure&gt; &amp;temp); //добавление элемента в класс</text:p>
      <text:p text:style-name="P88"><text:s text:c="4"/>void Get(int index); //получение элемента класса</text:p>
      <text:p text:style-name="P88"><text:s text:c="4"/>void Delete(); //удаление последнего элемента класса</text:p>
      <text:p text:style-name="P88"><text:s text:c="4"/>void DeleteAll();</text:p>
      <text:p text:style-name="P88"><text:s text:c="4"/>friend std::ostream&amp; operator&lt;&lt;(std::ostream&amp; os, const TVector&amp; vector); //вывод на стандартный поток</text:p>
      <text:p text:style-name="P88"><text:s text:c="4"/>~TVector(); //деструктор класса</text:p>
      <text:p text:style-name="P88"><text:s text:c="4"/>int GetSize(); //получение размера класса</text:p>
      <text:p text:style-name="P88">private:</text:p>
      <text:p text:style-name="P89"><text:page-number text:select-page="current">23</text:page-number></text:p>
      <text:p text:style-name="P88"><text:soft-page-break/><text:s text:c="4"/>void ResizeVector(std::shared_ptr&lt;Figure&gt; *&amp;array); //изменение размера класса</text:p>
      <text:p text:style-name="P88"><text:s text:c="4"/>int size; //текущее количество элементов</text:p>
      <text:p text:style-name="P88"><text:s text:c="4"/>int capacity; //выделенное место</text:p>
      <text:p text:style-name="P88"><text:s text:c="4"/>std::shared_ptr&lt;Figure&gt; *array; //массив</text:p>
      <text:p text:style-name="P88">};</text:p>
      <text:p text:style-name="P88"/>
      <text:p text:style-name="P88">#endif</text:p>
      <text:p text:style-name="P88"/>
      <text:p text:style-name="P81">vector.cpp</text:p>
      <text:p text:style-name="P81"/>
      <text:p text:style-name="P88">#include "Vector.h"</text:p>
      <text:p text:style-name="P88">#include &lt;stdlib.h&gt;</text:p>
      <text:p text:style-name="P88"/>
      <text:p text:style-name="P88">const int INCREASE = 2;</text:p>
      <text:p text:style-name="P88"/>
      <text:p text:style-name="P88">TVector::TVector(int vCap){</text:p>
      <text:p text:style-name="P88"><text:s text:c="4"/>array = new std::shared_ptr&lt;Figure&gt; [vCap];</text:p>
      <text:p text:style-name="P88"><text:s text:c="4"/>size = 0;</text:p>
      <text:p text:style-name="P88"><text:s text:c="4"/>capacity = vCap;</text:p>
      <text:p text:style-name="P88">}</text:p>
      <text:p text:style-name="P88"/>
      <text:p text:style-name="P88">void TVector::ResizeVector(std::shared_ptr&lt;Figure&gt; *&amp;array){</text:p>
      <text:p text:style-name="P88"><text:s text:c="4"/>capacity *= INCREASE;</text:p>
      <text:p text:style-name="P88"><text:s text:c="4"/>std::shared_ptr&lt;Figure&gt; *tmp = new std::shared_ptr&lt;Figure&gt; [capacity];</text:p>
      <text:p text:style-name="P88"><text:s text:c="4"/>for (int i = 0; i &lt; size; i++){</text:p>
      <text:p text:style-name="P88"><text:s text:c="8"/>tmp[i] = array[i];</text:p>
      <text:p text:style-name="P88"><text:s text:c="8"/>array[i] = nullptr;</text:p>
      <text:p text:style-name="P88"><text:s text:c="4"/>}</text:p>
      <text:p text:style-name="P88"><text:s text:c="4"/>delete [] array;</text:p>
      <text:p text:style-name="P88"><text:s text:c="4"/>array = nullptr;</text:p>
      <text:p text:style-name="P88"><text:s text:c="4"/>array = tmp;</text:p>
      <text:p text:style-name="P88"><text:s text:c="4"/>tmp = nullptr;</text:p>
      <text:p text:style-name="P88">}</text:p>
      <text:p text:style-name="P88"/>
      <text:p text:style-name="P88">void TVector::Push(std::shared_ptr&lt;Figure&gt; &amp;temp){</text:p>
      <text:p text:style-name="P88"><text:s text:c="4"/>if (size == capacity){</text:p>
      <text:p text:style-name="P88"><text:s text:c="8"/>ResizeVector(array);</text:p>
      <text:p text:style-name="P88"><text:s text:c="4"/>}</text:p>
      <text:p text:style-name="P88"><text:s text:c="4"/>array[size] = temp;</text:p>
      <text:p text:style-name="P88"><text:s text:c="4"/>++size;</text:p>
      <text:p text:style-name="P88">}</text:p>
      <text:p text:style-name="P88"/>
      <text:p text:style-name="P88">void TVector::Get(int index){</text:p>
      <text:p text:style-name="P49"><text:span text:style-name="T1"><text:s text:c="3"/></text:span><text:span text:style-name="T1"><text:page-number text:select-page="current">24</text:page-number></text:span></text:p>
      <text:p text:style-name="P88"><text:soft-page-break/><text:s/>array[index] -&gt; Print();</text:p>
      <text:p text:style-name="P88">}</text:p>
      <text:p text:style-name="P88"/>
      <text:p text:style-name="P88">void TVector::Delete(){</text:p>
      <text:p text:style-name="P88"><text:s text:c="4"/>array[size] = nullptr;</text:p>
      <text:p text:style-name="P88"><text:s text:c="4"/>size--;</text:p>
      <text:p text:style-name="P88">}</text:p>
      <text:p text:style-name="P88"/>
      <text:p text:style-name="P88">void TVector::DeleteAll(){</text:p>
      <text:p text:style-name="P88"><text:s text:c="4"/>for(int i = 0; i &lt; GetSize(); i++){</text:p>
      <text:p text:style-name="P88"><text:s text:c="8"/>array[i] = nullptr;</text:p>
      <text:p text:style-name="P88"><text:s text:c="4"/>}</text:p>
      <text:p text:style-name="P88"><text:s text:c="4"/>delete [] array;</text:p>
      <text:p text:style-name="P88"><text:s text:c="4"/>array = nullptr;</text:p>
      <text:p text:style-name="P88"><text:s text:c="4"/>capacity = size = 0;</text:p>
      <text:p text:style-name="P88">}</text:p>
      <text:p text:style-name="P88"/>
      <text:p text:style-name="P88">TVector::~TVector(){</text:p>
      <text:p text:style-name="P88"><text:s text:c="4"/>DeleteAll();</text:p>
      <text:p text:style-name="P88">}</text:p>
      <text:p text:style-name="P88">std::ostream&amp; operator&lt;&lt;(std::ostream&amp; os, const TVector&amp; vector){</text:p>
      <text:p text:style-name="P88"><text:s text:c="4"/>for(int i = 0; i &lt; vector.size; ++i){</text:p>
      <text:p text:style-name="P88"><text:s text:c="8"/>os &lt;&lt; *vector.array[i];</text:p>
      <text:p text:style-name="P88"><text:s text:c="4"/>}</text:p>
      <text:p text:style-name="P88"><text:s text:c="4"/>return os;</text:p>
      <text:p text:style-name="P88">}</text:p>
      <text:p text:style-name="P88"/>
      <text:p text:style-name="P88">int TVector::GetSize(){</text:p>
      <text:p text:style-name="P88"><text:s text:c="4"/>return size;</text:p>
      <text:p text:style-name="P88">}</text:p>
      <text:p text:style-name="P88"/>
      <text:p text:style-name="P81">Figure.h</text:p>
      <text:p text:style-name="P81"/>
      <text:p text:style-name="P88">#ifndef FIGURE_H</text:p>
      <text:p text:style-name="P88">#define FIGURE_H</text:p>
      <text:p text:style-name="P88"/>
      <text:p text:style-name="P88">#include &lt;iostream&gt;</text:p>
      <text:p text:style-name="P88">class Figure{</text:p>
      <text:p text:style-name="P88">public:</text:p>
      <text:p text:style-name="P88"><text:s text:c="4"/>virtual void Print() = 0; </text:p>
      <text:p text:style-name="P88"><text:s text:c="4"/>virtual ~Figure(){};</text:p>
      <text:p text:style-name="P88"><text:s text:c="4"/>friend std::ostream&amp; operator &lt;&lt;(std::ostream&amp;os, Figure&amp;obj){</text:p>
      <text:p text:style-name="P88"><text:s text:c="8"/>obj.Print();</text:p>
      <text:p text:style-name="P88"><text:s text:c="8"/>return os;</text:p>
      <text:p text:style-name="P49"><text:span text:style-name="T1"><text:s text:c="2"/></text:span><text:span text:style-name="T1"><text:page-number text:select-page="current">25</text:page-number></text:span></text:p>
      <text:p text:style-name="P88"><text:soft-page-break/><text:tab/> <text:s/>};</text:p>
      <text:p text:style-name="P88">};</text:p>
      <text:p text:style-name="P88"/>
      <text:p text:style-name="P88">#endif</text:p>
      <text:p text:style-name="P88"/>
      <text:p text:style-name="P101">ОСТАЛЬНЫЕ ОПИСАНИЯ И МЕТОДЫ ФИГУР ОСТАЮТСЯ НИЗМЕННЫМИ</text:p>
      <text:p text:style-name="P101"/>
      <text:p text:style-name="P88">Тесты: </text:p>
      <text:p text:style-name="P88"/>
      <text:p text:style-name="P88">lowban777@lowban:~/Рабочий стол/OOP/laba3$ ./lab3</text:p>
      <text:p text:style-name="P88">Введите номер</text:p>
      <text:p text:style-name="P88">1) Дать значения трапеции</text:p>
      <text:p text:style-name="P88">2) Дать значения ромбу</text:p>
      <text:p text:style-name="P88">3) Дать значения пятиугольнику</text:p>
      <text:p text:style-name="P88">4) Индекс фигуры</text:p>
      <text:p text:style-name="P88">5) Удалить последнюю фигуру</text:p>
      <text:p text:style-name="P88">6) Удалить все фигуры</text:p>
      <text:p text:style-name="P88">7) Напечатать вектор</text:p>
      <text:p text:style-name="P88">0) Выход</text:p>
      <text:p text:style-name="P88">1</text:p>
      <text:p text:style-name="P88">Введите стороны трапеции</text:p>
      <text:p text:style-name="P88">12</text:p>
      <text:p text:style-name="P88">2</text:p>
      <text:p text:style-name="P88">3</text:p>
      <text:p text:style-name="P88">Трапеция создана: </text:p>
      <text:p text:style-name="P88">OK</text:p>
      <text:p text:style-name="P88">Введите номер</text:p>
      <text:p text:style-name="P88">1) Дать значения трапеции</text:p>
      <text:p text:style-name="P88">2) Дать значения ромбу</text:p>
      <text:p text:style-name="P88">3) Дать значения пятиугольнику</text:p>
      <text:p text:style-name="P88">4) Индекс фигуры</text:p>
      <text:p text:style-name="P88">5) Удалить последнюю фигуру</text:p>
      <text:p text:style-name="P88">6) Удалить все фигуры</text:p>
      <text:p text:style-name="P88">7) Напечатать вектор</text:p>
      <text:p text:style-name="P88">0) Выход</text:p>
      <text:p text:style-name="P88">2</text:p>
      <text:p text:style-name="P88">Введите стороны ромба</text:p>
      <text:p text:style-name="P88">123</text:p>
      <text:p text:style-name="P88">Ромб создан: </text:p>
      <text:p text:style-name="P88">Введите номер</text:p>
      <text:p text:style-name="P88">1) Дать значения трапеции</text:p>
      <text:p text:style-name="P88">2) Дать значения ромбу</text:p>
      <text:p text:style-name="P88">3) Дать значения пятиугольнику</text:p>
      <text:p text:style-name="P89"><text:page-number text:select-page="current">26</text:page-number></text:p>
      <text:p text:style-name="P88"><text:soft-page-break/>4) Индекс фигуры</text:p>
      <text:p text:style-name="P88">5) Удалить последнюю фигуру</text:p>
      <text:p text:style-name="P88">6) Удалить все фигуры</text:p>
      <text:p text:style-name="P88">7) Напечатать вектор</text:p>
      <text:p text:style-name="P88">0) Выход</text:p>
      <text:p text:style-name="P88">3</text:p>
      <text:p text:style-name="P88">Введите стороны пятиугольника</text:p>
      <text:p text:style-name="P88">2</text:p>
      <text:p text:style-name="P88">2</text:p>
      <text:p text:style-name="P88">Пятиугольник создан: </text:p>
      <text:p text:style-name="P88">Введите номер</text:p>
      <text:p text:style-name="P88">1) Дать значения трапеции</text:p>
      <text:p text:style-name="P88">2) Дать значения ромбу</text:p>
      <text:p text:style-name="P88">3) Дать значения пятиугольнику</text:p>
      <text:p text:style-name="P88">4) Индекс фигуры</text:p>
      <text:p text:style-name="P88">5) Удалить последнюю фигуру</text:p>
      <text:p text:style-name="P88">6) Удалить все фигуры</text:p>
      <text:p text:style-name="P88">7) Напечатать вектор</text:p>
      <text:p text:style-name="P88">0) Выход</text:p>
      <text:p text:style-name="P88">4</text:p>
      <text:p text:style-name="P88">Введите индекс фигуры</text:p>
      <text:p text:style-name="P88">2</text:p>
      <text:p text:style-name="P88">a=2, b=2</text:p>
      <text:p text:style-name="P88">Введите номер</text:p>
      <text:p text:style-name="P88">1) Дать значения трапеции</text:p>
      <text:p text:style-name="P88">2) Дать значения ромбу</text:p>
      <text:p text:style-name="P88">3) Дать значения пятиугольнику</text:p>
      <text:p text:style-name="P88">4) Индекс фигуры</text:p>
      <text:p text:style-name="P88">5) Удалить последнюю фигуру</text:p>
      <text:p text:style-name="P88">6) Удалить все фигуры</text:p>
      <text:p text:style-name="P88">7) Напечатать вектор</text:p>
      <text:p text:style-name="P88">0) Выход</text:p>
      <text:p text:style-name="P88">7</text:p>
      <text:p text:style-name="P88">a=12, b=2, c=3</text:p>
      <text:p text:style-name="P88">a=123, b=123, c=123, d=123</text:p>
      <text:p text:style-name="P88">a=2, b=2</text:p>
      <text:p text:style-name="P88">Введите номер</text:p>
      <text:p text:style-name="P88">1) Дать значения трапеции</text:p>
      <text:p text:style-name="P88">2) Дать значения ромбу</text:p>
      <text:p text:style-name="P88">3) Дать значения пятиугольнику</text:p>
      <text:p text:style-name="P88">4) Индекс фигуры</text:p>
      <text:p text:style-name="P88">5) Удалить последнюю фигуру</text:p>
      <text:p text:style-name="P88">6) Удалить все фигуры</text:p>
      <text:p text:style-name="P88">7) Напечатать вектор</text:p>
      <text:p text:style-name="P89"><text:page-number text:select-page="current">27</text:page-number></text:p>
      <text:p text:style-name="P88"><text:soft-page-break/>0) Выход</text:p>
      <text:p text:style-name="P88">0</text:p>
      <text:p text:style-name="P88">3</text:p>
      <text:p text:style-name="P88">Трапеция удалена</text:p>
      <text:p text:style-name="P88">Ромб удален</text:p>
      <text:p text:style-name="P88">Пятиугольник удален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page-number text:select-page="current">28</text:page-number></text:p>
      <text:p text:style-name="P3"><text:soft-page-break/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4</text:p>
      <text:p text:style-name="P23">по дисциплине Объектно-Ориентированное Программирование</text:p>
      <text:p text:style-name="P7"/>
      <text:p text:style-name="P7"/>
      <text:p text:style-name="P7"/>
      <text:p text:style-name="P32"/>
      <text:p text:style-name="P7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7">Москва</text:p>
      <text:p text:style-name="P109">2018</text:p>
      <text:p text:style-name="P109"/>
      <text:p text:style-name="P12"><text:soft-page-break/>Лабораторная работа №4</text:p>
      <text:p text:style-name="P12"/>
      <text:p text:style-name="P13">Цель работы:</text:p>
      <text:p text:style-name="P48"><text:span text:style-name="T1">●</text:span><text:span text:style-name="T5"> Знакомство с шаблонами классов</text:span></text:p>
      <text:p text:style-name="P48"><text:span text:style-name="T1">●</text:span><text:span text:style-name="T5"> Построение шаблонов динамических структур данных</text:span></text:p>
      <text:p text:style-name="P106"/>
      <text:p text:style-name="P106">Вариант Задания (№4):</text:p>
      <text:p text:style-name="P106"/>
      <text:p text:style-name="P88">● Контейнер 1-го уровня — массив</text:p>
      <text:p text:style-name="P88">● Фигура №1 — трапеция</text:p>
      <text:p text:style-name="P88">● Фигура №2 — ромб</text:p>
      <text:p text:style-name="P88">● Фигура №3 — пятиугольник</text:p>
      <text:p text:style-name="P88"/>
      <text:p text:style-name="P88">Код программы:</text:p>
      <text:p text:style-name="P88"/>
      <text:p text:style-name="P81">vector.cpp</text:p>
      <text:p text:style-name="P81"/>
      <text:p text:style-name="P88">#include "Vector.h"</text:p>
      <text:p text:style-name="P88">#include &lt;stdlib.h&gt;</text:p>
      <text:p text:style-name="P88"/>
      <text:p text:style-name="P88">const int INCREASE = 2;</text:p>
      <text:p text:style-name="P88"/>
      <text:p text:style-name="P88">template &lt;class T&gt; LolVector&lt;T&gt; :: LolVector(int kek){</text:p>
      <text:p text:style-name="P88"><text:s text:c="4"/>array = new std::shared_ptr&lt;T&gt; [kek];</text:p>
      <text:p text:style-name="P88"><text:s text:c="4"/>size = 0;</text:p>
      <text:p text:style-name="P88"><text:s text:c="4"/>capacity = kek;</text:p>
      <text:p text:style-name="P88">}</text:p>
      <text:p text:style-name="P88"/>
      <text:p text:style-name="P88">template &lt;class T&gt; void LolVector&lt;T&gt;::ResizeVector(std::shared_ptr&lt;T&gt; *&amp;array){</text:p>
      <text:p text:style-name="P88"><text:s text:c="4"/>capacity *= INCREASE;</text:p>
      <text:p text:style-name="P88"><text:s text:c="4"/>std::shared_ptr&lt;T&gt; *tmp = new std::shared_ptr&lt;T&gt; [capacity];</text:p>
      <text:p text:style-name="P88"><text:s text:c="4"/>for(int i = 0; i &lt; size; ++i){</text:p>
      <text:p text:style-name="P88"><text:s text:c="8"/>tmp[i] = array[i];</text:p>
      <text:p text:style-name="P88"><text:s text:c="8"/>array[i] = nullptr;</text:p>
      <text:p text:style-name="P88"><text:s text:c="4"/>}</text:p>
      <text:p text:style-name="P88"><text:s text:c="4"/>delete [] array;</text:p>
      <text:p text:style-name="P88"><text:s text:c="4"/>array = nullptr;</text:p>
      <text:p text:style-name="P88"><text:s text:c="4"/>array = tmp;</text:p>
      <text:p text:style-name="P88"><text:s text:c="4"/>tmp = nullptr;</text:p>
      <text:p text:style-name="P88">}</text:p>
      <text:p text:style-name="P88"/>
      <text:p text:style-name="P88">template &lt;class T&gt; void LolVector&lt;T&gt;::Push(std::shared_ptr&lt;T&gt; &amp;temp){</text:p>
      <text:p text:style-name="P88"><text:s text:c="4"/>if (size == capacity){</text:p>
      <text:p text:style-name="P49"><text:span text:style-name="T1"><text:s text:c="7"/></text:span><text:span text:style-name="T1"><text:page-number text:select-page="current">30</text:page-number></text:span></text:p>
      <text:p text:style-name="P88"><text:soft-page-break/><text:s/>ResizeVector(array);</text:p>
      <text:p text:style-name="P88"><text:s text:c="4"/>}</text:p>
      <text:p text:style-name="P88"><text:s text:c="4"/>array[size] = temp;</text:p>
      <text:p text:style-name="P88"><text:s text:c="4"/>++size;</text:p>
      <text:p text:style-name="P88">}</text:p>
      <text:p text:style-name="P88"/>
      <text:p text:style-name="P88">template &lt;class T&gt; void LolVector&lt;T&gt;::Get(int lol){</text:p>
      <text:p text:style-name="P88"><text:s text:c="4"/>array[lol]-&gt;Print();</text:p>
      <text:p text:style-name="P88">}</text:p>
      <text:p text:style-name="P88"/>
      <text:p text:style-name="P88">template &lt;class T&gt; void LolVector&lt;T&gt;::Delete(){</text:p>
      <text:p text:style-name="P88"><text:s text:c="4"/>array[size] = nullptr;</text:p>
      <text:p text:style-name="P88"><text:s text:c="4"/>size--;</text:p>
      <text:p text:style-name="P88">}</text:p>
      <text:p text:style-name="P88"/>
      <text:p text:style-name="P88">template &lt;class T&gt; std::ostream&amp; operator&lt;&lt;(std::ostream&amp; os, const LolVector&lt;T&gt;&amp; vector){</text:p>
      <text:p text:style-name="P88"><text:s text:c="4"/>for(int i = 0; i &lt; vector.size; ++i){</text:p>
      <text:p text:style-name="P88"><text:s text:c="8"/>vector.array[i]-&gt;Print();</text:p>
      <text:p text:style-name="P88"><text:s text:c="4"/>}</text:p>
      <text:p text:style-name="P88"><text:s text:c="4"/>return os;</text:p>
      <text:p text:style-name="P88">}</text:p>
      <text:p text:style-name="P88"/>
      <text:p text:style-name="P88">template &lt;class T&gt; int LolVector&lt;T&gt;::GetSize(){</text:p>
      <text:p text:style-name="P88"><text:s text:c="4"/>return size;</text:p>
      <text:p text:style-name="P88">}</text:p>
      <text:p text:style-name="P88"/>
      <text:p text:style-name="P88">template &lt;class T&gt; void LolVector&lt;T&gt;::DeleteAll(){</text:p>
      <text:p text:style-name="P88"><text:s text:c="4"/>for(int i = 0; i &lt; GetSize(); i++){</text:p>
      <text:p text:style-name="P88"><text:s text:c="8"/>array[i] = nullptr;</text:p>
      <text:p text:style-name="P88"><text:s text:c="4"/>}</text:p>
      <text:p text:style-name="P88"><text:s text:c="4"/>delete [] array;</text:p>
      <text:p text:style-name="P88"><text:s text:c="4"/>array = nullptr;</text:p>
      <text:p text:style-name="P88"><text:s text:c="4"/>capacity = size = 0;</text:p>
      <text:p text:style-name="P88">}</text:p>
      <text:p text:style-name="P88"/>
      <text:p text:style-name="P88">template &lt;class T&gt; LolVector&lt;T&gt;::~LolVector(){</text:p>
      <text:p text:style-name="P88"><text:s text:c="4"/>DeleteAll();</text:p>
      <text:p text:style-name="P88">}</text:p>
      <text:p text:style-name="P88"/>
      <text:p text:style-name="P88">#include "Figure.h"</text:p>
      <text:p text:style-name="P88">template class LolVector&lt;Figure&gt;;</text:p>
      <text:p text:style-name="P88">template std::ostream&amp; operator&lt;&lt;(std::ostream&amp; os, const LolVector&lt;Figure&gt; &amp;vector);</text:p>
      <text:p text:style-name="P89"><text:page-number text:select-page="current">31</text:page-number></text:p>
      <text:p text:style-name="P81"><text:soft-page-break/>vector.h</text:p>
      <text:p text:style-name="P81"/>
      <text:p text:style-name="P48">#ifndef VECTOR_H</text:p>
      <text:p text:style-name="P48">#define VECTOR_H</text:p>
      <text:p text:style-name="P48"/>
      <text:p text:style-name="P48">#include "Figure.h"</text:p>
      <text:p text:style-name="P48">#include "Pentagon.h"</text:p>
      <text:p text:style-name="P48">#include "Trapeze.h"</text:p>
      <text:p text:style-name="P48">#include "Rhombus.h"</text:p>
      <text:p text:style-name="P48">#include &lt;memory&gt;</text:p>
      <text:p text:style-name="P48"/>
      <text:p text:style-name="P48">template &lt;class T&gt; class LolVector{</text:p>
      <text:p text:style-name="P48">public:</text:p>
      <text:p text:style-name="P48"><text:s text:c="4"/>LolVector(int kek); //конструктор класса</text:p>
      <text:p text:style-name="P48"><text:s text:c="4"/>void Push(std::shared_ptr&lt;T&gt; &amp;temp); //добавление элемента в класс</text:p>
      <text:p text:style-name="P48"><text:s text:c="4"/>void Get(int lol); //получение элемента класса</text:p>
      <text:p text:style-name="P48"><text:s text:c="4"/>void Delete(); //удаление поледнего элемента</text:p>
      <text:p text:style-name="P48"><text:s text:c="4"/>template &lt;class A&gt; friend std::ostream&amp; operator&lt;&lt;(std::ostream&amp; os, const LolVector&lt;A&gt;&amp; vector); //вывод в стандартный поток</text:p>
      <text:p text:style-name="P48"><text:s text:c="4"/>void DeleteAll();</text:p>
      <text:p text:style-name="P48"><text:s text:c="4"/>~LolVector(); //деструктор класса</text:p>
      <text:p text:style-name="P48"><text:s text:c="4"/>int GetSize(); // получение размера класса</text:p>
      <text:p text:style-name="P48">private:</text:p>
      <text:p text:style-name="P48"><text:s text:c="4"/>void ResizeVector(std::shared_ptr&lt;T&gt; *&amp;array); //изменение размера вектора</text:p>
      <text:p text:style-name="P48"><text:s text:c="4"/>int size; //текущее количество элементов</text:p>
      <text:p text:style-name="P48"><text:s text:c="4"/>int capacity; // выделенное место</text:p>
      <text:p text:style-name="P48"><text:s text:c="4"/>std::shared_ptr&lt;T&gt; *array; //массив</text:p>
      <text:p text:style-name="P48"><text:s text:c="4"/></text:p>
      <text:p text:style-name="P48">};</text:p>
      <text:p text:style-name="P48"/>
      <text:p text:style-name="P48">#endif</text:p>
      <text:p text:style-name="P48"/>
      <text:p text:style-name="P64">MAIN.CPP И ОСТАЛЬНЫЕ МЕТОДЫ ФИГУР ОСТАЮТСЯ НЕИЗМЕННЫМИ</text:p>
      <text:p text:style-name="P64"/>
      <text:p text:style-name="P65">Тесты:</text:p>
      <text:p text:style-name="P65"/>
      <text:p text:style-name="P51">lowban777@lowban:~/Рабочий стол/OOP/laba4$ ./lab4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0"><text:page-number text:select-page="current">32</text:page-number></text:p>
      <text:p text:style-name="P51"><text:soft-page-break/>7) Напечатать вектор</text:p>
      <text:p text:style-name="P51">0) Выход</text:p>
      <text:p text:style-name="P51">1</text:p>
      <text:p text:style-name="P51">Введите стороны трапеции</text:p>
      <text:p text:style-name="P51">2</text:p>
      <text:p text:style-name="P51">1</text:p>
      <text:p text:style-name="P51">2</text:p>
      <text:p text:style-name="P51">Трапеция создана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0) Выход</text:p>
      <text:p text:style-name="P51">2</text:p>
      <text:p text:style-name="P51">Введите стороны ромба</text:p>
      <text:p text:style-name="P51">3</text:p>
      <text:p text:style-name="P51">Ромб создан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0) Выход</text:p>
      <text:p text:style-name="P51">2</text:p>
      <text:p text:style-name="P51">Введите стороны ромба</text:p>
      <text:p text:style-name="P51">3</text:p>
      <text:p text:style-name="P51">Ромб создан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0) Выход</text:p>
      <text:p text:style-name="P51">3</text:p>
      <text:p text:style-name="P50"><text:page-number text:select-page="current">33</text:page-number></text:p>
      <text:p text:style-name="P51"><text:soft-page-break/>Введите стороны пятиугольника</text:p>
      <text:p text:style-name="P51">7</text:p>
      <text:p text:style-name="P51">2</text:p>
      <text:p text:style-name="P51">Пятиугольник создан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0) Выход</text:p>
      <text:p text:style-name="P51">7</text:p>
      <text:p text:style-name="P51">a=2, b=1, c=2</text:p>
      <text:p text:style-name="P51">a=3, b=3, c=3, d=3</text:p>
      <text:p text:style-name="P51">a=3, b=3, c=3, d=3</text:p>
      <text:p text:style-name="P51">a=7, b=2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0) Выход</text:p>
      <text:p text:style-name="P51">5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0) Выход</text:p>
      <text:p text:style-name="P51">0</text:p>
      <text:p text:style-name="P51">3</text:p>
      <text:p text:style-name="P51">Трапеция удалена</text:p>
      <text:p text:style-name="P51">Ромб удален</text:p>
      <text:p text:style-name="P51">Ромб удален</text:p>
      <text:p text:style-name="P51">Пятиугольник удален</text:p>
      <text:p text:style-name="P64"/>
      <text:p text:style-name="P64"><text:page-number text:select-page="current">34</text:page-number></text:p>
      <text:p text:style-name="P3"><text:soft-page-break/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5</text:p>
      <text:p text:style-name="P23">по дисциплине Объектно-Ориентированное Программирование</text:p>
      <text:p text:style-name="P7"/>
      <text:p text:style-name="P7"/>
      <text:p text:style-name="P7"/>
      <text:p text:style-name="P32"/>
      <text:p text:style-name="P7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7">Москва</text:p>
      <text:p text:style-name="P109">2018</text:p>
      <text:p text:style-name="P14"/>
      <text:p text:style-name="P14"><text:soft-page-break/>Лабораторная работа №5</text:p>
      <text:p text:style-name="P14"/>
      <text:p text:style-name="P15">Цель работы:</text:p>
      <text:p text:style-name="P90">● Закрепление навыков работы с шаблонами классов</text:p>
      <text:p text:style-name="P90">● Построение итераторов для динамических структур данных</text:p>
      <text:p text:style-name="P90"/>
      <text:p text:style-name="P90">Вариант Задания (№4):</text:p>
      <text:p text:style-name="P90"/>
      <text:p text:style-name="P90">● Контейнер 1-го уровня — массив</text:p>
      <text:p text:style-name="P90">● Фигура №1 — трапеция</text:p>
      <text:p text:style-name="P90">● Фигура №2 — ромб</text:p>
      <text:p text:style-name="P90">● Фигура №3 — пятиугольник</text:p>
      <text:p text:style-name="P90"/>
      <text:p text:style-name="P90">Код программы:</text:p>
      <text:p text:style-name="P90"/>
      <text:p text:style-name="P82">Iterator.h</text:p>
      <text:p text:style-name="P82"/>
      <text:p text:style-name="P51">#ifndef TITERATOR_H</text:p>
      <text:p text:style-name="P51">#define TITERATOR_H</text:p>
      <text:p text:style-name="P51"/>
      <text:p text:style-name="P51">#include &lt;memory&gt;</text:p>
      <text:p text:style-name="P51">#include &lt;iostream&gt;</text:p>
      <text:p text:style-name="P51">#include "Vector.h"</text:p>
      <text:p text:style-name="P51"/>
      <text:p text:style-name="P51">//Класс итератора на шаблонах</text:p>
      <text:p text:style-name="P51">template &lt;class T&gt; class TIterator {</text:p>
      <text:p text:style-name="P51">public:</text:p>
      <text:p text:style-name="P51"><text:s text:c="4"/>//Конструктор итератора</text:p>
      <text:p text:style-name="P51"><text:s text:c="4"/>TIterator(std::shared_ptr&lt;T&gt; *n) {</text:p>
      <text:p text:style-name="P51"><text:s text:c="8"/>ptr = n;</text:p>
      <text:p text:style-name="P51"><text:s text:c="4"/>}</text:p>
      <text:p text:style-name="P51"><text:s text:c="4"/>// Разыменование через *</text:p>
      <text:p text:style-name="P51"><text:s text:c="4"/>std::shared_ptr&lt;T&gt; operator *() {</text:p>
      <text:p text:style-name="P51"><text:s text:c="8"/>return *ptr;</text:p>
      <text:p text:style-name="P51"><text:s text:c="4"/>}</text:p>
      <text:p text:style-name="P51"><text:s text:c="4"/>// Разыменование через -&gt;</text:p>
      <text:p text:style-name="P51"><text:s text:c="4"/>std::shared_ptr&lt;T&gt; operator -&gt; (){</text:p>
      <text:p text:style-name="P51"><text:s text:c="8"/>return ptr -&gt; GetValue();</text:p>
      <text:p text:style-name="P51"><text:s text:c="4"/>}</text:p>
      <text:p text:style-name="P51"><text:s text:c="4"/>// Продвижение по контейнеру</text:p>
      <text:p text:style-name="P51"><text:s text:c="4"/>void operator ++ (){</text:p>
      <text:p text:style-name="P51"><text:s text:c="8"/>++ptr;</text:p>
      <text:p text:style-name="P51"><text:s text:c="4"/>} </text:p>
      <text:p text:style-name="P50"><text:s text:c="2"/><text:page-number text:select-page="current">36</text:page-number></text:p>
      <text:p text:style-name="P51"><text:soft-page-break/><text:s text:c="2"/>// Продвижение по n позиций </text:p>
      <text:p text:style-name="P51"><text:s text:c="4"/>TIterator operator ++ (int) {</text:p>
      <text:p text:style-name="P51"><text:s text:c="8"/>TIterator iter(*this);</text:p>
      <text:p text:style-name="P51"><text:s text:c="8"/>++(*this);</text:p>
      <text:p text:style-name="P51"><text:s text:c="8"/>return iter;</text:p>
      <text:p text:style-name="P51"><text:s text:c="4"/>}</text:p>
      <text:p text:style-name="P51"><text:s text:c="4"/>// Сравнение итераторов </text:p>
      <text:p text:style-name="P51"><text:s text:c="4"/>bool operator == (TIterator const&amp; i) {</text:p>
      <text:p text:style-name="P51"><text:s text:c="8"/>return ptr == i.ptr;</text:p>
      <text:p text:style-name="P51"><text:s text:c="4"/>}</text:p>
      <text:p text:style-name="P51"><text:s text:c="4"/>// Сравнение итераторов</text:p>
      <text:p text:style-name="P51"><text:s text:c="4"/>bool operator != (TIterator const&amp; i){</text:p>
      <text:p text:style-name="P51"><text:s text:c="8"/>return !(*this == i);</text:p>
      <text:p text:style-name="P51"><text:s text:c="4"/>}</text:p>
      <text:p text:style-name="P51">private:</text:p>
      <text:p text:style-name="P51"><text:s text:c="4"/>// Указатель на ячейку контейнера</text:p>
      <text:p text:style-name="P51"><text:s text:c="4"/>std::shared_ptr&lt;T&gt; *ptr;</text:p>
      <text:p text:style-name="P51">};</text:p>
      <text:p text:style-name="P51"/>
      <text:p text:style-name="P51">#endif</text:p>
      <text:p text:style-name="P51"/>
      <text:p text:style-name="P64">ВСЕ ОСТАЛЬНЫЕ МЕТОДЫ ФИГУР И КЛАССЫ ОСТАЮТСЯ НЕ ТРОНУТЫМИ</text:p>
      <text:p text:style-name="P64"/>
      <text:p text:style-name="P51">Тесты:</text:p>
      <text:p text:style-name="P51"/>
      <text:p text:style-name="P51">lowban777@lowban:~/Рабочий стол/OOP/laba5$ ./lab5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8) 'for' с итератором</text:p>
      <text:p text:style-name="P51">0) Выход</text:p>
      <text:p text:style-name="P51">2</text:p>
      <text:p text:style-name="P51">Введите стороны ромба</text:p>
      <text:p text:style-name="P51">1</text:p>
      <text:p text:style-name="P51">Ромб создан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0"><text:page-number text:select-page="current">37</text:page-number></text:p>
      <text:p text:style-name="P51"><text:soft-page-break/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8) 'for' с итератором</text:p>
      <text:p text:style-name="P51">0) Выход</text:p>
      <text:p text:style-name="P51">3</text:p>
      <text:p text:style-name="P51">Введите стороны пятиугольника</text:p>
      <text:p text:style-name="P51">2</text:p>
      <text:p text:style-name="P51">3</text:p>
      <text:p text:style-name="P51">Пятиугольник создан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8) 'for' с итератором</text:p>
      <text:p text:style-name="P51">0) Выход</text:p>
      <text:p text:style-name="P51">1</text:p>
      <text:p text:style-name="P51">Введите стороны трапеции</text:p>
      <text:p text:style-name="P51">1</text:p>
      <text:p text:style-name="P51">2</text:p>
      <text:p text:style-name="P51">3</text:p>
      <text:p text:style-name="P51">Трапеция создана: 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8) 'for' с итератором</text:p>
      <text:p text:style-name="P51">0) Выход</text:p>
      <text:p text:style-name="P51">8</text:p>
      <text:p text:style-name="P51">a=1, b=1, c=1, d=1</text:p>
      <text:p text:style-name="P51">a=2, b=3</text:p>
      <text:p text:style-name="P51">a=1, b=2, c=3</text:p>
      <text:p text:style-name="P51">Введите номер</text:p>
      <text:p text:style-name="P51">1) Дать значения трапеции</text:p>
      <text:p text:style-name="P50"><text:page-number text:select-page="current">38</text:page-number></text:p>
      <text:p text:style-name="P51"><text:soft-page-break/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8) 'for' с итератором</text:p>
      <text:p text:style-name="P51">0) Выход</text:p>
      <text:p text:style-name="P51">7</text:p>
      <text:p text:style-name="P51">a=1, b=1, c=1, d=1</text:p>
      <text:p text:style-name="P51">a=2, b=3</text:p>
      <text:p text:style-name="P51">a=1, b=2, c=3</text:p>
      <text:p text:style-name="P51">Введите номер</text:p>
      <text:p text:style-name="P51">1) Дать значения трапеции</text:p>
      <text:p text:style-name="P51">2) Дать значения ромбу</text:p>
      <text:p text:style-name="P51">3) Дать значения пятиугольнику</text:p>
      <text:p text:style-name="P51">4) Индекс фигуры</text:p>
      <text:p text:style-name="P51">5) Удалить последнюю фигуру</text:p>
      <text:p text:style-name="P51">6) Удалить все фигуры</text:p>
      <text:p text:style-name="P51">7) Напечатать вектор</text:p>
      <text:p text:style-name="P51">8) 'for' с итератором</text:p>
      <text:p text:style-name="P51">0) Выход</text:p>
      <text:p text:style-name="P51">6</text:p>
      <text:p text:style-name="P51">Ромб удален</text:p>
      <text:p text:style-name="P51">Пятиугольник удален</text:p>
      <text:p text:style-name="P51">Трапеция удалена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0"><text:page-number text:select-page="current">39</text:page-number></text:p>
      <text:p text:style-name="P3"><text:soft-page-break/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6</text:p>
      <text:p text:style-name="P23">по дисциплине Объектно-Ориентированное Программирование</text:p>
      <text:p text:style-name="P7"/>
      <text:p text:style-name="P7"/>
      <text:p text:style-name="P7"/>
      <text:p text:style-name="P32"/>
      <text:p text:style-name="P7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7">Москва</text:p>
      <text:p text:style-name="P109">2018</text:p>
      <text:p text:style-name="P16"/>
      <text:p text:style-name="P16"><text:soft-page-break/>Лабораторная работа №6</text:p>
      <text:p text:style-name="P16"/>
      <text:p text:style-name="P17">Цель работы:</text:p>
      <text:p text:style-name="P91">● Закрепление навыков по работе с памятью в С++</text:p>
      <text:p text:style-name="P91">● Создание аллокаторов памяти для динамических структур данных</text:p>
      <text:p text:style-name="P91"/>
      <text:p text:style-name="P91">Вариант Задания (№4):</text:p>
      <text:p text:style-name="P91"/>
      <text:p text:style-name="P91">● Контейнер 1-го уровня — массив</text:p>
      <text:p text:style-name="P91">● Контейнер 2-го уровня — массив</text:p>
      <text:p text:style-name="P91">● Фигура №1 — трапеция</text:p>
      <text:p text:style-name="P91">● Фигура №2 — ромб</text:p>
      <text:p text:style-name="P91">● Фигура №3 — пятиугольник</text:p>
      <text:p text:style-name="P91"/>
      <text:p text:style-name="P91">Код программы:</text:p>
      <text:p text:style-name="P91"/>
      <text:p text:style-name="P83">main.cpp</text:p>
      <text:p text:style-name="P83"/>
      <text:p text:style-name="P91">#include &lt;iostream&gt;</text:p>
      <text:p text:style-name="P91">#include "Vector.h"</text:p>
      <text:p text:style-name="P91">#include "Figure.h"</text:p>
      <text:p text:style-name="P91">#include &lt;cstdlib&gt;</text:p>
      <text:p text:style-name="P91">#include &lt;memory&gt;</text:p>
      <text:p text:style-name="P91">#include "TAlloccationBlock.h"</text:p>
      <text:p text:style-name="P91"/>
      <text:p text:style-name="P91">using std::cin;</text:p>
      <text:p text:style-name="P91">using std::cout;</text:p>
      <text:p text:style-name="P91">using std::endl;</text:p>
      <text:p text:style-name="P91"/>
      <text:p text:style-name="P91">void menu();</text:p>
      <text:p text:style-name="P91"/>
      <text:p text:style-name="P91">int main() {</text:p>
      <text:p text:style-name="P91"><text:s text:c="4"/>int key;</text:p>
      <text:p text:style-name="P91"><text:s text:c="4"/>int index;</text:p>
      <text:p text:style-name="P91"><text:s text:c="4"/>int a = 0;</text:p>
      <text:p text:style-name="P91"><text:s text:c="4"/>int b = 0;</text:p>
      <text:p text:style-name="P91"><text:s text:c="4"/>int c = 0;</text:p>
      <text:p text:style-name="P91"/>
      <text:p text:style-name="P91"><text:s text:c="4"/>std::shared_ptr&lt;Figure&gt; tri;</text:p>
      <text:p text:style-name="P91"><text:s text:c="4"/>LolVector&lt;Figure&gt; *vector = new LolVector &lt;Figure&gt; (10);</text:p>
      <text:p text:style-name="P91"><text:s text:c="4"/>Trapeze *t = nullptr;</text:p>
      <text:p text:style-name="P91"><text:s text:c="4"/>Pentagon *r = nullptr;</text:p>
      <text:p text:style-name="P91"><text:s text:c="4"/>Rhombus *f = nullptr;</text:p>
      <text:p text:style-name="P52"><text:span text:style-name="T1"><text:s text:c="4"/></text:span><text:span text:style-name="T1"><text:page-number text:select-page="current">41</text:page-number></text:span></text:p>
      <text:p text:style-name="P91"><text:soft-page-break/>do {</text:p>
      <text:p text:style-name="P91"><text:s text:c="8"/>menu();</text:p>
      <text:p text:style-name="P91"><text:s text:c="8"/>cin &gt;&gt; key;</text:p>
      <text:p text:style-name="P91"><text:s text:c="8"/>switch(key){</text:p>
      <text:p text:style-name="P91"><text:s text:c="12"/>case 1:</text:p>
      <text:p text:style-name="P91"><text:s text:c="16"/>cout &lt;&lt; "Введите стороны трапеции" &lt;&lt; endl;</text:p>
      <text:p text:style-name="P91"><text:s text:c="16"/>cin &gt;&gt; a &gt;&gt; b &gt;&gt; c;</text:p>
      <text:p text:style-name="P91"><text:s text:c="16"/>t = new Trapeze (a, b, c);</text:p>
      <text:p text:style-name="P91"><text:s text:c="16"/>tri = std::shared_ptr&lt;Figure&gt;(t);</text:p>
      <text:p text:style-name="P91"><text:s text:c="16"/>vector -&gt; Push(tri);</text:p>
      <text:p text:style-name="P91"><text:s text:c="16"/>break;</text:p>
      <text:p text:style-name="P91"><text:s text:c="12"/>case 2:</text:p>
      <text:p text:style-name="P91"><text:s text:c="16"/>cout &lt;&lt; "Введите стороны ромба" &lt;&lt; endl;</text:p>
      <text:p text:style-name="P91"><text:s text:c="16"/>cin &gt;&gt; a;</text:p>
      <text:p text:style-name="P91"><text:s text:c="16"/>f = new Rhombus(a);</text:p>
      <text:p text:style-name="P91"><text:s text:c="16"/>tri = std::shared_ptr&lt;Figure&gt;(f);</text:p>
      <text:p text:style-name="P91"><text:s text:c="16"/>vector -&gt; Push(tri);</text:p>
      <text:p text:style-name="P91"><text:s text:c="16"/>break;</text:p>
      <text:p text:style-name="P91"><text:s text:c="12"/>case 3:</text:p>
      <text:p text:style-name="P91"><text:s text:c="16"/>cout &lt;&lt; "Введите стороны пятиугольника" &lt;&lt; endl;</text:p>
      <text:p text:style-name="P91"><text:s text:c="16"/>cin &gt;&gt; a &gt;&gt; b;</text:p>
      <text:p text:style-name="P91"><text:s text:c="16"/>r = new Pentagon(a, b);</text:p>
      <text:p text:style-name="P91"><text:s text:c="16"/>tri = std::shared_ptr&lt;Figure&gt;(r);</text:p>
      <text:p text:style-name="P91"><text:s text:c="16"/>vector -&gt; Push(tri);</text:p>
      <text:p text:style-name="P91"><text:s text:c="16"/>break;</text:p>
      <text:p text:style-name="P91"><text:s text:c="12"/>case 4:</text:p>
      <text:p text:style-name="P91"><text:s text:c="16"/>cout &lt;&lt; "Введите индекс фигуры" &lt;&lt; endl;</text:p>
      <text:p text:style-name="P91"><text:s text:c="16"/>cin &gt;&gt; index;</text:p>
      <text:p text:style-name="P91"><text:s text:c="16"/>if (index &gt;= vector -&gt; GetSize()) {</text:p>
      <text:p text:style-name="P91"><text:s text:c="20"/>cout &lt;&lt; "Фигура не найдена" &lt;&lt; endl;</text:p>
      <text:p text:style-name="P91"><text:s text:c="16"/>} else {</text:p>
      <text:p text:style-name="P91"><text:s text:c="24"/>vector -&gt; Get(index);</text:p>
      <text:p text:style-name="P91"><text:s text:c="20"/>}</text:p>
      <text:p text:style-name="P91"><text:s text:c="16"/>break;</text:p>
      <text:p text:style-name="P91"><text:s text:c="12"/>case 5:</text:p>
      <text:p text:style-name="P91"><text:s text:c="16"/>if(vector -&gt; GetSize() &gt; 0){</text:p>
      <text:p text:style-name="P91"><text:s text:c="20"/>vector -&gt; Delete();</text:p>
      <text:p text:style-name="P91"><text:s text:c="16"/>} else {</text:p>
      <text:p text:style-name="P91"><text:s text:c="20"/>cout &lt;&lt; "Фигура не найдена" &lt;&lt; endl;</text:p>
      <text:p text:style-name="P91"><text:s text:c="16"/>}</text:p>
      <text:p text:style-name="P91"><text:s text:c="16"/>break;</text:p>
      <text:p text:style-name="P91"><text:s text:c="12"/>case 6:</text:p>
      <text:p text:style-name="P91"><text:s text:c="16"/>vector -&gt; ~LolVector();</text:p>
      <text:p text:style-name="P91"><text:s text:c="16"/>key = 0;</text:p>
      <text:p text:style-name="P52"><text:span text:style-name="T1"><text:s text:c="15"/></text:span><text:span text:style-name="T1"><text:page-number text:select-page="current">42</text:page-number></text:span></text:p>
      <text:p text:style-name="P91"><text:soft-page-break/><text:s/>break;</text:p>
      <text:p text:style-name="P91"><text:s text:c="12"/>case 7:</text:p>
      <text:p text:style-name="P91"><text:s text:c="16"/>cout &lt;&lt; *vector;</text:p>
      <text:p text:style-name="P91"><text:s text:c="16"/>break;</text:p>
      <text:p text:style-name="P91"><text:s text:c="12"/>case 8:</text:p>
      <text:p text:style-name="P91"><text:s text:c="16"/>for (auto i : *vector) {</text:p>
      <text:p text:style-name="P91"><text:s text:c="20"/>(*i).Print();</text:p>
      <text:p text:style-name="P91"><text:s text:c="16"/>}</text:p>
      <text:p text:style-name="P91"><text:s text:c="16"/>break;</text:p>
      <text:p text:style-name="P91"><text:s text:c="12"/>case 0:</text:p>
      <text:p text:style-name="P91"><text:s text:c="16"/>break;</text:p>
      <text:p text:style-name="P91"><text:s text:c="12"/>default:</text:p>
      <text:p text:style-name="P91"><text:s text:c="16"/>cout &lt;&lt; "Неизвестная команда" &lt;&lt; endl;</text:p>
      <text:p text:style-name="P91"><text:s text:c="16"/>break;</text:p>
      <text:p text:style-name="P91"><text:s text:c="12"/>}</text:p>
      <text:p text:style-name="P91"><text:s text:c="8"/>} while(key); <text:s text:c="3"/></text:p>
      <text:p text:style-name="P91"><text:s text:c="4"/>} <text:s text:c="2"/></text:p>
      <text:p text:style-name="P91"/>
      <text:p text:style-name="P91">void menu(){</text:p>
      <text:p text:style-name="P91"><text:s text:c="4"/>cout &lt;&lt; "Введите номер" &lt;&lt; endl;</text:p>
      <text:p text:style-name="P91"><text:s text:c="4"/>cout &lt;&lt; "1) Дать значения трапеции" &lt;&lt; endl;</text:p>
      <text:p text:style-name="P91"><text:s text:c="4"/>cout &lt;&lt; "2) Дать значения ромбу" &lt;&lt; endl;</text:p>
      <text:p text:style-name="P91"><text:s text:c="4"/>cout &lt;&lt; "3) Дать значения пятиугольнику" &lt;&lt; endl;</text:p>
      <text:p text:style-name="P91"><text:s text:c="4"/>cout &lt;&lt; "4) Индекс фигуры" &lt;&lt; endl;</text:p>
      <text:p text:style-name="P91"><text:s text:c="4"/>cout &lt;&lt; "5) Удалить последнюю фигуру" &lt;&lt; endl;</text:p>
      <text:p text:style-name="P91"><text:s text:c="4"/>cout &lt;&lt; "6) Удалить все фигуры" &lt;&lt; endl;</text:p>
      <text:p text:style-name="P91"><text:s text:c="4"/>cout &lt;&lt; "7) Напечатать вектор" &lt;&lt; endl;</text:p>
      <text:p text:style-name="P91"><text:s text:c="4"/>cout &lt;&lt; "8) 'for' с итератором" &lt;&lt; endl;</text:p>
      <text:p text:style-name="P91"><text:s text:c="4"/>cout &lt;&lt; "0) Выход" &lt;&lt; endl;</text:p>
      <text:p text:style-name="P91">}</text:p>
      <text:p text:style-name="P91"/>
      <text:p text:style-name="P83">TAlloccationBlock.h</text:p>
      <text:p text:style-name="P83"/>
      <text:p text:style-name="P91">#ifndef TALLOCCATIONBLOCK_H</text:p>
      <text:p text:style-name="P91">#define TALLOCCATIONBLOCK_H</text:p>
      <text:p text:style-name="P91">#include &lt;cstdlib&gt;</text:p>
      <text:p text:style-name="P91"/>
      <text:p text:style-name="P91">class TAlloccationBlock {</text:p>
      <text:p text:style-name="P91">public:</text:p>
      <text:p text:style-name="P91"><text:s text:c="4"/>TAlloccationBlock(size_t size, size_t count); //конструктор блока</text:p>
      <text:p text:style-name="P91"><text:s text:c="4"/>void *allocate(); // Аллоцирование под запрос</text:p>
      <text:p text:style-name="P91"><text:s text:c="4"/>void deallocate(void *pointer); // Возврат памяти</text:p>
      <text:p text:style-name="P91"><text:s text:c="4"/>bool has_free_blocks(); // Наличие свободных блоков</text:p>
      <text:p text:style-name="P91"><text:s text:c="4"/>virtual ~TAlloccationBlock(); // Деконструктор блока</text:p>
      <text:p text:style-name="P92"><text:page-number text:select-page="current">43</text:page-number></text:p>
      <text:p text:style-name="P91"><text:soft-page-break/>private:</text:p>
      <text:p text:style-name="P91"><text:s text:c="4"/>size_t _size; //сколько выделено</text:p>
      <text:p text:style-name="P91"><text:s text:c="4"/>size_t _count;// текущий размер</text:p>
      <text:p text:style-name="P91"><text:s text:c="4"/>char * _used_blocks; // используемые блоки</text:p>
      <text:p text:style-name="P91"><text:s text:c="4"/>void ** _free_blocks;// свободные блоки</text:p>
      <text:p text:style-name="P91"><text:s text:c="4"/>size_t _free_count;// число свободных</text:p>
      <text:p text:style-name="P91">};</text:p>
      <text:p text:style-name="P91">#endif</text:p>
      <text:p text:style-name="P91"/>
      <text:p text:style-name="P83">TAlloccationBlock.cpp</text:p>
      <text:p text:style-name="P83"/>
      <text:p text:style-name="P91">#include "TAlloccationBlock.h"</text:p>
      <text:p text:style-name="P91">#include &lt;iostream&gt;</text:p>
      <text:p text:style-name="P91"/>
      <text:p text:style-name="P91">TAlloccationBlock::TAlloccationBlock(size_t size, size_t count): _size(size), _count(count){</text:p>
      <text:p text:style-name="P91"><text:s text:c="4"/>_used_blocks = (char*) malloc(_size*_count);</text:p>
      <text:p text:style-name="P91"><text:s text:c="4"/>_free_blocks = (void **) malloc(sizeof(void*) <text:s/>* _count);</text:p>
      <text:p text:style-name="P91"/>
      <text:p text:style-name="P91"><text:s text:c="4"/>for (size_t i =0; i&lt;_count; i++) _free_blocks[i] = _used_blocks + i*_size;</text:p>
      <text:p text:style-name="P91"><text:s text:c="4"/>_free_count = _count;</text:p>
      <text:p text:style-name="P91"><text:s text:c="4"/>std::cout &lt;&lt; "TAlloccation: memory init" &lt;&lt; std::endl;</text:p>
      <text:p text:style-name="P91">}</text:p>
      <text:p text:style-name="P91"/>
      <text:p text:style-name="P91">void *TAlloccationBlock::allocate(){</text:p>
      <text:p text:style-name="P91"><text:s text:c="4"/>void *result = nullptr;</text:p>
      <text:p text:style-name="P91"/>
      <text:p text:style-name="P91"><text:s text:c="4"/>if(_free_count &gt; 0){</text:p>
      <text:p text:style-name="P91"><text:s text:c="8"/>result = _free_blocks[_free_count-1];</text:p>
      <text:p text:style-name="P91"><text:s text:c="8"/>_free_count--;</text:p>
      <text:p text:style-name="P91"><text:s text:c="8"/>std::cout &lt;&lt; "TAlloccationBlock: allocate" &lt;&lt; (_count - _free_count) &lt;&lt; "of" &lt;&lt; _count &lt;&lt; std::endl;</text:p>
      <text:p text:style-name="P91"><text:s text:c="4"/>} else {</text:p>
      <text:p text:style-name="P91"><text:s text:c="8"/>std::cout &lt;&lt; "TAlloccationBlock: no memory exception " &lt;&lt; std::endl;</text:p>
      <text:p text:style-name="P91"><text:s text:c="4"/>}</text:p>
      <text:p text:style-name="P91"><text:s text:c="4"/>return result;</text:p>
      <text:p text:style-name="P91">}</text:p>
      <text:p text:style-name="P91"/>
      <text:p text:style-name="P91">void TAlloccationBlock::deallocate(void *pointer){</text:p>
      <text:p text:style-name="P91"><text:s text:c="4"/>std::cout &lt;&lt; "TAlloccationBlock: deallocate block" &lt;&lt; std::endl;</text:p>
      <text:p text:style-name="P91"><text:s text:c="4"/>_free_blocks[_free_count] = pointer;</text:p>
      <text:p text:style-name="P91"><text:s text:c="4"/>_free_count ++;</text:p>
      <text:p text:style-name="P91">}</text:p>
      <text:p text:style-name="P91"/>
      <text:p text:style-name="P92"><text:page-number text:select-page="current">44</text:page-number></text:p>
      <text:p text:style-name="P91"><text:soft-page-break/>bool TAlloccationBlock::has_free_blocks(){</text:p>
      <text:p text:style-name="P91"><text:s text:c="4"/>return _free_count &gt; 0;</text:p>
      <text:p text:style-name="P91">}</text:p>
      <text:p text:style-name="P91"/>
      <text:p text:style-name="P91">TAlloccationBlock::~TAlloccationBlock(){</text:p>
      <text:p text:style-name="P91"><text:s text:c="4"/>if (_free_count &lt; _count){</text:p>
      <text:p text:style-name="P91"><text:s text:c="8"/>std::cout &lt;&lt; "TAlloccationBlock: memory leak" &lt;&lt; std::endl;</text:p>
      <text:p text:style-name="P91"><text:s text:c="4"/>} else {</text:p>
      <text:p text:style-name="P91"><text:s text:c="8"/>std::cout &lt;&lt; "TAlloccationBlock: memory freed" &lt;&lt; std::endl;</text:p>
      <text:p text:style-name="P91"><text:s text:c="4"/>}</text:p>
      <text:p text:style-name="P91"><text:s text:c="4"/>delete _free_blocks;</text:p>
      <text:p text:style-name="P91"><text:s text:c="4"/>delete _used_blocks;</text:p>
      <text:p text:style-name="P91">}</text:p>
      <text:p text:style-name="P91"/>
      <text:p text:style-name="P102">В VECTOR.CPP И VECTOR.H ПОЯВЛЯЮТСЯ НОВЫЕ МЕТОДЫ, ВСЕ ОСТАЛЬНОЕ НЕИЗМЕННО:</text:p>
      <text:p text:style-name="P102"/>
      <text:p text:style-name="P54">void * operator new (size_t size); // переопределенный оператор выделения памяти из кучи</text:p>
      <text:p text:style-name="P54">void operator delete (void *p); // возвращение памяти в кучу</text:p>
      <text:p text:style-name="P54"/>
      <text:p text:style-name="P54">Тесты:</text:p>
      <text:p text:style-name="P54"/>
      <text:p text:style-name="P54">lowban777@lowban:~/Рабочий стол/OOP/laba6$ ./lab6</text:p>
      <text:p text:style-name="P54">TAlloccation: memory init</text:p>
      <text:p text:style-name="P54">TAlloccationBlock: allocate1of100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1</text:p>
      <text:p text:style-name="P54">Введите стороны трапеции</text:p>
      <text:p text:style-name="P54">123</text:p>
      <text:p text:style-name="P54">3</text:p>
      <text:p text:style-name="P54">4</text:p>
      <text:p text:style-name="P54">Трапеция создана: </text:p>
      <text:p text:style-name="P54">Введите номер</text:p>
      <text:p text:style-name="P54">1) Дать значения трапеции</text:p>
      <text:p text:style-name="P53"><text:page-number text:select-page="current">45</text:page-number></text:p>
      <text:p text:style-name="P54"><text:soft-page-break/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2</text:p>
      <text:p text:style-name="P54">Введите стороны ромба</text:p>
      <text:p text:style-name="P54">3</text:p>
      <text:p text:style-name="P54">Ромб создан: 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1</text:p>
      <text:p text:style-name="P54">Введите стороны трапеции</text:p>
      <text:p text:style-name="P54">3</text:p>
      <text:p text:style-name="P54">4</text:p>
      <text:p text:style-name="P54">3</text:p>
      <text:p text:style-name="P54">Трапеция создана: 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3</text:p>
      <text:p text:style-name="P54">Введите стороны пятиугольника</text:p>
      <text:p text:style-name="P54">21</text:p>
      <text:p text:style-name="P54">2</text:p>
      <text:p text:style-name="P54">Пятиугольник создан: </text:p>
      <text:p text:style-name="P54">Введите номер</text:p>
      <text:p text:style-name="P53"><text:page-number text:select-page="current">46</text:page-number></text:p>
      <text:p text:style-name="P54"><text:soft-page-break/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2</text:p>
      <text:p text:style-name="P54">Введите стороны ромба</text:p>
      <text:p text:style-name="P54">2</text:p>
      <text:p text:style-name="P54">Ромб создан: 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2</text:p>
      <text:p text:style-name="P54">Введите стороны ромба</text:p>
      <text:p text:style-name="P54">3</text:p>
      <text:p text:style-name="P54">Ромб создан: 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5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3"><text:page-number text:select-page="current">47</text:page-number></text:p>
      <text:p text:style-name="P54"><text:soft-page-break/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8</text:p>
      <text:p text:style-name="P54">a=123, b=3, c=4</text:p>
      <text:p text:style-name="P54">a=3, b=3, c=3, d=3</text:p>
      <text:p text:style-name="P54">a=3, b=4, c=3</text:p>
      <text:p text:style-name="P54">a=21, b=2</text:p>
      <text:p text:style-name="P54">a=2, b=2, c=2, d=2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7</text:p>
      <text:p text:style-name="P54">a=123, b=3, c=4</text:p>
      <text:p text:style-name="P54">a=3, b=3, c=3, d=3</text:p>
      <text:p text:style-name="P54">a=3, b=4, c=3</text:p>
      <text:p text:style-name="P54">a=21, b=2</text:p>
      <text:p text:style-name="P54">a=2, b=2, c=2, d=2</text:p>
      <text:p text:style-name="P54">Введите номер</text:p>
      <text:p text:style-name="P54">1) Дать значения трапеции</text:p>
      <text:p text:style-name="P54">2) Дать значения ромбу</text:p>
      <text:p text:style-name="P54">3) Дать значения пятиугольнику</text:p>
      <text:p text:style-name="P54">4) Индекс фигуры</text:p>
      <text:p text:style-name="P54">5) Удалить последнюю фигуру</text:p>
      <text:p text:style-name="P54">6) Удалить все фигуры</text:p>
      <text:p text:style-name="P54">7) Напечатать вектор</text:p>
      <text:p text:style-name="P54">8) 'for' с итератором</text:p>
      <text:p text:style-name="P54">0) Выход</text:p>
      <text:p text:style-name="P54">0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page-number text:select-page="current">48</text:page-number></text:p>
      <text:p text:style-name="P3"><text:soft-page-break/>МОСКОВСКИЙ АВИАЦИОННЫЙ ИНСТИТУТ</text:p>
      <text:p text:style-name="P21">(НАЦИОНАЛЬНЫЙ ИССЛЕДОВАТЕЛЬСКИЙ УНИВЕРСИТЕТ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Лабораторная работа №7</text:p>
      <text:p text:style-name="P23">по дисциплине Объектно-Ориентированное Программирование</text:p>
      <text:p text:style-name="P7"/>
      <text:p text:style-name="P7"/>
      <text:p text:style-name="P7"/>
      <text:p text:style-name="P32"/>
      <text:p text:style-name="P7"/>
      <text:p text:style-name="P34">Студент группы:</text:p>
      <text:p text:style-name="P60">80-206Б Лобанов Олег</text:p>
      <text:p text:style-name="P34">Преподаватель:</text:p>
      <text:p text:style-name="P60">Поповкин А. В.</text:p>
      <text:p text:style-name="P60"/>
      <text:p text:style-name="P60">Подпись преподавателя: <text:s text:c="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7">Москва</text:p>
      <text:p text:style-name="P109">2018</text:p>
      <text:p text:style-name="P18"/>
      <text:p text:style-name="P18"><text:soft-page-break/>Лабораторная работа №7</text:p>
      <text:p text:style-name="P18"/>
      <text:p text:style-name="P19">Цель работы:</text:p>
      <text:p text:style-name="P93">● Создание сложных динамических структур данных</text:p>
      <text:p text:style-name="P93">● Закрепление принципа ОСР</text:p>
      <text:p text:style-name="P93"/>
      <text:p text:style-name="P93">Вариант Задания (№4):</text:p>
      <text:p text:style-name="P93"/>
      <text:p text:style-name="P93">● Контейнер 1-го уровня — массив</text:p>
      <text:p text:style-name="P93">● Контейнер 2-го уровня — массив</text:p>
      <text:p text:style-name="P93">● Фигура №1 — трапеция</text:p>
      <text:p text:style-name="P93">● Фигура №2 — ромб</text:p>
      <text:p text:style-name="P93">● Фигура №3 — пятиугольник</text:p>
      <text:p text:style-name="P93"/>
      <text:p text:style-name="P93"/>
      <text:p text:style-name="P93">Код программы:</text:p>
      <text:p text:style-name="P93"/>
      <text:p text:style-name="P84">main.cpp</text:p>
      <text:p text:style-name="P84"/>
      <text:p text:style-name="P93">#include &lt;iostream&gt;</text:p>
      <text:p text:style-name="P93">#include &lt;memory&gt;</text:p>
      <text:p text:style-name="P93">#include &lt;cstdlib&gt;</text:p>
      <text:p text:style-name="P93"/>
      <text:p text:style-name="P93">#include "Figure.h"</text:p>
      <text:p text:style-name="P93">#include "Vector.h"</text:p>
      <text:p text:style-name="P93"/>
      <text:p text:style-name="P93"/>
      <text:p text:style-name="P93">using std::cin;</text:p>
      <text:p text:style-name="P93">using std::cout;</text:p>
      <text:p text:style-name="P93">using std::endl;</text:p>
      <text:p text:style-name="P93"/>
      <text:p text:style-name="P93">void menu();</text:p>
      <text:p text:style-name="P93"/>
      <text:p text:style-name="P93">int main() {</text:p>
      <text:p text:style-name="P93"><text:s text:c="4"/>int key;</text:p>
      <text:p text:style-name="P93"><text:s text:c="4"/>int a = 0;</text:p>
      <text:p text:style-name="P93"><text:s text:c="4"/>int b = 0;</text:p>
      <text:p text:style-name="P93"><text:s text:c="4"/>int c = 0;</text:p>
      <text:p text:style-name="P93"/>
      <text:p text:style-name="P93"><text:s text:c="4"/>std::shared_ptr&lt;Figure&gt; tri;</text:p>
      <text:p text:style-name="P93"><text:s text:c="4"/>TLolVector&lt;TLolVector &lt;Figure&gt; &gt; *vector = new TLolVector&lt;TLolVector &lt;Figure&gt; &gt; (1);</text:p>
      <text:p text:style-name="P93"/>
      <text:p text:style-name="P53"><text:span text:style-name="T1"><text:s text:c="4"/></text:span><text:span text:style-name="T1"><text:page-number text:select-page="current">50</text:page-number></text:span></text:p>
      <text:p text:style-name="P93"><text:soft-page-break/>Rhombus *f = nullptr;</text:p>
      <text:p text:style-name="P93"><text:s text:c="4"/>Pentagon *r = nullptr;</text:p>
      <text:p text:style-name="P93"><text:s text:c="4"/>Trapeze *t = nullptr;</text:p>
      <text:p text:style-name="P93"><text:s text:c="4"/>do {</text:p>
      <text:p text:style-name="P93"><text:s text:c="8"/>menu();</text:p>
      <text:p text:style-name="P93"><text:s text:c="8"/>cin &gt;&gt; key;</text:p>
      <text:p text:style-name="P93"><text:s text:c="8"/>switch(key) {</text:p>
      <text:p text:style-name="P93"><text:s text:c="12"/>case 1:</text:p>
      <text:p text:style-name="P93"><text:s text:c="16"/>cout &lt;&lt; "Enter sides of Trapeze, pls" &lt;&lt; endl;</text:p>
      <text:p text:style-name="P93"><text:s text:c="16"/>cin &gt;&gt; a &gt;&gt; b &gt;&gt; c;</text:p>
      <text:p text:style-name="P93"><text:s text:c="16"/>t = new Trapeze(a, b, c);</text:p>
      <text:p text:style-name="P93"><text:s text:c="16"/>tri = std::shared_ptr&lt;Figure&gt;(t);</text:p>
      <text:p text:style-name="P93"><text:s text:c="16"/>vector-&gt;SubPush(tri);</text:p>
      <text:p text:style-name="P93"><text:s text:c="16"/>break;</text:p>
      <text:p text:style-name="P93"><text:s text:c="12"/>case 2:</text:p>
      <text:p text:style-name="P93"><text:s text:c="16"/>cout &lt;&lt; "Enter sides of Pentagon, pls" &lt;&lt; endl;</text:p>
      <text:p text:style-name="P93"><text:s text:c="16"/>cin &gt;&gt; a &gt;&gt; b;</text:p>
      <text:p text:style-name="P93"><text:s text:c="16"/>r = new Pentagon(a, b);</text:p>
      <text:p text:style-name="P93"><text:s text:c="16"/>tri = std::shared_ptr&lt;Figure&gt;(r);</text:p>
      <text:p text:style-name="P93"><text:s text:c="16"/>vector-&gt;SubPush(tri);</text:p>
      <text:p text:style-name="P93"><text:s text:c="16"/>break;</text:p>
      <text:p text:style-name="P93"><text:s text:c="12"/>case 3:</text:p>
      <text:p text:style-name="P93"><text:s text:c="16"/>cout &lt;&lt; "Enter sides of Rhombus, pls" &lt;&lt; endl;</text:p>
      <text:p text:style-name="P93"><text:s text:c="16"/>cin &gt;&gt; a;</text:p>
      <text:p text:style-name="P93"><text:s text:c="16"/>f = new Rhombus(a);</text:p>
      <text:p text:style-name="P93"><text:s text:c="16"/>tri = std::shared_ptr&lt;Figure&gt;(f);</text:p>
      <text:p text:style-name="P93"><text:s text:c="16"/>vector-&gt;SubPush(tri);</text:p>
      <text:p text:style-name="P93"><text:s text:c="16"/>break;</text:p>
      <text:p text:style-name="P93"><text:s text:c="12"/>case 4:</text:p>
      <text:p text:style-name="P93"><text:s text:c="16"/>if(vector-&gt;GetSize() &gt; 0) {</text:p>
      <text:p text:style-name="P93"><text:s text:c="20"/>int gg;</text:p>
      <text:p text:style-name="P93"><text:s text:c="20"/>cout &lt;&lt; "Delete by square(1) or type(2)?" &lt;&lt; endl;</text:p>
      <text:p text:style-name="P93"><text:s text:c="20"/>cin &gt;&gt; gg;</text:p>
      <text:p text:style-name="P93"><text:s text:c="20"/>if(gg == 1) {</text:p>
      <text:p text:style-name="P93"><text:s text:c="24"/>cout &lt;&lt; "Enter square of figure for deleting: " &lt;&lt; endl;</text:p>
      <text:p text:style-name="P93"><text:s text:c="24"/>int s;</text:p>
      <text:p text:style-name="P93"><text:s text:c="24"/>cin &gt;&gt; s;</text:p>
      <text:p text:style-name="P93"><text:s text:c="24"/>vector-&gt;SDelete(s);</text:p>
      <text:p text:style-name="P93"><text:s text:c="20"/>} else if(gg == 2) {</text:p>
      <text:p text:style-name="P93"><text:s text:c="24"/>cout &lt;&lt; "Enter type of figure <text:s/>for deleting: Trapeze(2), Pentagon(1), Rhombus(3)" &lt;&lt; endl;</text:p>
      <text:p text:style-name="P93"><text:s text:c="24"/>int type;</text:p>
      <text:p text:style-name="P93"><text:s text:c="24"/>cin &gt;&gt; type;</text:p>
      <text:p text:style-name="P93"><text:s text:c="24"/>vector-&gt;TDelete(type);</text:p>
      <text:p text:style-name="P53"><text:span text:style-name="T1"><text:s text:c="19"/><text:tab/></text:span><text:span text:style-name="T1"><text:page-number text:select-page="current">51</text:page-number></text:span></text:p>
      <text:p text:style-name="P93"><text:soft-page-break/><text:tab/> } else {</text:p>
      <text:p text:style-name="P93"><text:s text:c="24"/>cout &lt;&lt; "Sorry, try later :(" &lt;&lt; endl;</text:p>
      <text:p text:style-name="P93"><text:s text:c="20"/>}</text:p>
      <text:p text:style-name="P93"><text:s text:c="16"/>} else {</text:p>
      <text:p text:style-name="P93"><text:s text:c="20"/>cout &lt;&lt; "Figure not found" &lt;&lt; endl;</text:p>
      <text:p text:style-name="P93"><text:s text:c="16"/>}</text:p>
      <text:p text:style-name="P93"><text:s text:c="16"/>break;</text:p>
      <text:p text:style-name="P93"><text:s text:c="12"/>case 5:</text:p>
      <text:p text:style-name="P93"><text:s text:c="16"/>vector-&gt;~TLolVector();</text:p>
      <text:p text:style-name="P93"><text:s text:c="16"/>key = 0;</text:p>
      <text:p text:style-name="P93"><text:s text:c="16"/>break;</text:p>
      <text:p text:style-name="P93"><text:s text:c="12"/>case 6:</text:p>
      <text:p text:style-name="P93"><text:s text:c="16"/>cout &lt;&lt; *vector;</text:p>
      <text:p text:style-name="P93"><text:s text:c="16"/>break;</text:p>
      <text:p text:style-name="P93"><text:s text:c="12"/>case 0:</text:p>
      <text:p text:style-name="P93"><text:s text:c="16"/>break;</text:p>
      <text:p text:style-name="P93"><text:s text:c="12"/>default:</text:p>
      <text:p text:style-name="P93"><text:s text:c="16"/>cout &lt;&lt; "Unknown command" &lt;&lt; endl;</text:p>
      <text:p text:style-name="P93"><text:s text:c="16"/>break;</text:p>
      <text:p text:style-name="P93"><text:s text:c="8"/>}</text:p>
      <text:p text:style-name="P93"><text:s text:c="4"/>} while(key);</text:p>
      <text:p text:style-name="P93"><text:s text:c="4"/>delete vector;</text:p>
      <text:p text:style-name="P93"><text:s text:c="4"/>return 0;</text:p>
      <text:p text:style-name="P93">}</text:p>
      <text:p text:style-name="P93"/>
      <text:p text:style-name="P93">void menu() {</text:p>
      <text:p text:style-name="P93"><text:s text:c="4"/>cout &lt;&lt; "Enter:" &lt;&lt; endl;</text:p>
      <text:p text:style-name="P93"><text:s text:c="4"/>cout &lt;&lt; "1)For add Trapeze." &lt;&lt; endl;</text:p>
      <text:p text:style-name="P93"><text:s text:c="4"/>cout &lt;&lt; "2)For add Pentagon." &lt;&lt; endl;</text:p>
      <text:p text:style-name="P93"><text:s text:c="4"/>cout &lt;&lt; "3)For add Rhombus." &lt;&lt; endl;</text:p>
      <text:p text:style-name="P93"><text:s text:c="4"/>cout &lt;&lt; "4)For delete figure." &lt;&lt; endl;</text:p>
      <text:p text:style-name="P93"><text:s text:c="4"/>cout &lt;&lt; "5)For delete all figures." &lt;&lt; endl;</text:p>
      <text:p text:style-name="P93"><text:s text:c="4"/>cout &lt;&lt; "6)Print vector." &lt;&lt; endl;</text:p>
      <text:p text:style-name="P93"><text:s text:c="4"/>cout &lt;&lt; "0)Exit" &lt;&lt; endl;</text:p>
      <text:p text:style-name="P93">}</text:p>
      <text:p text:style-name="P93"/>
      <text:p text:style-name="P42">vector.h</text:p>
      <text:p text:style-name="P42"/>
      <text:p text:style-name="P54">#ifndef VECTOR_H</text:p>
      <text:p text:style-name="P54">#define VECTOR_H</text:p>
      <text:p text:style-name="P54"/>
      <text:p text:style-name="P54">#include &lt;memory&gt;</text:p>
      <text:p text:style-name="P54"/>
      <text:p text:style-name="P54">#include "Figure.h"</text:p>
      <text:p text:style-name="P53"><text:page-number text:select-page="current">52</text:page-number></text:p>
      <text:p text:style-name="P54"><text:soft-page-break/>#include "Rhombus.h"</text:p>
      <text:p text:style-name="P54">#include "Pentagon.h"</text:p>
      <text:p text:style-name="P54">#include "Trapeze.h"</text:p>
      <text:p text:style-name="P54">#include "Iterator.h"</text:p>
      <text:p text:style-name="P54">#include "TAllocationBlock.h"</text:p>
      <text:p text:style-name="P54">#include &lt;stdlib.h&gt;</text:p>
      <text:p text:style-name="P54"/>
      <text:p text:style-name="P54">template &lt;class T&gt; class TLolVector{</text:p>
      <text:p text:style-name="P54">public:</text:p>
      <text:p text:style-name="P54"><text:s text:c="4"/>TLolVector(int vCol); // конструктор класса</text:p>
      <text:p text:style-name="P54"><text:s text:c="4"/>void Push(std::shared_ptr&lt;T&gt; &amp;temp); //добавление элемента в класс</text:p>
      <text:p text:style-name="P54"><text:s text:c="4"/>void SubPush(std::shared_ptr&lt;Figure&gt; &amp;temp); //добавление элемента в класс</text:p>
      <text:p text:style-name="P54"><text:s text:c="4"/>void Get(int ind1, int ind2); // получение элемента класса</text:p>
      <text:p text:style-name="P54"><text:s text:c="4"/>void Delete(); // удаоение последнего элемента класса</text:p>
      <text:p text:style-name="P54"><text:s text:c="4"/>void DDelete(int ind); // удаление последнего элемента класса</text:p>
      <text:p text:style-name="P54"><text:s text:c="4"/>void TDelete(int ind); // удаление по индексу</text:p>
      <text:p text:style-name="P54"><text:s text:c="4"/>void SDelete(double ind); // удаление по индексу</text:p>
      <text:p text:style-name="P54"><text:s text:c="4"/>template &lt;class A&gt; friend std::ostream&amp; operator &lt;&lt; (std::ostream&amp; os, const TLolVector&lt;A&gt;&amp; vector); //вывод на стандартный поток</text:p>
      <text:p text:style-name="P54"><text:s text:c="4"/>~TLolVector(); // деструктор класса</text:p>
      <text:p text:style-name="P54"><text:s text:c="4"/>void DeleteAll();</text:p>
      <text:p text:style-name="P54"><text:s text:c="4"/>TIterator&lt;T&gt; begin(); // установка итератора начало</text:p>
      <text:p text:style-name="P54"><text:s text:c="4"/>TIterator&lt;T&gt; end(); // установка итератора конца</text:p>
      <text:p text:style-name="P54"><text:s text:c="4"/>int GetSize(); // получение размра класса</text:p>
      <text:p text:style-name="P54"><text:s text:c="4"/>int GetCapacity(); // получить капасити</text:p>
      <text:p text:style-name="P54"><text:s text:c="4"/>std::shared_ptr&lt;T&gt; *GetArray(); // получить массив</text:p>
      <text:p text:style-name="P54"><text:s text:c="4"/>void MySort(int l, int r, std::shared_ptr&lt;Figure&gt; *array);</text:p>
      <text:p text:style-name="P54"><text:s text:c="4"/>void * operator new (size_t size); // переопределенный оператор выделения памяти из кучи</text:p>
      <text:p text:style-name="P54"><text:s text:c="4"/>void operator delete(void *p); // возвращение в кучу</text:p>
      <text:p text:style-name="P54"/>
      <text:p text:style-name="P54">private:</text:p>
      <text:p text:style-name="P54"><text:s text:c="4"/>void ResizeVector(std::shared_ptr&lt;T&gt; *&amp;array); // изменеие размера вектора</text:p>
      <text:p text:style-name="P54"><text:s text:c="4"/>int size; // текущее количество элементов</text:p>
      <text:p text:style-name="P54"><text:s text:c="4"/>int capacity; // выделенное место </text:p>
      <text:p text:style-name="P54"><text:s text:c="4"/>std::shared_ptr&lt;T&gt; *array; // массив</text:p>
      <text:p text:style-name="P54"/>
      <text:p text:style-name="P54"><text:s text:c="4"/>static TAllocationBlock vector_allocator;</text:p>
      <text:p text:style-name="P54">};</text:p>
      <text:p text:style-name="P54"/>
      <text:p text:style-name="P54">const int INCREASE = 2;</text:p>
      <text:p text:style-name="P54">template &lt;class T&gt; TLolVector&lt;T&gt;::TLolVector(int vCol){</text:p>
      <text:p text:style-name="P54"><text:s text:c="4"/>array = new std::shared_ptr&lt;T&gt; [vCol];</text:p>
      <text:p text:style-name="P54"><text:s text:c="4"/>size = 0;</text:p>
      <text:p text:style-name="P53"><text:s text:c="4"/><text:page-number text:select-page="current">53</text:page-number></text:p>
      <text:p text:style-name="P54"><text:soft-page-break/>capacity = vCol;</text:p>
      <text:p text:style-name="P54">}</text:p>
      <text:p text:style-name="P54"/>
      <text:p text:style-name="P54">template &lt;class T&gt; std::shared_ptr&lt;T&gt; *TLolVector&lt;T&gt;::GetArray(){</text:p>
      <text:p text:style-name="P54"><text:s text:c="4"/>return array;</text:p>
      <text:p text:style-name="P54">}</text:p>
      <text:p text:style-name="P54"/>
      <text:p text:style-name="P54">template &lt;class T&gt; TAllocationBlock TLolVector&lt;T&gt;::vector_allocator(sizeof(TLolVector&lt;T&gt;), 100);</text:p>
      <text:p text:style-name="P54"/>
      <text:p text:style-name="P54">template &lt;class T&gt; void TLolVector&lt;T&gt;::MySort(int l, int r, std::shared_ptr&lt;Figure&gt; *array){</text:p>
      <text:p text:style-name="P54"><text:s text:c="4"/>int x = l + (r - l) / 2;</text:p>
      <text:p text:style-name="P54"><text:s text:c="4"/>int i = l;</text:p>
      <text:p text:style-name="P54"><text:s text:c="4"/>int j = r;</text:p>
      <text:p text:style-name="P54"/>
      <text:p text:style-name="P54"><text:s text:c="4"/>while (i &lt;= j){</text:p>
      <text:p text:style-name="P54"><text:s text:c="8"/>while (array[i] -&gt; Square() &lt; array[x] -&gt; Square()){</text:p>
      <text:p text:style-name="P54"><text:s text:c="12"/>i++;</text:p>
      <text:p text:style-name="P54"><text:s text:c="8"/>}</text:p>
      <text:p text:style-name="P54"><text:s text:c="8"/>while (array[j] -&gt; Square() &gt; array[x] -&gt; Square()){</text:p>
      <text:p text:style-name="P54"><text:s text:c="12"/>j--;</text:p>
      <text:p text:style-name="P54"><text:s text:c="8"/>}</text:p>
      <text:p text:style-name="P54"><text:s text:c="8"/>if (i &lt;= j) {</text:p>
      <text:p text:style-name="P54"><text:s text:c="12"/>std::shared_ptr&lt;Figure&gt; tmp = array[i];</text:p>
      <text:p text:style-name="P54"><text:s text:c="12"/>array[i] = array[j];</text:p>
      <text:p text:style-name="P54"><text:s text:c="12"/>array[j] = tmp;</text:p>
      <text:p text:style-name="P54"><text:s text:c="12"/>i++;</text:p>
      <text:p text:style-name="P54"><text:s text:c="12"/>j--;</text:p>
      <text:p text:style-name="P54"><text:s text:c="8"/>}</text:p>
      <text:p text:style-name="P54"><text:s text:c="4"/>}</text:p>
      <text:p text:style-name="P54"><text:s text:c="4"/>if (i &lt; r){</text:p>
      <text:p text:style-name="P54"><text:s text:c="8"/>MySort(i, r, array);</text:p>
      <text:p text:style-name="P54"><text:s text:c="4"/>}</text:p>
      <text:p text:style-name="P54"><text:s text:c="4"/>if (l &lt; j){</text:p>
      <text:p text:style-name="P54"><text:s text:c="8"/>MySort(l, j, array);</text:p>
      <text:p text:style-name="P54"><text:s text:c="4"/>}</text:p>
      <text:p text:style-name="P54">}</text:p>
      <text:p text:style-name="P54"/>
      <text:p text:style-name="P54">template &lt;class T&gt; void TLolVector&lt;T&gt;::ResizeVector(std::shared_ptr&lt;T&gt; *&amp;array){</text:p>
      <text:p text:style-name="P54"><text:s text:c="4"/>capacity *= INCREASE;</text:p>
      <text:p text:style-name="P54"><text:s text:c="4"/>std::shared_ptr&lt;T&gt; *tmp = new std::shared_ptr&lt;T&gt; [capacity];</text:p>
      <text:p text:style-name="P54"><text:s text:c="4"/>for (int i = 0; i &lt; size; i++){</text:p>
      <text:p text:style-name="P53"><text:s text:c="6"/><text:page-number text:select-page="current">54</text:page-number></text:p>
      <text:p text:style-name="P54"><text:soft-page-break/><text:s text:c="2"/>tmp[i] = array[i];</text:p>
      <text:p text:style-name="P54"><text:s text:c="8"/>array[i] = nullptr;</text:p>
      <text:p text:style-name="P54"><text:s text:c="4"/>}</text:p>
      <text:p text:style-name="P54"><text:s text:c="4"/>delete [] array;</text:p>
      <text:p text:style-name="P54"><text:s text:c="4"/>array = nullptr;</text:p>
      <text:p text:style-name="P54"><text:s text:c="4"/>array = tmp;</text:p>
      <text:p text:style-name="P54"><text:s text:c="4"/>tmp = nullptr;</text:p>
      <text:p text:style-name="P54">}</text:p>
      <text:p text:style-name="P54"/>
      <text:p text:style-name="P54">template &lt;class T&gt; void TLolVector&lt;T&gt;::Push(std::shared_ptr&lt;T&gt; &amp;temp){</text:p>
      <text:p text:style-name="P54"><text:s text:c="4"/>if (size == capacity){</text:p>
      <text:p text:style-name="P54"><text:s text:c="8"/>ResizeVector(array);</text:p>
      <text:p text:style-name="P54"><text:s text:c="4"/>}</text:p>
      <text:p text:style-name="P54"><text:s text:c="4"/>array[size] = temp;</text:p>
      <text:p text:style-name="P54"><text:s text:c="4"/>++size;</text:p>
      <text:p text:style-name="P54">}</text:p>
      <text:p text:style-name="P54"/>
      <text:p text:style-name="P54">template &lt;class T&gt; void TLolVector&lt;T&gt;::SubPush(std::shared_ptr&lt;Figure&gt; &amp;temp){</text:p>
      <text:p text:style-name="P54"><text:s text:c="4"/>int i =0;</text:p>
      <text:p text:style-name="P54"><text:s text:c="4"/>int end = size;</text:p>
      <text:p text:style-name="P54"><text:s text:c="4"/>while (i == 0 || i &lt;end){</text:p>
      <text:p text:style-name="P54"><text:s text:c="8"/>if (size == 0 || (array[i] -&gt; GetSize() == 5 &amp;&amp; i + 1 == end)){</text:p>
      <text:p text:style-name="P54"><text:s text:c="12"/>TLolVector&lt;Figure&gt; *kon = new TLolVector&lt;Figure&gt; (5);</text:p>
      <text:p text:style-name="P54"><text:s text:c="12"/>std::shared_ptr&lt;TLolVector&lt;Figure&gt;&gt; pp = std::shared_ptr&lt;TLolVector&lt;Figure&gt;&gt; (kon);</text:p>
      <text:p text:style-name="P54"><text:s text:c="12"/>Push(pp);</text:p>
      <text:p text:style-name="P54"><text:s text:c="12"/>++i;</text:p>
      <text:p text:style-name="P54"><text:s text:c="12"/>break;</text:p>
      <text:p text:style-name="P54"><text:s text:c="8"/>} else if (array[i] -&gt; GetSize() != 5){</text:p>
      <text:p text:style-name="P54"><text:s text:c="12"/>break;</text:p>
      <text:p text:style-name="P54"><text:s text:c="8"/>}</text:p>
      <text:p text:style-name="P54"><text:s text:c="8"/>++i;</text:p>
      <text:p text:style-name="P54"><text:s text:c="4"/>}</text:p>
      <text:p text:style-name="P54"><text:s text:c="4"/>if(size == i){</text:p>
      <text:p text:style-name="P54"><text:s text:c="8"/>--i;</text:p>
      <text:p text:style-name="P54"><text:s text:c="4"/>}</text:p>
      <text:p text:style-name="P54"><text:s text:c="4"/>printf("i = %d\n", i);</text:p>
      <text:p text:style-name="P54"><text:s text:c="4"/>(*(array + i)) -&gt; Push(temp);</text:p>
      <text:p text:style-name="P54"><text:s text:c="4"/>if (array[i] -&gt; GetSize() &gt; 1){</text:p>
      <text:p text:style-name="P54"><text:s text:c="8"/>MySort(0, array[i] -&gt; GetSize() - 1, (*(array + i)) -&gt; GetArray());</text:p>
      <text:p text:style-name="P54"><text:s text:c="4"/>}</text:p>
      <text:p text:style-name="P54">}</text:p>
      <text:p text:style-name="P54"/>
      <text:p text:style-name="P54">template &lt;class T&gt; void TLolVector&lt;T&gt;::Get(int ind1, int ind2){</text:p>
      <text:p text:style-name="P53"><text:s text:c="3"/><text:page-number text:select-page="current">55</text:page-number></text:p>
      <text:p text:style-name="P54"><text:soft-page-break/><text:s/>(*(*array[ind1]) + ind2) -&gt; Print();</text:p>
      <text:p text:style-name="P54">}</text:p>
      <text:p text:style-name="P54"/>
      <text:p text:style-name="P54">template &lt;class T&gt; void TLolVector&lt;T&gt;::Delete(){</text:p>
      <text:p text:style-name="P54"><text:s text:c="4"/>array[--size] -&gt; ~T();</text:p>
      <text:p text:style-name="P54">}</text:p>
      <text:p text:style-name="P54"/>
      <text:p text:style-name="P54">template &lt;class T&gt; void * TLolVector&lt;T&gt;::operator new (size_t size){</text:p>
      <text:p text:style-name="P54"><text:s text:c="4"/>return vector_allocator.allocate();</text:p>
      <text:p text:style-name="P54">}</text:p>
      <text:p text:style-name="P54"/>
      <text:p text:style-name="P54">template &lt;class T&gt; void <text:s/>TLolVector&lt;T&gt;::operator delete(void *p){</text:p>
      <text:p text:style-name="P54"><text:s text:c="4"/>vector_allocator.deallocate(p);</text:p>
      <text:p text:style-name="P54">}</text:p>
      <text:p text:style-name="P54"/>
      <text:p text:style-name="P54">template &lt;class T&gt; void TLolVector&lt;T&gt;::TDelete(int ind){</text:p>
      <text:p text:style-name="P54"><text:s text:c="4"/>for(int i = 0; i &lt; size; ++i){</text:p>
      <text:p text:style-name="P54"><text:s text:c="8"/>for(int j = 0; j &lt; (*(array + i)) -&gt; GetSize(); ++j){</text:p>
      <text:p text:style-name="P54"><text:s text:c="12"/>if ((*((*(array + i)) -&gt;GetArray() + j)) -&gt; WAT() == ind){</text:p>
      <text:p text:style-name="P54"><text:s text:c="16"/>(*(array + i)) -&gt; DDelete(j);</text:p>
      <text:p text:style-name="P54"><text:s text:c="12"/>}</text:p>
      <text:p text:style-name="P54"><text:s text:c="8"/>}</text:p>
      <text:p text:style-name="P54"><text:s text:c="4"/>}</text:p>
      <text:p text:style-name="P54"><text:s text:c="4"/>for(int i = 0; i &lt; size; ++i){</text:p>
      <text:p text:style-name="P54"><text:s text:c="8"/>if ((*(array + i)) -&gt; GetSize() == 0){</text:p>
      <text:p text:style-name="P54"><text:s text:c="12"/>DDelete(i);</text:p>
      <text:p text:style-name="P54"><text:s text:c="8"/>}</text:p>
      <text:p text:style-name="P54"><text:s text:c="4"/>}</text:p>
      <text:p text:style-name="P54">}</text:p>
      <text:p text:style-name="P54"/>
      <text:p text:style-name="P54">template &lt;class T&gt; void TLolVector&lt;T&gt;::SDelete(double ind){</text:p>
      <text:p text:style-name="P54"><text:s text:c="4"/>for(int i = 0; i &lt; size; ++i){</text:p>
      <text:p text:style-name="P54"><text:s text:c="8"/>for(int j = 0; j &lt; (*(array + i)) -&gt; GetSize(); ++j){</text:p>
      <text:p text:style-name="P54"><text:s text:c="12"/>if ((*((*(array + i)) -&gt; GetArray() + j)) -&gt; Square() == ind){</text:p>
      <text:p text:style-name="P54"><text:s text:c="16"/>(*(array + i)) -&gt; DDelete(j);</text:p>
      <text:p text:style-name="P54"><text:s text:c="12"/>}</text:p>
      <text:p text:style-name="P54"><text:s text:c="8"/>}</text:p>
      <text:p text:style-name="P54"><text:s text:c="4"/>}</text:p>
      <text:p text:style-name="P54"><text:s text:c="4"/>for(int i = 0; i &lt; size; ++i){</text:p>
      <text:p text:style-name="P54"><text:s text:c="8"/>if((*(array + i)) -&gt; GetSize() == 0){</text:p>
      <text:p text:style-name="P54"><text:s text:c="12"/>DDelete(i);</text:p>
      <text:p text:style-name="P54"><text:s text:c="8"/>}</text:p>
      <text:p text:style-name="P54"><text:s text:c="4"/>}</text:p>
      <text:p text:style-name="P54">}</text:p>
      <text:p text:style-name="P53"><text:page-number text:select-page="current">56</text:page-number></text:p>
      <text:p text:style-name="P54"><text:soft-page-break/>template &lt;class T&gt; void TLolVector&lt;T&gt;::DDelete(int ind) {</text:p>
      <text:p text:style-name="P54"><text:s text:c="4"/>std::shared_ptr&lt;T&gt; tmp;</text:p>
      <text:p text:style-name="P54"><text:s text:c="4"/>for (int i = ind; i &lt; size; ++i){</text:p>
      <text:p text:style-name="P54"><text:s text:c="8"/>tmp = array[i];</text:p>
      <text:p text:style-name="P54"><text:s text:c="8"/>array[i] = array[i + 1];</text:p>
      <text:p text:style-name="P54"><text:s text:c="4"/>}</text:p>
      <text:p text:style-name="P54"><text:s text:c="4"/>Delete();</text:p>
      <text:p text:style-name="P54">}</text:p>
      <text:p text:style-name="P54"/>
      <text:p text:style-name="P54">template &lt;class T&gt; TIterator&lt;T&gt; TLolVector&lt;T&gt;::begin(){</text:p>
      <text:p text:style-name="P54"><text:s text:c="4"/>return TIterator&lt;T&gt;(array);</text:p>
      <text:p text:style-name="P54">}</text:p>
      <text:p text:style-name="P54"/>
      <text:p text:style-name="P54">template &lt;class T&gt; TIterator&lt;T&gt; TLolVector&lt;T&gt;::end(){</text:p>
      <text:p text:style-name="P54"><text:s text:c="4"/>return TIterator&lt;T&gt; (array + size); </text:p>
      <text:p text:style-name="P54">}</text:p>
      <text:p text:style-name="P54"/>
      <text:p text:style-name="P54">template &lt;class T&gt; TLolVector&lt;T&gt;::~TLolVector(){</text:p>
      <text:p text:style-name="P54"><text:s text:c="4"/>for(int i = 0; i &lt;size; ++i){</text:p>
      <text:p text:style-name="P54"><text:s text:c="8"/>array [i] = nullptr;</text:p>
      <text:p text:style-name="P54"><text:s text:c="4"/>}</text:p>
      <text:p text:style-name="P54"><text:s text:c="4"/>delete [] array;</text:p>
      <text:p text:style-name="P54"><text:s text:c="4"/>array = nullptr;</text:p>
      <text:p text:style-name="P54"><text:s text:c="4"/>capacity = size = 0;</text:p>
      <text:p text:style-name="P54">}</text:p>
      <text:p text:style-name="P54"/>
      <text:p text:style-name="P54">template &lt;class T&gt; std::ostream&amp; operator &lt;&lt; (std::ostream&amp; os, const TLolVector&lt;T&gt;&amp; vector){</text:p>
      <text:p text:style-name="P54"><text:s text:c="4"/>for(int j = 0; j &lt; vector.size; ++j){</text:p>
      <text:p text:style-name="P54"><text:s text:c="8"/>printf("Array %d\n", j);</text:p>
      <text:p text:style-name="P54"><text:s text:c="8"/>printf("Size %d:\n", vector.array[j] -&gt; size);</text:p>
      <text:p text:style-name="P54"><text:s text:c="8"/>for(int i = 0; i &lt; vector.array[j] -&gt; size; ++i){</text:p>
      <text:p text:style-name="P54"><text:s text:c="12"/>vector.array[j] -&gt; array[i] -&gt; Print();</text:p>
      <text:p text:style-name="P54"><text:s text:c="8"/>}</text:p>
      <text:p text:style-name="P54"><text:s text:c="8"/>printf("==================\n");</text:p>
      <text:p text:style-name="P54"><text:s text:c="4"/>}</text:p>
      <text:p text:style-name="P54"><text:s text:c="4"/>return os;</text:p>
      <text:p text:style-name="P54">}</text:p>
      <text:p text:style-name="P54"/>
      <text:p text:style-name="P54">template &lt;class T&gt; int TLolVector&lt;T&gt;::GetSize(){</text:p>
      <text:p text:style-name="P54"><text:s text:c="4"/>return size;</text:p>
      <text:p text:style-name="P54">}</text:p>
      <text:p text:style-name="P54"/>
      <text:p text:style-name="P54">template &lt;class T&gt; int TLolVector&lt;T&gt;::GetCapacity(){</text:p>
      <text:p text:style-name="P53"><text:s text:c="4"/><text:page-number text:select-page="current">57</text:page-number></text:p>
      <text:p text:style-name="P54"><text:soft-page-break/>return capacity;</text:p>
      <text:p text:style-name="P54">}</text:p>
      <text:p text:style-name="P54"/>
      <text:p text:style-name="P54">#endif</text:p>
      <text:p text:style-name="P54"/>
      <text:p text:style-name="P42">Figure.h</text:p>
      <text:p text:style-name="P42"/>
      <text:p text:style-name="P54">#ifndef FIGURE_H</text:p>
      <text:p text:style-name="P54">#define FIGURE_H</text:p>
      <text:p text:style-name="P54"/>
      <text:p text:style-name="P54">#include &lt;iostream&gt;</text:p>
      <text:p text:style-name="P54"/>
      <text:p text:style-name="P54">class Figure{</text:p>
      <text:p text:style-name="P54">public:</text:p>
      <text:p text:style-name="P54"><text:s text:c="4"/>virtual void Print() = 0; // изменнеия трапеции, пятиугольника и ромба</text:p>
      <text:p text:style-name="P54"><text:s text:c="4"/>virtual double Square() = 0; // изменение для трапеции треуголника и пятиугоьника</text:p>
      <text:p text:style-name="P54"><text:s text:c="4"/>virtual int WAT() = 0;</text:p>
      <text:p text:style-name="P54"><text:s text:c="4"/>virtual ~Figure(){};</text:p>
      <text:p text:style-name="P54">};</text:p>
      <text:p text:style-name="P54"/>
      <text:p text:style-name="P54">#endif</text:p>
      <text:p text:style-name="P54"/>
      <text:p text:style-name="P66">ВСЕ ОСТАЛЬНОЕ ОСТАЕТСЯ НЕИЗМЕННЫМ</text:p>
      <text:p text:style-name="P53"/>
      <text:p text:style-name="P54">Тесты:</text:p>
      <text:p text:style-name="P54"/>
      <text:p text:style-name="P55">lowban777@lowban:~/Рабочий стол/OOP/laba7$ ./Lab7</text:p>
      <text:p text:style-name="P55">TAllocationBlock: Memory init</text:p>
      <text:p text:style-name="P55">TAllocationBlock: Memory init</text:p>
      <text:p text:style-name="P55">TAllocationBlock: Allocate 1 of 100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2</text:p>
      <text:p text:style-name="P55">Enter sides of Pentagon, pls</text:p>
      <text:p text:style-name="P55">1</text:p>
      <text:p text:style-name="P55">2</text:p>
      <text:p text:style-name="P55">Пятиугольник создан: 12</text:p>
      <text:p text:style-name="P56"><text:page-number text:select-page="current">58</text:page-number></text:p>
      <text:p text:style-name="P55"><text:soft-page-break/>TAllocationBlock: Allocate 1 of 100</text:p>
      <text:p text:style-name="P55">i = 0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3</text:p>
      <text:p text:style-name="P55">Enter sides of Rhombus, pls</text:p>
      <text:p text:style-name="P55">2</text:p>
      <text:p text:style-name="P55">Ромб создан: 2</text:p>
      <text:p text:style-name="P55">i = 0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1</text:p>
      <text:p text:style-name="P55">Enter sides of Trapeze, pls</text:p>
      <text:p text:style-name="P55">2</text:p>
      <text:p text:style-name="P55">1</text:p>
      <text:p text:style-name="P55">3</text:p>
      <text:p text:style-name="P55">Трапеция создана: 2</text:p>
      <text:p text:style-name="P55">i = 0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6</text:p>
      <text:p text:style-name="P55">Array 0</text:p>
      <text:p text:style-name="P55">Size 3:</text:p>
      <text:p text:style-name="P55">a= 2, b=2, c=2, d=2</text:p>
      <text:p text:style-name="P55">a= 1, b=2</text:p>
      <text:p text:style-name="P55">a= 2, b=1, c=3</text:p>
      <text:p text:style-name="P55">==================</text:p>
      <text:p text:style-name="P55"><text:soft-page-break/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2</text:p>
      <text:p text:style-name="P55">Enter sides of Pentagon, pls</text:p>
      <text:p text:style-name="P55">1</text:p>
      <text:p text:style-name="P55">2</text:p>
      <text:p text:style-name="P55">Пятиугольник создан: 12</text:p>
      <text:p text:style-name="P55">i = 0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3</text:p>
      <text:p text:style-name="P55">Enter sides of Rhombus, pls</text:p>
      <text:p text:style-name="P55">3</text:p>
      <text:p text:style-name="P55">Ромб создан: 3</text:p>
      <text:p text:style-name="P55">i = 0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3</text:p>
      <text:p text:style-name="P55">Enter sides of Rhombus, pls</text:p>
      <text:p text:style-name="P55">3</text:p>
      <text:p text:style-name="P55">Ромб создан: 3</text:p>
      <text:p text:style-name="P55">TAllocationBlock: Allocate 2 of 100</text:p>
      <text:p text:style-name="P55">i = 1</text:p>
      <text:p text:style-name="P55">Enter:</text:p>
      <text:p text:style-name="P55">1)For add Trapeze.</text:p>
      <text:p text:style-name="P55">2)For add Pentagon.</text:p>
      <text:p text:style-name="P56"><text:page-number text:select-page="current">60</text:page-number></text:p>
      <text:p text:style-name="P55"><text:soft-page-break/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6</text:p>
      <text:p text:style-name="P55">Array 0</text:p>
      <text:p text:style-name="P55">Size 5:</text:p>
      <text:p text:style-name="P55">a= 2, b=2, c=2, d=2</text:p>
      <text:p text:style-name="P55">a= 1, b=2</text:p>
      <text:p text:style-name="P55">a= 1, b=2</text:p>
      <text:p text:style-name="P55">a= 3, b=3, c=3, d=3</text:p>
      <text:p text:style-name="P55">a= 2, b=1, c=3</text:p>
      <text:p text:style-name="P55">==================</text:p>
      <text:p text:style-name="P55">Array 1</text:p>
      <text:p text:style-name="P55">Size 1:</text:p>
      <text:p text:style-name="P55">a= 3, b=3, c=3, d=3</text:p>
      <text:p text:style-name="P55">==================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4</text:p>
      <text:p text:style-name="P55">Delete by square(1) or type(2)?</text:p>
      <text:p text:style-name="P55">1</text:p>
      <text:p text:style-name="P55">Enter square of figure for deleting: </text:p>
      <text:p text:style-name="P55">2</text:p>
      <text:p text:style-name="P55">Enter:</text:p>
      <text:p text:style-name="P55">1)For add Trapeze.</text:p>
      <text:p text:style-name="P55">2)For add Pentagon.</text:p>
      <text:p text:style-name="P55">3)For add Rhombus.</text:p>
      <text:p text:style-name="P55">4)For delete figure.</text:p>
      <text:p text:style-name="P55">5)For delete all figures.</text:p>
      <text:p text:style-name="P55">6)Print vector.</text:p>
      <text:p text:style-name="P55">0)Exit</text:p>
      <text:p text:style-name="P55">0</text:p>
      <text:p text:style-name="P55">Ромб удален</text:p>
      <text:p text:style-name="P55">Пятиугольник удален</text:p>
      <text:p text:style-name="P55">Пятиугольник удален</text:p>
      <text:p text:style-name="P55">Ромб удален</text:p>
      <text:p text:style-name="P56"><text:page-number text:select-page="current">61</text:page-number></text:p>
      <text:p text:style-name="P55"><text:soft-page-break/>Трапеция удалена</text:p>
      <text:p text:style-name="P55">TAllocationBlock: Deallocate block </text:p>
      <text:p text:style-name="P55">TAllocationBlock: Deallocate block </text:p>
      <text:p text:style-name="P55">TAllocationBlock: Deallocate block </text:p>
      <text:p text:style-name="P55">Ромб удален</text:p>
      <text:p text:style-name="P55">TAllocationBlock: Memory freed</text:p>
      <text:p text:style-name="P55">TAllocationBlock: Memory freed</text:p>
      <text:p text:style-name="P93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page-number text:select-page="current">62</text:page-number></text:p>
      <text:p text:style-name="P4"><text:soft-page-break/>МОСКОВСКИЙ АВИАЦИОННЫЙ ИНСТИТУТ</text:p>
      <text:p text:style-name="P22">(НАЦИОНАЛЬНЫЙ ИССЛЕДОВАТЕЛЬСКИЙ УНИВЕРСИТЕТ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Лабораторная работа №<text:span text:style-name="T8">8</text:span></text:p>
      <text:p text:style-name="P24">по дисциплине Объектно-Ориентированное Программирование</text:p>
      <text:p text:style-name="P8"/>
      <text:p text:style-name="P8"/>
      <text:p text:style-name="P8"/>
      <text:p text:style-name="P33"/>
      <text:p text:style-name="P8"/>
      <text:p text:style-name="P35">Студент группы:</text:p>
      <text:p text:style-name="P61">80-206Б Лобанов Олег</text:p>
      <text:p text:style-name="P35">Преподаватель:</text:p>
      <text:p text:style-name="P61">Поповкин А. В.</text:p>
      <text:p text:style-name="P61"/>
      <text:p text:style-name="P61">Подпись преподавателя: <text:s text:c="2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8">Москва</text:p>
      <text:p text:style-name="P110">2018</text:p>
      <text:p text:style-name="P14"/>
      <text:p text:style-name="P14"><text:soft-page-break/>Лабораторная работа №<text:span text:style-name="T6">8</text:span></text:p>
      <text:p text:style-name="P14"/>
      <text:p text:style-name="P15">Цель работы:</text:p>
      <text:p text:style-name="P94">● Знакомство с параллельным программированием в С++</text:p>
      <text:p text:style-name="P94"/>
      <text:p text:style-name="P94">Вариант Задания (№4):</text:p>
      <text:p text:style-name="P94"/>
      <text:p text:style-name="P94">● Контейнер 1-го уровня — массвив</text:p>
      <text:p text:style-name="P94">● Фигура №1 — трапеция</text:p>
      <text:p text:style-name="P94">● Фигура №2 — ромб</text:p>
      <text:p text:style-name="P94">● Фигура №3 — пятиугольник</text:p>
      <text:p text:style-name="P94"/>
      <text:p text:style-name="P94">Код программы:</text:p>
      <text:p text:style-name="P94"/>
      <text:p text:style-name="P85">vector.h</text:p>
      <text:p text:style-name="P85"/>
      <text:p text:style-name="P94">#ifndef VECTOR_H</text:p>
      <text:p text:style-name="P94">#define VECTOR_H</text:p>
      <text:p text:style-name="P94"/>
      <text:p text:style-name="P94">#include &lt;memory&gt;</text:p>
      <text:p text:style-name="P94">#include &lt;future&gt;</text:p>
      <text:p text:style-name="P94">#include &lt;mutex&gt;</text:p>
      <text:p text:style-name="P94">#include &lt;thread&gt;</text:p>
      <text:p text:style-name="P94">#include &lt;iostream&gt;</text:p>
      <text:p text:style-name="P94">#include &lt;functional&gt;</text:p>
      <text:p text:style-name="P94"/>
      <text:p text:style-name="P94"/>
      <text:p text:style-name="P94">#include "Figure.h"</text:p>
      <text:p text:style-name="P94">#include "Trapeze.h"</text:p>
      <text:p text:style-name="P94">#include "Pentagon.h"</text:p>
      <text:p text:style-name="P94">#include "Rhombus.h"</text:p>
      <text:p text:style-name="P94">#include "Iterator.h"</text:p>
      <text:p text:style-name="P94">#include "TAllocationBlock.h"</text:p>
      <text:p text:style-name="P94"/>
      <text:p text:style-name="P94">template &lt;class T&gt; class TMyVector {</text:p>
      <text:p text:style-name="P94">public:</text:p>
      <text:p text:style-name="P94"><text:s text:c="4"/>TMyVector(int vCap); // конструктор класса</text:p>
      <text:p text:style-name="P94"><text:s text:c="4"/>void Push(std::shared_ptr&lt;T&gt; &amp;temp); // добавление элемента в класс</text:p>
      <text:p text:style-name="P94"><text:s text:c="4"/>void Get(int index); // получение элемента класса</text:p>
      <text:p text:style-name="P94"><text:s text:c="4"/>void Delete(); // удаление последнего элемента класса</text:p>
      <text:p text:style-name="P94"><text:s text:c="4"/>// void Delete(int index); // удаление по индексу </text:p>
      <text:p text:style-name="P94"><text:s text:c="4"/>template &lt;class A&gt; friend std::ostream&amp; operator&lt;&lt;(std::ostream&amp; os,const TMyVector&lt;A&gt;&amp; vector); // вывод в стандартный поток</text:p>
      <text:p text:style-name="P56"><text:span text:style-name="T1"><text:s text:c="4"/></text:span><text:span text:style-name="T1"><text:page-number text:select-page="current">64</text:page-number></text:span></text:p>
      <text:p text:style-name="P94"><text:soft-page-break/>~TMyVector(); // деструктор класса</text:p>
      <text:p text:style-name="P94"><text:s text:c="4"/>TIterator&lt;T&gt; begin(); // Установка итератора на начало</text:p>
      <text:p text:style-name="P94"><text:s text:c="4"/>TIterator&lt;T&gt; end(); // Установка итератора на конец</text:p>
      <text:p text:style-name="P94"><text:s text:c="4"/>int GetSize(); // получение размера класса</text:p>
      <text:p text:style-name="P94"><text:s text:c="4"/>void * operator new (size_t size); // переопределенный оператор выделения памяти из кучи</text:p>
      <text:p text:style-name="P94"><text:s text:c="4"/>void operator delete(void *p); // возвращение памяти в кучу</text:p>
      <text:p text:style-name="P94"><text:s text:c="4"/>int MySort(int l, int r);</text:p>
      <text:p text:style-name="P94"><text:s text:c="4"/>void Quicksort_parallel(int l, int r);</text:p>
      <text:p text:style-name="P94"/>
      <text:p text:style-name="P94">private:</text:p>
      <text:p text:style-name="P94"><text:s text:c="4"/>void ResizeVector(std::shared_ptr&lt;T&gt; *&amp;array); // изменение размера вектора</text:p>
      <text:p text:style-name="P94"><text:s text:c="4"/>int size; // текущее количетсво элементов</text:p>
      <text:p text:style-name="P94"><text:s text:c="4"/>int capacity; // выделенное место </text:p>
      <text:p text:style-name="P94"><text:s text:c="4"/>std::shared_ptr&lt;T&gt; *array; // массив</text:p>
      <text:p text:style-name="P94"/>
      <text:p text:style-name="P94"><text:s text:c="4"/>static TAllocationBlock vector_allocator;</text:p>
      <text:p text:style-name="P94">};</text:p>
      <text:p text:style-name="P94"/>
      <text:p text:style-name="P94">#include "Vector.h"</text:p>
      <text:p text:style-name="P94">#include &lt;stdlib.h&gt;</text:p>
      <text:p text:style-name="P94"/>
      <text:p text:style-name="P94">const int INCREASE = 2;</text:p>
      <text:p text:style-name="P94">// конструктор класса</text:p>
      <text:p text:style-name="P94">template &lt;class T&gt; TMyVector&lt;T&gt;::TMyVector(int vCap) {</text:p>
      <text:p text:style-name="P94"><text:s text:c="4"/>array = new std::shared_ptr&lt;T&gt; [vCap];</text:p>
      <text:p text:style-name="P94"><text:s text:c="4"/>size = 0;</text:p>
      <text:p text:style-name="P94"><text:s text:c="4"/>capacity = vCap;</text:p>
      <text:p text:style-name="P94">}</text:p>
      <text:p text:style-name="P94"/>
      <text:p text:style-name="P94">template &lt;class T&gt; TAllocationBlock TMyVector&lt;T&gt;::vector_allocator(sizeof(TMyVector&lt;T&gt;), 100);</text:p>
      <text:p text:style-name="P94"/>
      <text:p text:style-name="P94">template &lt;class T&gt; void TMyVector&lt;T&gt;::Quicksort_parallel(int l, int r) { </text:p>
      <text:p text:style-name="P94"><text:s text:c="4"/>int i = l, j = r; </text:p>
      <text:p text:style-name="P94"><text:s text:c="4"/>int x = l + (r - l) / 2;</text:p>
      <text:p text:style-name="P94"><text:s text:c="4"/>while (i &lt;= j) { </text:p>
      <text:p text:style-name="P94"><text:s text:c="8"/>while (array[i]-&gt;Square() &lt; array[x]-&gt;Square()) {</text:p>
      <text:p text:style-name="P94"><text:s text:c="12"/>i++; </text:p>
      <text:p text:style-name="P94"><text:s text:c="8"/>}</text:p>
      <text:p text:style-name="P94"><text:s text:c="8"/>while (array[j]-&gt;Square() &gt; array[x]-&gt;Square()) {</text:p>
      <text:p text:style-name="P94"><text:s text:c="12"/>j--; </text:p>
      <text:p text:style-name="P94"><text:s text:c="8"/>}</text:p>
      <text:p text:style-name="P94"><text:s text:c="8"/>if (i &lt;= j) { </text:p>
      <text:p text:style-name="P56"><text:span text:style-name="T1"><text:s text:c="10"/></text:span><text:span text:style-name="T1"><text:page-number text:select-page="current">65</text:page-number></text:span><text:span text:style-name="T1"> </text:span></text:p>
      <text:p text:style-name="P94"><text:soft-page-break/><text:s/>std::shared_ptr&lt;Figure&gt; tmp = array[i];</text:p>
      <text:p text:style-name="P94"><text:s text:c="12"/>array[i] = array[j];</text:p>
      <text:p text:style-name="P94"><text:s text:c="12"/>array[j] = tmp;</text:p>
      <text:p text:style-name="P94"><text:s text:c="12"/>i++;</text:p>
      <text:p text:style-name="P94"><text:s text:c="12"/>j--;</text:p>
      <text:p text:style-name="P94"><text:s text:c="8"/>} </text:p>
      <text:p text:style-name="P94"><text:s text:c="4"/>} </text:p>
      <text:p text:style-name="P94"><text:s text:c="4"/>if (i &lt; r) { </text:p>
      <text:p text:style-name="P94"><text:s text:c="8"/>std::packaged_task&lt;void(void)&gt; task(bind(std::mem_fn(&amp;TMyVector&lt;T&gt;::Quicksort_parallel), this, i, r)); </text:p>
      <text:p text:style-name="P94"><text:s text:c="8"/>std::thread tht(move(task)); </text:p>
      <text:p text:style-name="P94"><text:s text:c="8"/>tht.detach(); </text:p>
      <text:p text:style-name="P94"><text:s text:c="4"/>} </text:p>
      <text:p text:style-name="P94"><text:s text:c="4"/>if (l &lt; j) { </text:p>
      <text:p text:style-name="P94"><text:s text:c="8"/>std::packaged_task&lt;void(void)&gt; task(bind(std::mem_fn(&amp;TMyVector&lt;T&gt;::Quicksort_parallel), this, l, j));</text:p>
      <text:p text:style-name="P94"><text:s text:c="8"/>std::thread thtw(move(task)); </text:p>
      <text:p text:style-name="P94"><text:s text:c="8"/>thtw.detach(); </text:p>
      <text:p text:style-name="P94"><text:s text:c="4"/>} </text:p>
      <text:p text:style-name="P94">}</text:p>
      <text:p text:style-name="P94"/>
      <text:p text:style-name="P94">template &lt;class T&gt; int TMyVector&lt;T&gt;::MySort(int l, int r) {</text:p>
      <text:p text:style-name="P94"><text:s text:c="4"/>int x = l + (r - l) / 2;</text:p>
      <text:p text:style-name="P94"><text:s text:c="4"/>int i = l;</text:p>
      <text:p text:style-name="P94"><text:s text:c="4"/>int j = r;</text:p>
      <text:p text:style-name="P94"/>
      <text:p text:style-name="P94"><text:s text:c="4"/>while(i &lt;= j) {</text:p>
      <text:p text:style-name="P94"><text:s text:c="8"/>while(array[i]-&gt;Square() &lt; array[x]-&gt;Square()) {</text:p>
      <text:p text:style-name="P94"><text:s text:c="12"/>i++;</text:p>
      <text:p text:style-name="P94"><text:s text:c="8"/>}</text:p>
      <text:p text:style-name="P94"><text:s text:c="8"/>while(array[j]-&gt;Square() &gt; array[x]-&gt;Square()) {</text:p>
      <text:p text:style-name="P94"><text:s text:c="12"/>j--;</text:p>
      <text:p text:style-name="P94"><text:s text:c="8"/>}</text:p>
      <text:p text:style-name="P94"><text:s text:c="8"/>if(i &lt;= j) {</text:p>
      <text:p text:style-name="P94"><text:s text:c="12"/>std::shared_ptr&lt;Figure&gt; tmp = array[i];</text:p>
      <text:p text:style-name="P94"><text:s text:c="12"/>array[i] = array[j];</text:p>
      <text:p text:style-name="P94"><text:s text:c="12"/>array[j] = tmp;</text:p>
      <text:p text:style-name="P94"><text:s text:c="12"/>i++;</text:p>
      <text:p text:style-name="P94"><text:s text:c="12"/>j--;</text:p>
      <text:p text:style-name="P94"><text:s text:c="8"/>}</text:p>
      <text:p text:style-name="P94"><text:s text:c="4"/>}</text:p>
      <text:p text:style-name="P94"><text:s text:c="4"/>if (i &lt; r) {</text:p>
      <text:p text:style-name="P94"><text:s text:c="8"/>MySort(i, r);</text:p>
      <text:p text:style-name="P94"><text:s text:c="4"/>}</text:p>
      <text:p text:style-name="P56"><text:span text:style-name="T1"><text:s text:c="4"/></text:span><text:span text:style-name="T1"><text:page-number text:select-page="current">66</text:page-number></text:span></text:p>
      <text:p text:style-name="P94"><text:soft-page-break/><text:s text:c="4"/>if (l &lt; j) {</text:p>
      <text:p text:style-name="P94"><text:s text:c="8"/>MySort(l, j);</text:p>
      <text:p text:style-name="P94"><text:s text:c="4"/>}</text:p>
      <text:p text:style-name="P94"><text:s text:c="4"/>return 0;</text:p>
      <text:p text:style-name="P94">}</text:p>
      <text:p text:style-name="P94"/>
      <text:p text:style-name="P94">// изменение размера вектора</text:p>
      <text:p text:style-name="P94">template &lt;class T&gt; void TMyVector&lt;T&gt;::ResizeVector(std::shared_ptr&lt;T&gt; *&amp;array) {</text:p>
      <text:p text:style-name="P94"><text:s text:c="4"/>capacity *= INCREASE;</text:p>
      <text:p text:style-name="P94"><text:s text:c="4"/>std::shared_ptr&lt;T&gt; *tmp = new std::shared_ptr&lt;T&gt; [capacity];</text:p>
      <text:p text:style-name="P94"><text:s text:c="4"/>for(int i = 0; i &lt; size; ++i) {</text:p>
      <text:p text:style-name="P94"><text:s text:c="8"/>tmp[i] = array[i];</text:p>
      <text:p text:style-name="P94"><text:s text:c="8"/>array[i] = nullptr;</text:p>
      <text:p text:style-name="P94"><text:s text:c="4"/>}</text:p>
      <text:p text:style-name="P94"><text:s text:c="4"/>delete [] array;</text:p>
      <text:p text:style-name="P94"><text:s text:c="4"/>array = nullptr;</text:p>
      <text:p text:style-name="P94"><text:s text:c="4"/>array = tmp;</text:p>
      <text:p text:style-name="P94"><text:s text:c="4"/>tmp = nullptr;</text:p>
      <text:p text:style-name="P94">}</text:p>
      <text:p text:style-name="P94">// добавление элемента в класс</text:p>
      <text:p text:style-name="P94">template &lt;class T&gt; void TMyVector&lt;T&gt;::Push(std::shared_ptr&lt;T&gt; &amp;temp) {</text:p>
      <text:p text:style-name="P94"><text:s text:c="4"/>if(size == capacity) {</text:p>
      <text:p text:style-name="P94"><text:s text:c="8"/>ResizeVector(array);</text:p>
      <text:p text:style-name="P94"><text:s text:c="4"/>}</text:p>
      <text:p text:style-name="P94"><text:s text:c="4"/>array[size] = temp;</text:p>
      <text:p text:style-name="P94"><text:s text:c="4"/>++size;</text:p>
      <text:p text:style-name="P94">}</text:p>
      <text:p text:style-name="P94">// получение элемента класса</text:p>
      <text:p text:style-name="P94">template &lt;class T&gt; void TMyVector&lt;T&gt;::Get(int index) {</text:p>
      <text:p text:style-name="P94"><text:s text:c="4"/>array[index]-&gt;Print();</text:p>
      <text:p text:style-name="P94">}</text:p>
      <text:p text:style-name="P94">// удаление последнего элемента класса</text:p>
      <text:p text:style-name="P94">template &lt;class T&gt; void TMyVector&lt;T&gt;::Delete() {</text:p>
      <text:p text:style-name="P94"><text:s text:c="4"/>array[--size]-&gt;~T();</text:p>
      <text:p text:style-name="P94">}</text:p>
      <text:p text:style-name="P94">// new для своего аллокатора</text:p>
      <text:p text:style-name="P94">template &lt;class T&gt; void * TMyVector&lt;T&gt;::operator new (size_t size) {</text:p>
      <text:p text:style-name="P94"><text:s text:c="4"/>return vector_allocator.allocate();</text:p>
      <text:p text:style-name="P94">}</text:p>
      <text:p text:style-name="P94">// delete для своего аллокатора</text:p>
      <text:p text:style-name="P94">template &lt;class T&gt; void TMyVector&lt;T&gt;::operator delete(void *p) {</text:p>
      <text:p text:style-name="P94"><text:s text:c="4"/>vector_allocator.deallocate(p);</text:p>
      <text:p text:style-name="P94">}</text:p>
      <text:p text:style-name="P95"><text:page-number text:select-page="current">67</text:page-number></text:p>
      <text:p text:style-name="P94"><text:soft-page-break/>template &lt;class T&gt; TMyVector&lt;T&gt;::~TMyVector() {</text:p>
      <text:p text:style-name="P94"><text:s text:c="4"/></text:p>
      <text:p text:style-name="P94">for(int i = 0; i &lt; size; ++i) {</text:p>
      <text:p text:style-name="P94"><text:s text:c="8"/>array[i] = nullptr;</text:p>
      <text:p text:style-name="P94"><text:s text:c="4"/>}</text:p>
      <text:p text:style-name="P94"><text:s text:c="4"/>delete [] array;</text:p>
      <text:p text:style-name="P94"><text:s text:c="4"/>array = nullptr;</text:p>
      <text:p text:style-name="P94"><text:s text:c="4"/>capacity = size = 0;</text:p>
      <text:p text:style-name="P94">}</text:p>
      <text:p text:style-name="P94">// вывод в стандартный поток</text:p>
      <text:p text:style-name="P94">template &lt;class T&gt; std::ostream&amp; operator&lt;&lt;(std::ostream&amp; os, const TMyVector&lt;T&gt;&amp; vector) {</text:p>
      <text:p text:style-name="P94"><text:s text:c="4"/>for(int i = 0; i &lt; vector.size; ++i) {</text:p>
      <text:p text:style-name="P94"><text:s text:c="8"/>vector.array[i]-&gt;Print();</text:p>
      <text:p text:style-name="P94"><text:s text:c="4"/>}</text:p>
      <text:p text:style-name="P94"><text:s text:c="4"/>return os;</text:p>
      <text:p text:style-name="P94">}</text:p>
      <text:p text:style-name="P94">// получение размера класса</text:p>
      <text:p text:style-name="P94">template &lt;class T&gt; int TMyVector&lt;T&gt;::GetSize() {</text:p>
      <text:p text:style-name="P94"><text:s text:c="4"/>return size;</text:p>
      <text:p text:style-name="P94">}</text:p>
      <text:p text:style-name="P94"/>
      <text:p text:style-name="P94">#endif</text:p>
      <text:p text:style-name="P94"/>
      <text:p text:style-name="P103">ОСТАЛЬНЫЕ МЕТОДЫ ФИГУР И КЛАССЫ ОСТАЮТСЯ НЕИЗМЕННЫМИ</text:p>
      <text:p text:style-name="P104"/>
      <text:p text:style-name="P104">Тесты:</text:p>
      <text:p text:style-name="P104"/>
      <text:p text:style-name="P94">lowban777@lowban:~/Рабочий стол/OOP/laba8$ ./Lab8</text:p>
      <text:p text:style-name="P94">TAllocationBlock: Memory init</text:p>
      <text:p text:style-name="P94">TAllocationBlock: Allocate 1 of 100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1</text:p>
      <text:p text:style-name="P94">Enter sides of trapeze</text:p>
      <text:p text:style-name="P95"><text:page-number text:select-page="current">68</text:page-number></text:p>
      <text:p text:style-name="P94"><text:soft-page-break/>2</text:p>
      <text:p text:style-name="P94">2</text:p>
      <text:p text:style-name="P94">3</text:p>
      <text:p text:style-name="P94">Трапеция создана: 2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2</text:p>
      <text:p text:style-name="P94">Enter sides of pentagon</text:p>
      <text:p text:style-name="P94">3</text:p>
      <text:p text:style-name="P94">2</text:p>
      <text:p text:style-name="P94">Пятиугольник создан: 32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3</text:p>
      <text:p text:style-name="P94">Enter sides of rhombus</text:p>
      <text:p text:style-name="P94">4</text:p>
      <text:p text:style-name="P94">Ромб создан: 4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5"><text:page-number text:select-page="current">69</text:page-number></text:p>
      <text:p text:style-name="P94"><text:soft-page-break/>9)Print with iterator and parallel_qsort.</text:p>
      <text:p text:style-name="P94">0)Exit</text:p>
      <text:p text:style-name="P94">2</text:p>
      <text:p text:style-name="P94">Enter sides of pentagon</text:p>
      <text:p text:style-name="P94">1</text:p>
      <text:p text:style-name="P94">2</text:p>
      <text:p text:style-name="P94">Пятиугольник создан: 12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3</text:p>
      <text:p text:style-name="P94">Enter sides of rhombus</text:p>
      <text:p text:style-name="P94">3</text:p>
      <text:p text:style-name="P94">Ромб создан: 3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3</text:p>
      <text:p text:style-name="P94">Enter sides of rhombus</text:p>
      <text:p text:style-name="P94">5</text:p>
      <text:p text:style-name="P94">Ромб создан: 5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5"><text:page-number text:select-page="current">70</text:page-number></text:p>
      <text:p text:style-name="P94"><text:soft-page-break/>7)Print vector.</text:p>
      <text:p text:style-name="P94">8)Print with iterator and qsort.</text:p>
      <text:p text:style-name="P94">9)Print with iterator and parallel_qsort.</text:p>
      <text:p text:style-name="P94">0)Exit</text:p>
      <text:p text:style-name="P94">3</text:p>
      <text:p text:style-name="P94">Enter sides of rhombus</text:p>
      <text:p text:style-name="P94">12</text:p>
      <text:p text:style-name="P94">Ромб создан: 12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3</text:p>
      <text:p text:style-name="P94">Enter sides of rhombus</text:p>
      <text:p text:style-name="P94">4</text:p>
      <text:p text:style-name="P94">Ромб создан: 4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8</text:p>
      <text:p text:style-name="P94">a= 1, b=2</text:p>
      <text:p text:style-name="P94">a= 3, b=3, c=3, d=3</text:p>
      <text:p text:style-name="P94">a= 2, b=2, c=3</text:p>
      <text:p text:style-name="P94">a= 3, b=2</text:p>
      <text:p text:style-name="P94">a= 4, b=4, c=4, d=4</text:p>
      <text:p text:style-name="P94">a= 4, b=4, c=4, d=4</text:p>
      <text:p text:style-name="P94">a= 5, b=5, c=5, d=5</text:p>
      <text:p text:style-name="P94">a= 12, b=12, c=12, d=12</text:p>
      <text:p text:style-name="P94">Enter:</text:p>
      <text:p text:style-name="P95"><text:page-number text:select-page="current">71</text:page-number></text:p>
      <text:p text:style-name="P94"><text:soft-page-break/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9</text:p>
      <text:p text:style-name="P94">a= 1, b=2</text:p>
      <text:p text:style-name="P94">a= 3, b=3, c=3, d=3</text:p>
      <text:p text:style-name="P94">a= 2, b=2, c=3</text:p>
      <text:p text:style-name="P94">a= 3, b=2</text:p>
      <text:p text:style-name="P94">a= 4, b=4, c=4, d=4</text:p>
      <text:p text:style-name="P94">a= 4, b=4, c=4, d=4</text:p>
      <text:p text:style-name="P94">a= 5, b=5, c=5, d=5</text:p>
      <text:p text:style-name="P94">a= 12, b=12, c=12, d=12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4">0)Exit</text:p>
      <text:p text:style-name="P94">4</text:p>
      <text:p text:style-name="P94">Enter index of figure</text:p>
      <text:p text:style-name="P94">5</text:p>
      <text:p text:style-name="P94">a= 4, b=4, c=4, d=4</text:p>
      <text:p text:style-name="P94">Enter:</text:p>
      <text:p text:style-name="P94">1)For add Trapeze</text:p>
      <text:p text:style-name="P94">2)For add Pentagon</text:p>
      <text:p text:style-name="P94">3)For add Rhombus</text:p>
      <text:p text:style-name="P94">4)For get figure.</text:p>
      <text:p text:style-name="P94">5)For delete figure.</text:p>
      <text:p text:style-name="P94">6)For delete all figures.</text:p>
      <text:p text:style-name="P94">7)Print vector.</text:p>
      <text:p text:style-name="P94">8)Print with iterator and qsort.</text:p>
      <text:p text:style-name="P94">9)Print with iterator and parallel_qsort.</text:p>
      <text:p text:style-name="P95"><text:page-number text:select-page="current">72</text:page-number></text:p>
      <text:p text:style-name="P94"><text:soft-page-break/>0)Exit</text:p>
      <text:p text:style-name="P94">0</text:p>
      <text:p text:style-name="P94">Пятиугольник удален</text:p>
      <text:p text:style-name="P94">Ромб удален</text:p>
      <text:p text:style-name="P94">Трапеция удалена</text:p>
      <text:p text:style-name="P94">Пятиугольник удален</text:p>
      <text:p text:style-name="P94">Ромб удален</text:p>
      <text:p text:style-name="P94">Ромб удален</text:p>
      <text:p text:style-name="P94">Ромб удален</text:p>
      <text:p text:style-name="P94">TAllocationBlock: Deallocate block </text:p>
      <text:p text:style-name="P94">Ромб удален</text:p>
      <text:p text:style-name="P94">TAllocationBlock: Memory freed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page-number text:select-page="current">73</text:page-number></text:p>
      <text:p text:style-name="P139"><text:soft-page-break/>МОСКОВСКИЙ АВИАЦИОННЫЙ ИНСТИТУТ</text:p>
      <text:p text:style-name="P136">(НАЦИОНАЛЬНЫЙ ИССЛЕДОВАТЕЛЬСКИЙ УНИВЕРСИТЕТ)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7">Лабораторная работа №<text:span text:style-name="T10">9</text:span></text:p>
      <text:p text:style-name="P137">по дисциплине Объектно-Ориентированное Программирование</text:p>
      <text:p text:style-name="P138"/>
      <text:p text:style-name="P138"/>
      <text:p text:style-name="P138"/>
      <text:p text:style-name="P114"/>
      <text:p text:style-name="P138"/>
      <text:p text:style-name="P113">Студент группы:</text:p>
      <text:p text:style-name="P127">80-206Б Лобанов Олег</text:p>
      <text:p text:style-name="P113">Преподаватель:</text:p>
      <text:p text:style-name="P127">Поповкин А. В.</text:p>
      <text:p text:style-name="P127"/>
      <text:p text:style-name="P127">Подпись преподавателя: <text:s text:c="21"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2">Москва</text:p>
      <text:p text:style-name="P131">2018</text:p>
      <text:p text:style-name="P20"/>
      <text:p text:style-name="P134"><text:soft-page-break/>Лабораторная работа №9</text:p>
      <text:p text:style-name="P134"/>
      <text:p text:style-name="P135">Цель работы:</text:p>
      <text:p text:style-name="P117"><text:span text:style-name="T1">●</text:span><text:span text:style-name="T5"> Автоматическое выполнение програмы</text:span></text:p>
      <text:p text:style-name="P117"><text:span text:style-name="T5"/></text:p>
      <text:p text:style-name="P117"><text:span text:style-name="T5">Вариант Задания (№4):</text:span></text:p>
      <text:p text:style-name="P117"><text:span text:style-name="T1">● Контейнер 1-го уровня — массив</text:span></text:p>
      <text:p text:style-name="P117"><text:span text:style-name="T1">● Контейнер 2-го уровня — массив</text:span></text:p>
      <text:p text:style-name="P117"><text:span text:style-name="T1">● Фигура №1 — трапеция</text:span></text:p>
      <text:p text:style-name="P117"><text:span text:style-name="T1">● Фигура №2 — ромб</text:span></text:p>
      <text:p text:style-name="P117"><text:span text:style-name="T1">● Фигура №3 - пятиугольник </text:span></text:p>
      <text:p text:style-name="P117"><text:span text:style-name="T1"/></text:p>
      <text:p text:style-name="P117"><text:span text:style-name="T1">Код программы:</text:span></text:p>
      <text:p text:style-name="P117"><text:span text:style-name="T1"/></text:p>
      <text:p text:style-name="P124"><text:span text:style-name="T1">Main.cpp</text:span></text:p>
      <text:p text:style-name="P124"><text:span text:style-name="T1"/></text:p>
      <text:p text:style-name="P117"><text:span text:style-name="T1">#include &lt;iostream&gt;</text:span></text:p>
      <text:p text:style-name="P117"><text:span text:style-name="T1">#include &lt;memory&gt;</text:span></text:p>
      <text:p text:style-name="P117"><text:span text:style-name="T1">#include &lt;cstdlib&gt;</text:span></text:p>
      <text:p text:style-name="P117"><text:span text:style-name="T1">#include &lt;cstring&gt;</text:span></text:p>
      <text:p text:style-name="P117"><text:span text:style-name="T1">#include &lt;random&gt;</text:span></text:p>
      <text:p text:style-name="P117"><text:span text:style-name="T1">#include "</text:span><text:span text:style-name="T12">Rhombus</text:span><text:span text:style-name="T1">.h"</text:span></text:p>
      <text:p text:style-name="P117"><text:span text:style-name="T1">#include "</text:span><text:span text:style-name="T12">Trapeze</text:span><text:span text:style-name="T1">.h"</text:span></text:p>
      <text:p text:style-name="P117"><text:span text:style-name="T1">#include "</text:span><text:span text:style-name="T12">Pentagon</text:span><text:span text:style-name="T1">.h"</text:span></text:p>
      <text:p text:style-name="P117"><text:span text:style-name="T1">#include "Vector.h"</text:span></text:p>
      <text:p text:style-name="P117"><text:span text:style-name="T1"/></text:p>
      <text:p text:style-name="P117"><text:span text:style-name="T1"/></text:p>
      <text:p text:style-name="P117"><text:span text:style-name="T1">int main(void)</text:span></text:p>
      <text:p text:style-name="P117"><text:span text:style-name="T1">{</text:span></text:p>
      <text:p text:style-name="P117"><text:span text:style-name="T1"><text:s text:c="4"/>Vector&lt;Figure&gt; list;</text:span></text:p>
      <text:p text:style-name="P117"><text:span text:style-name="T1"><text:s text:c="4"/>typedef std::function&lt;void(void)&gt; Command;</text:span></text:p>
      <text:p text:style-name="P117"><text:span text:style-name="T1"><text:s text:c="4"/>Vector&lt;std::shared_ptr&lt;Command&gt;&gt; nlist;</text:span></text:p>
      <text:p text:style-name="P117"><text:span text:style-name="T1"><text:s text:c="4"/>std::mutex mtx;</text:span></text:p>
      <text:p text:style-name="P117"><text:span text:style-name="T1"/></text:p>
      <text:p text:style-name="P117"><text:span text:style-name="T1"><text:s text:c="4"/>Command cmdInsert = [&amp;]() {</text:span></text:p>
      <text:p text:style-name="P117"><text:span text:style-name="T1"><text:s text:c="8"/>std::lock_guard&lt;std::mutex&gt; guard(mtx);</text:span></text:p>
      <text:p text:style-name="P117"><text:span text:style-name="T1"/></text:p>
      <text:p text:style-name="P117"><text:span text:style-name="T1"><text:s text:c="8"/>uint32_t seed = std::chrono::system_clock::now().time_since_epoch().count();</text:span></text:p>
      <text:p text:style-name="P117"><text:span text:style-name="T1"/></text:p>
      <text:p text:style-name="P117"><text:span text:style-name="T1"><text:s text:c="8"/>std::default_random_engine generator(seed);</text:span></text:p>
      <text:p text:style-name="P117"><text:span text:style-name="T1"><text:s text:c="8"/>std::uniform_int_distribution&lt;int&gt; distFigureType(1, 3);</text:span></text:p>
      <text:p text:style-name="P117"><text:span text:style-name="T1"><text:s text:c="8"/>std::uniform_int_distribution&lt;int&gt; distFigureParam(1, 10);</text:span></text:p>
      <text:p text:style-name="P117"><text:span text:style-name="T1"><text:s text:c="8"/>for (int i = 0; i &lt; 5; ++ i) {</text:span></text:p>
      <text:p text:style-name="P119"><text:span text:style-name="T1"><text:s text:c="12"/></text:span><text:span text:style-name="T1"><text:page-number text:select-page="current">75</text:page-number></text:span></text:p>
      <text:p text:style-name="P118"><text:soft-page-break/><text:span text:style-name="T1">std::cout &lt;&lt; "Command: Insert" &lt;&lt; std::endl;</text:span></text:p>
      <text:p text:style-name="P117"><text:span text:style-name="T1"/></text:p>
      <text:p text:style-name="P117"><text:span text:style-name="T1"><text:s text:c="12"/>switch(distFigureType(generator)) {</text:span></text:p>
      <text:p text:style-name="P117"><text:span text:style-name="T1"><text:s text:c="16"/>case 1: {</text:span></text:p>
      <text:p text:style-name="P117"><text:span text:style-name="T1"><text:s text:c="20"/>std::cout &lt;&lt; "Inserted Trapeze" &lt;&lt; std::endl;</text:span></text:p>
      <text:p text:style-name="P117"><text:span text:style-name="T1"/></text:p>
      <text:p text:style-name="P117"><text:span text:style-name="T1"><text:s text:c="20"/>int side_a = distFigureParam(generator);</text:span></text:p>
      <text:p text:style-name="P117"><text:span text:style-name="T1"><text:s text:c="20"/>int side_b = distFigureParam(generator);</text:span></text:p>
      <text:p text:style-name="P117"><text:span text:style-name="T1"><text:s text:c="20"/>int side_c = distFigureParam(generator);</text:span></text:p>
      <text:p text:style-name="P117"><text:span text:style-name="T1"/></text:p>
      <text:p text:style-name="P117"><text:span text:style-name="T1"><text:s text:c="20"/>std::shared_ptr&lt;Figure&gt; ptr = std::make_shared&lt;Triangle&gt;(Triangle(side_a, side_b, side_c));</text:span></text:p>
      <text:p text:style-name="P117"><text:span text:style-name="T1"><text:s text:c="20"/>list.PushFirst(ptr);</text:span></text:p>
      <text:p text:style-name="P117"><text:span text:style-name="T1"><text:s text:c="20"/>break;</text:span></text:p>
      <text:p text:style-name="P117"><text:span text:style-name="T1"><text:s text:c="16"/>}</text:span></text:p>
      <text:p text:style-name="P117"><text:span text:style-name="T1"/></text:p>
      <text:p text:style-name="P117"><text:span text:style-name="T1"><text:s text:c="16"/>case 2: {</text:span></text:p>
      <text:p text:style-name="P117"><text:span text:style-name="T1"><text:s text:c="20"/>std::cout &lt;&lt; "Inserted Pentagon" &lt;&lt; std::endl;</text:span></text:p>
      <text:p text:style-name="P117"><text:span text:style-name="T1"/></text:p>
      <text:p text:style-name="P117"><text:span text:style-name="T1"><text:s text:c="20"/>int side = distFigureParam(generator);</text:span></text:p>
      <text:p text:style-name="P117"><text:span text:style-name="T1"><text:s text:c="20"/>std::shared_ptr&lt;Figure&gt; ptr = std::make_shared&lt;Octagon&gt;(Octagon(side));</text:span></text:p>
      <text:p text:style-name="P117"><text:span text:style-name="T1"><text:s text:c="20"/>list.PushFirst(ptr);</text:span></text:p>
      <text:p text:style-name="P117"><text:span text:style-name="T1"/></text:p>
      <text:p text:style-name="P117"><text:span text:style-name="T1"><text:s text:c="20"/>break;</text:span></text:p>
      <text:p text:style-name="P117"><text:span text:style-name="T1"><text:s text:c="16"/>}</text:span></text:p>
      <text:p text:style-name="P117"><text:span text:style-name="T1"/></text:p>
      <text:p text:style-name="P117"><text:span text:style-name="T1"><text:s text:c="16"/>case 3: {</text:span></text:p>
      <text:p text:style-name="P117"><text:span text:style-name="T1"><text:s text:c="20"/>std::cout &lt;&lt; "Inserted Rhombus" &lt;&lt; std::endl;</text:span></text:p>
      <text:p text:style-name="P117"><text:span text:style-name="T1"><text:s text:c="20"/>int side = distFigureParam(generator);</text:span></text:p>
      <text:p text:style-name="P117"><text:span text:style-name="T1"><text:s text:c="20"/>std::shared_ptr&lt;Figure&gt; ptr = std::make_shared&lt;Foursquare&gt;(Foursquare(side));</text:span></text:p>
      <text:p text:style-name="P117"><text:span text:style-name="T1"/></text:p>
      <text:p text:style-name="P117"><text:span text:style-name="T1"><text:s text:c="20"/>list.PushFirst(ptr);</text:span></text:p>
      <text:p text:style-name="P117"><text:span text:style-name="T1"/></text:p>
      <text:p text:style-name="P117"><text:span text:style-name="T1"><text:s text:c="20"/>break;</text:span></text:p>
      <text:p text:style-name="P117"><text:span text:style-name="T1"><text:s text:c="16"/>}</text:span></text:p>
      <text:p text:style-name="P117"><text:span text:style-name="T1"><text:s text:c="12"/>}</text:span></text:p>
      <text:p text:style-name="P117"><text:span text:style-name="T1"><text:s text:c="8"/>}</text:span></text:p>
      <text:p text:style-name="P117"><text:span text:style-name="T1"><text:s text:c="4"/>};</text:span></text:p>
      <text:p text:style-name="P117"><text:span text:style-name="T1"/></text:p>
      <text:p text:style-name="P117"><text:span text:style-name="T1"/></text:p>
      <text:p text:style-name="P117"><text:span text:style-name="T1"><text:s text:c="4"/>Command cmdRemove = [&amp;]() {</text:span></text:p>
      <text:p text:style-name="P117"><text:span text:style-name="T1"><text:s text:c="8"/>std::lock_guard&lt;std::mutex&gt; guard(mtx);</text:span></text:p>
      <text:p text:style-name="P120"><text:span text:style-name="T1"><text:page-number text:select-page="current">76</text:page-number></text:span></text:p>
      <text:p text:style-name="P117"><text:soft-page-break/><text:span text:style-name="T1"><text:s text:c="8"/>std::cout &lt;&lt; "Command: Remove" &lt;&lt; std::endl;</text:span></text:p>
      <text:p text:style-name="P117"><text:span text:style-name="T1"/></text:p>
      <text:p text:style-name="P117"><text:span text:style-name="T1"><text:s text:c="8"/>if (list.IsEmpty()) {</text:span></text:p>
      <text:p text:style-name="P117"><text:span text:style-name="T1"><text:s text:c="12"/>std::cout &lt;&lt; "</text:span><text:span text:style-name="T12">Vecotr</text:span><text:span text:style-name="T1"> is empty" &lt;&lt; std::endl;</text:span></text:p>
      <text:p text:style-name="P117"><text:span text:style-name="T1"><text:s text:c="8"/>} else {</text:span></text:p>
      <text:p text:style-name="P117"><text:span text:style-name="T1"><text:s text:c="12"/>uint32_t seed = std::chrono::system_clock::now().time_since_epoch().count();</text:span></text:p>
      <text:p text:style-name="P117"><text:span text:style-name="T1"/></text:p>
      <text:p text:style-name="P117"><text:span text:style-name="T1"><text:s text:c="12"/>std::default_random_engine generator(seed);</text:span></text:p>
      <text:p text:style-name="P117"><text:span text:style-name="T1"><text:s text:c="12"/>std::uniform_int_distribution&lt;int&gt; distSquare(1, 150);</text:span></text:p>
      <text:p text:style-name="P117"><text:span text:style-name="T1"><text:s text:c="12"/>double sqr = distSquare(generator);</text:span></text:p>
      <text:p text:style-name="P117"><text:span text:style-name="T1"><text:s text:c="12"/>std::cout &lt;&lt; "Lesser than " &lt;&lt; sqr &lt;&lt; std::endl;</text:span></text:p>
      <text:p text:style-name="P117"><text:span text:style-name="T1"/></text:p>
      <text:p text:style-name="P117"><text:span text:style-name="T1"><text:s text:c="12"/>for (int32_t i = 0; i &lt; 5; ++i) {</text:span></text:p>
      <text:p text:style-name="P117"><text:span text:style-name="T1"><text:s text:c="16"/>auto iter = list.begin();</text:span></text:p>
      <text:p text:style-name="P117"><text:span text:style-name="T1"><text:s text:c="16"/>for (int32_t k = 0; k &lt; list.GetLength(); ++k) {</text:span></text:p>
      <text:p text:style-name="P117"><text:span text:style-name="T1"><text:s text:c="20"/>if (iter-&gt;Square() &lt; sqr) {</text:span></text:p>
      <text:p text:style-name="P117"><text:span text:style-name="T1"><text:s text:c="24"/>list.Pop(k);</text:span></text:p>
      <text:p text:style-name="P117"><text:span text:style-name="T1"><text:s text:c="24"/>break;</text:span></text:p>
      <text:p text:style-name="P117"><text:span text:style-name="T1"><text:s text:c="20"/>}</text:span></text:p>
      <text:p text:style-name="P117"><text:span text:style-name="T1"><text:s text:c="20"/>++iter;</text:span></text:p>
      <text:p text:style-name="P117"><text:span text:style-name="T1"><text:s text:c="16"/>}</text:span></text:p>
      <text:p text:style-name="P117"><text:span text:style-name="T1"><text:s text:c="12"/>}</text:span></text:p>
      <text:p text:style-name="P117"><text:span text:style-name="T1"><text:s text:c="8"/>}</text:span></text:p>
      <text:p text:style-name="P117"><text:span text:style-name="T1"><text:s text:c="4"/>};</text:span></text:p>
      <text:p text:style-name="P117"><text:span text:style-name="T1"/></text:p>
      <text:p text:style-name="P117"><text:span text:style-name="T1"><text:s text:c="4"/>Command cmdPrint = [&amp;]() {</text:span></text:p>
      <text:p text:style-name="P117"><text:span text:style-name="T1"><text:s text:c="8"/>std::lock_guard&lt;std::mutex&gt; guard(mtx);</text:span></text:p>
      <text:p text:style-name="P117"><text:span text:style-name="T1"/></text:p>
      <text:p text:style-name="P117"><text:span text:style-name="T1"><text:s text:c="8"/>std::cout &lt;&lt; "Command: Print" &lt;&lt; std::endl;</text:span></text:p>
      <text:p text:style-name="P117"><text:span text:style-name="T1"><text:s text:c="8"/>if(!list.IsEmpty()) {</text:span></text:p>
      <text:p text:style-name="P117"><text:span text:style-name="T1"><text:s text:c="12"/>std::cout &lt;&lt; list &lt;&lt; std::endl;</text:span></text:p>
      <text:p text:style-name="P117"><text:span text:style-name="T1"><text:s text:c="8"/>} else {</text:span></text:p>
      <text:p text:style-name="P117"><text:span text:style-name="T1"><text:s text:c="12"/>std::cout &lt;&lt; "List is empty." &lt;&lt; std::endl;</text:span></text:p>
      <text:p text:style-name="P117"><text:span text:style-name="T1"><text:s text:c="8"/>}</text:span></text:p>
      <text:p text:style-name="P117"><text:span text:style-name="T1"><text:s text:c="4"/>};</text:span></text:p>
      <text:p text:style-name="P117"><text:span text:style-name="T1"><text:s text:c="4"/>nlist.Push(std::shared_ptr&lt;Command&gt;(&amp;cmdInsert, [](Command*){}));</text:span></text:p>
      <text:p text:style-name="P117"><text:span text:style-name="T1"><text:s text:c="4"/>nlist.Push(std::shared_ptr&lt;Command&gt;(&amp;cmdPrint, [](Command*){}));</text:span></text:p>
      <text:p text:style-name="P117"><text:span text:style-name="T1"><text:s text:c="4"/>nlist.Push(std::shared_ptr&lt;Command&gt;(&amp;cmdRemove, [](Command*){}));</text:span></text:p>
      <text:p text:style-name="P117"><text:span text:style-name="T1"><text:s text:c="4"/>nlist.Push(std::shared_ptr&lt;Command&gt;(&amp;cmdPrint, [](Command*){}));</text:span></text:p>
      <text:p text:style-name="P117"><text:span text:style-name="T1"><text:s text:c="4"/></text:span></text:p>
      <text:p text:style-name="P117"><text:span text:style-name="T1"/></text:p>
      <text:p text:style-name="P117"><text:span text:style-name="T1"><text:s text:c="4"/>while (!nlist.IsEmpty()) {</text:span></text:p>
      <text:p text:style-name="P117"><text:span text:style-name="T1"><text:s text:c="8"/>std::shared_ptr&lt;Command&gt; cmd = nlist.Top();</text:span></text:p>
      <text:p text:style-name="P117"><text:span text:style-name="T1"><text:s text:c="8"/>std::future&lt;void&gt; ft = std::async(*cmd);</text:span></text:p>
      <text:p text:style-name="P119"><text:span text:style-name="T1"><text:s text:c="7"/></text:span><text:span text:style-name="T1"><text:page-number text:select-page="current">77</text:page-number></text:span></text:p>
      <text:p text:style-name="P118"><text:soft-page-break/><text:span text:style-name="T1"><text:s/>ft.get();</text:span></text:p>
      <text:p text:style-name="P117"><text:span text:style-name="T1"><text:s text:c="8"/>nlist.Pop();</text:span></text:p>
      <text:p text:style-name="P117"><text:span text:style-name="T1"><text:s text:c="4"/>}</text:span></text:p>
      <text:p text:style-name="P117"><text:span text:style-name="T1"/></text:p>
      <text:p text:style-name="P117"><text:span text:style-name="T1"><text:s text:c="4"/>return 0;</text:span></text:p>
      <text:p text:style-name="P117"><text:span text:style-name="T1">}</text:span></text:p>
      <text:p text:style-name="P117"><text:span text:style-name="T1"/></text:p>
      <text:p text:style-name="P117"><text:span text:style-name="T1"><text:s/></text:span><text:span text:style-name="T13">Vector.h</text:span></text:p>
      <text:p text:style-name="P117"><text:span text:style-name="T13"/></text:p>
      <text:p text:style-name="P121">#ifndef VECTOR_H</text:p>
      <text:p text:style-name="P121">#define VECTOR_H</text:p>
      <text:p text:style-name="P121"/>
      <text:p text:style-name="P121">#include &lt;memory&gt;</text:p>
      <text:p text:style-name="P121">#include &lt;future&gt;</text:p>
      <text:p text:style-name="P121">#include &lt;mutex&gt;</text:p>
      <text:p text:style-name="P121">#include &lt;thread&gt;</text:p>
      <text:p text:style-name="P121">#include &lt;iostream&gt;</text:p>
      <text:p text:style-name="P121">#include &lt;functional&gt;</text:p>
      <text:p text:style-name="P121"/>
      <text:p text:style-name="P121"/>
      <text:p text:style-name="P121">#include "Figure.h"</text:p>
      <text:p text:style-name="P121">#include "Trapeze.h"</text:p>
      <text:p text:style-name="P121">#include "Pentagon.h"</text:p>
      <text:p text:style-name="P121">#include "Rhombus.h"</text:p>
      <text:p text:style-name="P121">#include "Iterator.h"</text:p>
      <text:p text:style-name="P121">#include "TAllocationBlock.h"</text:p>
      <text:p text:style-name="P121"/>
      <text:p text:style-name="P121">template &lt;class T&gt; class TMyVector {</text:p>
      <text:p text:style-name="P121">public:</text:p>
      <text:p text:style-name="P121"><text:s text:c="4"/>TMyVector(int vCap); // конструктор класса</text:p>
      <text:p text:style-name="P121"><text:s text:c="4"/>void Push(std::shared_ptr&lt;T&gt; &amp;temp); // добавление элемента в класс</text:p>
      <text:p text:style-name="P121"><text:s text:c="4"/>void Get(int index); // получение элемента класса</text:p>
      <text:p text:style-name="P121"><text:s text:c="4"/>void Delete(); // удаление последнего элемента класса</text:p>
      <text:p text:style-name="P121"><text:s text:c="4"/>// void Delete(int index); // удаление по индексу </text:p>
      <text:p text:style-name="P121"><text:s text:c="4"/>template &lt;class A&gt; friend std::ostream&amp; operator&lt;&lt;(std::ostream&amp; os,const TMyVector&lt;A&gt;&amp; vector); // вывод в стандартный поток</text:p>
      <text:p text:style-name="P121"><text:s text:c="4"/>~TMyVector(); // деструктор класса</text:p>
      <text:p text:style-name="P121"><text:s text:c="4"/>TIterator&lt;T&gt; begin(); // Установка итератора на начало</text:p>
      <text:p text:style-name="P121"><text:s text:c="4"/>TIterator&lt;T&gt; end(); // Установка итератора на конец</text:p>
      <text:p text:style-name="P121"><text:s text:c="4"/>int GetSize(); // получение размера класса</text:p>
      <text:p text:style-name="P121"><text:s text:c="4"/>void * operator new (size_t size); // переопределенный оператор выделения памяти из кучи</text:p>
      <text:p text:style-name="P121"><text:s text:c="4"/>void operator delete(void *p); // возвращение памяти в кучу</text:p>
      <text:p text:style-name="P121"><text:s text:c="4"/>int MySort(int l, int r);</text:p>
      <text:p text:style-name="P122"><text:s text:c="4"/><text:page-number text:select-page="current">78</text:page-number></text:p>
      <text:p text:style-name="P121"><text:soft-page-break/>void Quicksort_parallel(int l, int r);</text:p>
      <text:p text:style-name="P121"/>
      <text:p text:style-name="P121">private:</text:p>
      <text:p text:style-name="P121"><text:s text:c="4"/>void ResizeVector(std::shared_ptr&lt;T&gt; *&amp;array); // изменение размера вектора</text:p>
      <text:p text:style-name="P121"><text:s text:c="4"/>int size; // текущее количетсво элементов</text:p>
      <text:p text:style-name="P121"><text:s text:c="4"/>int capacity; // выделенное место </text:p>
      <text:p text:style-name="P121"><text:s text:c="4"/>std::shared_ptr&lt;T&gt; *array; // массив</text:p>
      <text:p text:style-name="P121"/>
      <text:p text:style-name="P121"><text:s text:c="4"/>static TAllocationBlock vector_allocator;</text:p>
      <text:p text:style-name="P121">};</text:p>
      <text:p text:style-name="P121"/>
      <text:p text:style-name="P121">#include "Vector.h"</text:p>
      <text:p text:style-name="P121">#include &lt;stdlib.h&gt;</text:p>
      <text:p text:style-name="P121"/>
      <text:p text:style-name="P121">const int INCREASE = 2;</text:p>
      <text:p text:style-name="P121">// конструктор класса</text:p>
      <text:p text:style-name="P121">template &lt;class T&gt; TMyVector&lt;T&gt;::TMyVector(int vCap) {</text:p>
      <text:p text:style-name="P121"><text:s text:c="4"/>array = new std::shared_ptr&lt;T&gt; [vCap];</text:p>
      <text:p text:style-name="P121"><text:s text:c="4"/>size = 0;</text:p>
      <text:p text:style-name="P121"><text:s text:c="4"/>capacity = vCap;</text:p>
      <text:p text:style-name="P121">}</text:p>
      <text:p text:style-name="P121"/>
      <text:p text:style-name="P121">template &lt;class T&gt; TAllocationBlock TMyVector&lt;T&gt;::vector_allocator(sizeof(TMyVector&lt;T&gt;), 100);</text:p>
      <text:p text:style-name="P121"/>
      <text:p text:style-name="P121">template &lt;class T&gt; void TMyVector&lt;T&gt;::Quicksort_parallel(int l, int r) { </text:p>
      <text:p text:style-name="P121"><text:s text:c="4"/>int i = l, j = r; </text:p>
      <text:p text:style-name="P121"><text:s text:c="4"/>int x = l + (r - l) / 2;</text:p>
      <text:p text:style-name="P121"><text:s text:c="4"/>while (i &lt;= j) { </text:p>
      <text:p text:style-name="P121"><text:s text:c="8"/>while (array[i]-&gt;Square() &lt; array[x]-&gt;Square()) {</text:p>
      <text:p text:style-name="P121"><text:s text:c="12"/>i++; </text:p>
      <text:p text:style-name="P121"><text:s text:c="8"/>}</text:p>
      <text:p text:style-name="P121"><text:s text:c="8"/>while (array[j]-&gt;Square() &gt; array[x]-&gt;Square()) {</text:p>
      <text:p text:style-name="P121"><text:s text:c="12"/>j--; </text:p>
      <text:p text:style-name="P121"><text:s text:c="8"/>}</text:p>
      <text:p text:style-name="P121"><text:s text:c="8"/>if (i &lt;= j) { </text:p>
      <text:p text:style-name="P121"><text:s text:c="12"/>std::shared_ptr&lt;Figure&gt; tmp = array[i];</text:p>
      <text:p text:style-name="P121"><text:s text:c="12"/>array[i] = array[j];</text:p>
      <text:p text:style-name="P121"><text:s text:c="12"/>array[j] = tmp;</text:p>
      <text:p text:style-name="P121"><text:s text:c="12"/>i++;</text:p>
      <text:p text:style-name="P121"><text:s text:c="12"/>j--;</text:p>
      <text:p text:style-name="P121"><text:s text:c="8"/>} </text:p>
      <text:p text:style-name="P121"><text:s text:c="4"/>} </text:p>
      <text:p text:style-name="P121"><text:s text:c="4"/>if (i &lt; r) { </text:p>
      <text:p text:style-name="P122"><text:page-number text:select-page="current">79</text:page-number></text:p>
      <text:p text:style-name="P121"><text:soft-page-break/><text:s text:c="8"/>std::packaged_task&lt;void(void)&gt; task(bind(std::mem_fn(&amp;TMyVector&lt;T&gt;::Quicksort_parallel), this, i, r)); </text:p>
      <text:p text:style-name="P121"><text:s text:c="8"/>std::thread tht(move(task)); </text:p>
      <text:p text:style-name="P121"><text:s text:c="8"/>tht.detach(); </text:p>
      <text:p text:style-name="P121"><text:s text:c="4"/>} </text:p>
      <text:p text:style-name="P121"><text:s text:c="4"/>if (l &lt; j) { </text:p>
      <text:p text:style-name="P121"><text:s text:c="8"/>std::packaged_task&lt;void(void)&gt; task(bind(std::mem_fn(&amp;TMyVector&lt;T&gt;::Quicksort_parallel), this, l, j));</text:p>
      <text:p text:style-name="P121"><text:s text:c="8"/>std::thread thtw(move(task)); </text:p>
      <text:p text:style-name="P121"><text:s text:c="8"/>thtw.detach(); </text:p>
      <text:p text:style-name="P121"><text:s text:c="4"/>} </text:p>
      <text:p text:style-name="P121">}</text:p>
      <text:p text:style-name="P121"/>
      <text:p text:style-name="P121">template &lt;class T&gt; int TMyVector&lt;T&gt;::MySort(int l, int r) {</text:p>
      <text:p text:style-name="P121"><text:s text:c="4"/>int x = l + (r - l) / 2;</text:p>
      <text:p text:style-name="P121"><text:s text:c="4"/>int i = l;</text:p>
      <text:p text:style-name="P121"><text:s text:c="4"/>int j = r;</text:p>
      <text:p text:style-name="P121"/>
      <text:p text:style-name="P121"><text:s text:c="4"/>while(i &lt;= j) {</text:p>
      <text:p text:style-name="P121"><text:s text:c="8"/>while(array[i]-&gt;Square() &lt; array[x]-&gt;Square()) {</text:p>
      <text:p text:style-name="P121"><text:s text:c="12"/>i++;</text:p>
      <text:p text:style-name="P121"><text:s text:c="8"/>}</text:p>
      <text:p text:style-name="P121"><text:s text:c="8"/>while(array[j]-&gt;Square() &gt; array[x]-&gt;Square()) {</text:p>
      <text:p text:style-name="P121"><text:s text:c="12"/>j--;</text:p>
      <text:p text:style-name="P121"><text:s text:c="8"/>}</text:p>
      <text:p text:style-name="P121"><text:s text:c="8"/>if(i &lt;= j) {</text:p>
      <text:p text:style-name="P121"><text:s text:c="12"/>std::shared_ptr&lt;Figure&gt; tmp = array[i];</text:p>
      <text:p text:style-name="P121"><text:s text:c="12"/>array[i] = array[j];</text:p>
      <text:p text:style-name="P121"><text:s text:c="12"/>array[j] = tmp;</text:p>
      <text:p text:style-name="P121"><text:s text:c="12"/>i++;</text:p>
      <text:p text:style-name="P121"><text:s text:c="12"/>j--;</text:p>
      <text:p text:style-name="P121"><text:s text:c="8"/>}</text:p>
      <text:p text:style-name="P121"><text:s text:c="4"/>}</text:p>
      <text:p text:style-name="P121"><text:s text:c="4"/>if (i &lt; r) {</text:p>
      <text:p text:style-name="P121"><text:s text:c="8"/>MySort(i, r);</text:p>
      <text:p text:style-name="P121"><text:s text:c="4"/>}</text:p>
      <text:p text:style-name="P121"><text:s text:c="4"/></text:p>
      <text:p text:style-name="P121"><text:s text:c="4"/>if (l &lt; j) {</text:p>
      <text:p text:style-name="P121"><text:s text:c="8"/>MySort(l, j);</text:p>
      <text:p text:style-name="P121"><text:s text:c="4"/>}</text:p>
      <text:p text:style-name="P121"><text:s text:c="4"/>return 0;</text:p>
      <text:p text:style-name="P121">}</text:p>
      <text:p text:style-name="P121"/>
      <text:p text:style-name="P121">// изменение размера вектора</text:p>
      <text:p text:style-name="P122"><text:page-number text:select-page="current">80</text:page-number></text:p>
      <text:p text:style-name="P121"><text:soft-page-break/>template &lt;class T&gt; void TMyVector&lt;T&gt;::ResizeVector(std::shared_ptr&lt;T&gt; *&amp;array) {</text:p>
      <text:p text:style-name="P121"><text:s text:c="4"/>capacity *= INCREASE;</text:p>
      <text:p text:style-name="P121"><text:s text:c="4"/>std::shared_ptr&lt;T&gt; *tmp = new std::shared_ptr&lt;T&gt; [capacity];</text:p>
      <text:p text:style-name="P121"><text:s text:c="4"/>for(int i = 0; i &lt; size; ++i) {</text:p>
      <text:p text:style-name="P121"><text:s text:c="8"/>tmp[i] = array[i];</text:p>
      <text:p text:style-name="P121"><text:s text:c="8"/>array[i] = nullptr;</text:p>
      <text:p text:style-name="P121"><text:s text:c="4"/>}</text:p>
      <text:p text:style-name="P121"><text:s text:c="4"/>delete [] array;</text:p>
      <text:p text:style-name="P121"><text:s text:c="4"/>array = nullptr;</text:p>
      <text:p text:style-name="P121"><text:s text:c="4"/>array = tmp;</text:p>
      <text:p text:style-name="P121"><text:s text:c="4"/>tmp = nullptr;</text:p>
      <text:p text:style-name="P121">}</text:p>
      <text:p text:style-name="P121">// добавление элемента в класс</text:p>
      <text:p text:style-name="P121">template &lt;class T&gt; void TMyVector&lt;T&gt;::Push(std::shared_ptr&lt;T&gt; &amp;temp) {</text:p>
      <text:p text:style-name="P121"><text:s text:c="4"/>if(size == capacity) {</text:p>
      <text:p text:style-name="P121"><text:s text:c="8"/>ResizeVector(array);</text:p>
      <text:p text:style-name="P121"><text:s text:c="4"/>}</text:p>
      <text:p text:style-name="P121"><text:s text:c="4"/>array[size] = temp;</text:p>
      <text:p text:style-name="P121"><text:s text:c="4"/>++size;</text:p>
      <text:p text:style-name="P121">}</text:p>
      <text:p text:style-name="P121">// получение элемента класса</text:p>
      <text:p text:style-name="P121">template &lt;class T&gt; void TMyVector&lt;T&gt;::Get(int index) {</text:p>
      <text:p text:style-name="P121"><text:s text:c="4"/>array[index]-&gt;Print();</text:p>
      <text:p text:style-name="P121">}</text:p>
      <text:p text:style-name="P121">// удаление последнего элемента класса</text:p>
      <text:p text:style-name="P121">template &lt;class T&gt; void TMyVector&lt;T&gt;::Delete() {</text:p>
      <text:p text:style-name="P121"><text:s text:c="4"/>array[--size]-&gt;~T();</text:p>
      <text:p text:style-name="P121">}</text:p>
      <text:p text:style-name="P121">// new для своего аллокатора</text:p>
      <text:p text:style-name="P121">template &lt;class T&gt; void * TMyVector&lt;T&gt;::operator new (size_t size) {</text:p>
      <text:p text:style-name="P121"><text:s text:c="4"/>return vector_allocator.allocate();</text:p>
      <text:p text:style-name="P121">}</text:p>
      <text:p text:style-name="P121">// delete для своего аллокатора</text:p>
      <text:p text:style-name="P121">template &lt;class T&gt; void TMyVector&lt;T&gt;::operator delete(void *p) {</text:p>
      <text:p text:style-name="P121"><text:s text:c="4"/>vector_allocator.deallocate(p);</text:p>
      <text:p text:style-name="P121">}</text:p>
      <text:p text:style-name="P121"/>
      <text:p text:style-name="P121">// Установка итератора на начало</text:p>
      <text:p text:style-name="P121">template &lt;class T&gt; TIterator&lt;T&gt; TMyVector&lt;T&gt;::begin() {</text:p>
      <text:p text:style-name="P121"><text:s text:c="4"/>return TIterator&lt;T&gt;(array);</text:p>
      <text:p text:style-name="P121">}</text:p>
      <text:p text:style-name="P121">// Установка итератора на конец</text:p>
      <text:p text:style-name="P121">template &lt;class T&gt; TIterator&lt;T&gt; TMyVector&lt;T&gt;::end() {</text:p>
      <text:p text:style-name="P122"><text:s text:c="3"/><text:page-number text:select-page="current">81</text:page-number></text:p>
      <text:p text:style-name="P121"><text:soft-page-break/><text:s/>return TIterator&lt;T&gt;(array + size);</text:p>
      <text:p text:style-name="P121">}</text:p>
      <text:p text:style-name="P121">// деструктор класса</text:p>
      <text:p text:style-name="P121">template &lt;class T&gt; TMyVector&lt;T&gt;::~TMyVector() {</text:p>
      <text:p text:style-name="P121"><text:s text:c="4"/>for(int i = 0; i &lt; size; ++i) {</text:p>
      <text:p text:style-name="P121"><text:s text:c="8"/>array[i] = nullptr;</text:p>
      <text:p text:style-name="P121"><text:s text:c="4"/>}</text:p>
      <text:p text:style-name="P121"><text:s text:c="4"/>delete [] array;</text:p>
      <text:p text:style-name="P121"><text:s text:c="4"/>array = nullptr;</text:p>
      <text:p text:style-name="P121"><text:s text:c="4"/>capacity = size = 0;</text:p>
      <text:p text:style-name="P121">}</text:p>
      <text:p text:style-name="P121">// вывод в стандартный поток</text:p>
      <text:p text:style-name="P121">template &lt;class T&gt; std::ostream&amp; operator&lt;&lt;(std::ostream&amp; os, const TMyVector&lt;T&gt;&amp; vector) {</text:p>
      <text:p text:style-name="P121"><text:s text:c="4"/>for(int i = 0; i &lt; vector.size; ++i) {</text:p>
      <text:p text:style-name="P121"><text:s text:c="8"/>vector.array[i]-&gt;Print();</text:p>
      <text:p text:style-name="P121"><text:s text:c="4"/>}</text:p>
      <text:p text:style-name="P121"><text:s text:c="4"/>return os;</text:p>
      <text:p text:style-name="P121">}</text:p>
      <text:p text:style-name="P121">// получение размера класса</text:p>
      <text:p text:style-name="P121">template &lt;class T&gt; int TMyVector&lt;T&gt;::GetSize() {</text:p>
      <text:p text:style-name="P121"><text:s text:c="4"/>return size;</text:p>
      <text:p text:style-name="P121">}</text:p>
      <text:p text:style-name="P121"/>
      <text:p text:style-name="P121">#endif</text:p>
      <text:p text:style-name="P128">ВСЕ ОСТАЛЬНЫЕ МЕТОДЫ ФИГУР И КЛАССЫ ОСТАЮТСЯ НЕИЗМЕННЫМИ</text:p>
      <text:p text:style-name="P128"/>
      <text:p text:style-name="P121">Тесты:</text:p>
      <text:p text:style-name="P121"/>
      <text:p text:style-name="P121"><text:span text:style-name="T1">lowban777@lowban:~/Рабочий стол/OOP/laba9$ ./lab9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Insert</text:span></text:p>
      <text:p text:style-name="P121"><text:span text:style-name="T1">Inserted Rhombus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Print</text:span></text:p>
      <text:p text:style-name="P121"><text:span text:style-name="T1">idx: 0 <text:s text:c="2"/>Side A = 2, side B = 7, side C = 2, type: Trapeze</text:span></text:p>
      <text:p text:style-name="P121"><text:span text:style-name="T1"/></text:p>
      <text:p text:style-name="P122"><text:span text:style-name="T1"><text:page-number text:select-page="current">82</text:page-number></text:span></text:p>
      <text:p text:style-name="P121"><text:soft-page-break/><text:span text:style-name="T1">idx: 1 <text:s text:c="2"/>Side A = 5, side B = 6, side C = 6, type: Trapeze</text:span></text:p>
      <text:p text:style-name="P121"><text:span text:style-name="T1"/></text:p>
      <text:p text:style-name="P121"><text:span text:style-name="T1">idx: 2 <text:s text:c="2"/>Side = 3, type: Rhombus</text:span></text:p>
      <text:p text:style-name="P121"><text:span text:style-name="T1"/></text:p>
      <text:p text:style-name="P121"><text:span text:style-name="T1">idx: 3 <text:s text:c="2"/>Side A = 8, side B = 2, side C = 7, type: Trapeze</text:span></text:p>
      <text:p text:style-name="P121"><text:span text:style-name="T1"/></text:p>
      <text:p text:style-name="P121"><text:span text:style-name="T1">idx: 4 <text:s text:c="2"/>Side A = 1, side B = 6, side C = 9, type: Trapeze</text:span></text:p>
      <text:p text:style-name="P121"><text:span text:style-name="T1"/></text:p>
      <text:p text:style-name="P121"><text:span text:style-name="T1"/></text:p>
      <text:p text:style-name="P121"><text:span text:style-name="T1">Command: Remove</text:span></text:p>
      <text:p text:style-name="P121"><text:span text:style-name="T1">Lesser than 78</text:span></text:p>
      <text:p text:style-name="P121"><text:span text:style-name="T1">Command: Print</text:span></text:p>
      <text:p text:style-name="P121"><text:span text:style-name="T1">idx: 0 <text:s text:c="2"/>Side A = 2, side B = 7, side C = 2, type: Trapeze</text:span></text:p>
      <text:p text:style-name="P121"><text:span text:style-name="T1"/></text:p>
      <text:p text:style-name="P121"><text:span text:style-name="T1">idx: 1 <text:s text:c="2"/>Side A = 1, side B = 6, side C = 9, type: Trapeze</text:span></text:p>
      <text:p text:style-name="P121"><text:span text:style-name="T1"/></text:p>
      <text:p text:style-name="P121"><text:span text:style-name="T1"/></text:p>
      <text:p text:style-name="P121"><text:span text:style-name="T1">lowban777@lowban:~/Рабочий стол/OOP/laba9$ ./lab9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Insert</text:span></text:p>
      <text:p text:style-name="P121"><text:span text:style-name="T1">Inserted Pentagon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Insert</text:span></text:p>
      <text:p text:style-name="P121"><text:span text:style-name="T1">Inserted Trapeze</text:span></text:p>
      <text:p text:style-name="P121"><text:span text:style-name="T1">Command: Print</text:span></text:p>
      <text:p text:style-name="P121"><text:span text:style-name="T1">idx: 0 <text:s text:c="2"/>Side A = 4, side B = 6, side C = 8, type: Trapeze</text:span></text:p>
      <text:p text:style-name="P121"><text:span text:style-name="T1"/></text:p>
      <text:p text:style-name="P121"><text:span text:style-name="T1">idx: 1 <text:s text:c="2"/>Side A = 7, side B = 2, side C = 1, type: Trapeze</text:span></text:p>
      <text:p text:style-name="P121"><text:span text:style-name="T1"/></text:p>
      <text:p text:style-name="P121"><text:span text:style-name="T1">idx: 2 <text:s text:c="2"/>Side = 10, type: Pentagon</text:span></text:p>
      <text:p text:style-name="P121"><text:span text:style-name="T1"/></text:p>
      <text:p text:style-name="P121"><text:span text:style-name="T1">idx: 3 <text:s text:c="2"/>Side A = 5, side B = 7, side C = 3, type: Trapeze</text:span></text:p>
      <text:p text:style-name="P121"><text:span text:style-name="T1"/></text:p>
      <text:p text:style-name="P121"><text:span text:style-name="T1">idx: 4 <text:s text:c="2"/>Side A = 9, side B = 6, side C = 3, type: Trapeze</text:span></text:p>
      <text:p text:style-name="P121"><text:span text:style-name="T1"/></text:p>
      <text:p text:style-name="P121"><text:span text:style-name="T1">Command: Remove</text:span></text:p>
      <text:p text:style-name="P121"><text:span text:style-name="T1">Lesser than 82</text:span></text:p>
      <text:p text:style-name="P121"><text:span text:style-name="T1">Command: Print</text:span></text:p>
      <text:p text:style-name="P121"><text:span text:style-name="T1">idx: 0 <text:s text:c="2"/>Side A = 7, side B = 2, side C = 1, type: Trapeze</text:span></text:p>
      <text:p text:style-name="P121"><text:span text:style-name="T1">idx: 1 <text:s text:c="2"/>Side = 10, type: Pentagon</text:span></text:p>
      <text:p text:style-name="P122"><text:span text:style-name="T1"><text:page-number text:select-page="current">83</text:page-number></text:span></text:p>
      <text:p text:style-name="P20"><text:soft-page-break/>Выводы по курсу “Объектно-ориентированное программирование”</text:p>
      <text:p text:style-name="P20"/>
      <text:p text:style-name="P57">В этом семестре я познакомился с новой “Объектно-ориентированной”</text:p>
      <text:p text:style-name="P57">парадигмой программирования. Это методология программирования,</text:p>
      <text:p text:style-name="P57">основанная на представлении программы в виде совокупности объектов,</text:p>
      <text:p text:style-name="P57">каждый из которых является экземпляром определенного класса, а классы</text:p>
      <text:p text:style-name="P57">образуют иерархию наследования. Курс представлял собой полноценный</text:p>
      <text:p text:style-name="P57">проект, который мы создавали на протяжении семестра. Каждая лабораторная</text:p>
      <text:p text:style-name="P57">работа был связана с предыдущей, что позволяло находить и исправлять</text:p>
      <text:p text:style-name="P57">недочеты в прошлых работах. Эта практика очень полезна, так как она</text:p>
      <text:p text:style-name="P57">позволяет нам научиться работать над “долгостроем”. Мною было сделано 8</text:p>
      <text:p text:style-name="P57">лабораторных работ:</text:p>
      <text:p text:style-name="P57"/>
      <text:p text:style-name="P57">I. Лабораторная работа</text:p>
      <text:p text:style-name="P57">• Изучение базовых понятий ООП.</text:p>
      <text:p text:style-name="P57">• Знакомство с классами в C++.</text:p>
      <text:p text:style-name="P57">• Знакомство с перегрузкой операторов.</text:p>
      <text:p text:style-name="P57">• Знакомство с дружественными функциями.</text:p>
      <text:p text:style-name="P57">II. Лабораторная работа</text:p>
      <text:p text:style-name="P57">• Создание простых динамических структур данных.</text:p>
      <text:p text:style-name="P57">• Закрепление навыков работы с классами.</text:p>
      <text:p text:style-name="P57">• Работа с объектами, передаваемыми «по значению».</text:p>
      <text:p text:style-name="P57">III. Лабораторная работа</text:p>
      <text:p text:style-name="P57">• Закрепление навыков работы с классами.</text:p>
      <text:p text:style-name="P57">• Знакомство с умными указателями</text:p>
      <text:p text:style-name="P57">IV. Лабораторная работа</text:p>
      <text:p text:style-name="P57">• Построение шаблонов динамических структур данных.</text:p>
      <text:p text:style-name="P57">• Знакомство с шаблонами классов.</text:p>
      <text:p text:style-name="P57">V. Лабораторная работа</text:p>
      <text:p text:style-name="P57">• Построение итераторов для динамических структур данных.</text:p>
      <text:p text:style-name="P57">• Закрепление навыков работы с шаблонами классов.</text:p>
      <text:p text:style-name="P57">VI. Лабораторная работа</text:p>
      <text:p text:style-name="P57">• Создание аллокаторов памяти для динамических структур данных.</text:p>
      <text:p text:style-name="P57">• Закрепление навыков по работе с памятью в С++.</text:p>
      <text:p text:style-name="P57">VII. Лабораторная работа</text:p>
      <text:p text:style-name="P57">• Создание сложных динамических структур данных.</text:p>
      <text:p text:style-name="P57">• Закрепление принципа OCP.</text:p>
      <text:p text:style-name="P57">VIII. Лабораторная работа</text:p>
      <text:p text:style-name="P57">• Знакомство с параллельным программированием в C++.</text:p>
      <text:p text:style-name="P121">IX. Лабораторная работа</text:p>
      <text:p text:style-name="P140"><text:span text:style-name="T1">●</text:span><text:span text:style-name="T14"> Знакомство с автоматическим выполнением программы.</text:span></text:p>
      <text:p text:style-name="P57">Надеюсь, что дальше будет так же все интересно.</text:p>
      <text:p text:style-name="P58"><text:page-number text:select-page="current">84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0:24:37.895439522</meta:creation-date>
    <dc:date>2018-12-28T10:34:54.848182284</dc:date>
    <meta:editing-duration>PT8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84" meta:paragraph-count="2812" meta:word-count="9126" meta:character-count="70193" meta:non-whitespace-character-count="54255"/>
  </office:meta>
</office:document-meta>
</file>